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3701in"/>
    </style:style>
    <style:style style:name="co4" style:family="table-column">
      <style:table-column-properties fo:break-before="auto" style:column-width="3.803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File Name</text:p>
          </table:table-cell>
          <table:table-cell office:value-type="string">
            <text:p>Attributes</text:p>
          </table:table-cell>
        </table:table-row>
        <table:table-row table:style-name="ro1">
          <table:table-cell office:value-type="string">
            <text:p>duck1.jpg</text:p>
          </table:table-cell>
          <table:table-cell office:value-type="string">
            <text:p>[“white”, “beak”, “eye”]</text:p>
          </table:table-cell>
        </table:table-row>
        <table:table-row table:style-name="ro1">
          <table:table-cell office:value-type="string">
            <text:p>duck2.jpg</text:p>
          </table:table-cell>
          <table:table-cell office:value-type="string">
            <text:p>[“white”, “beak”, “leg”, “wing”, “eye”]</text:p>
          </table:table-cell>
        </table:table-row>
        <table:table-row table:style-name="ro1">
          <table:table-cell office:value-type="string">
            <text:p>duck3.jpg</text:p>
          </table:table-cell>
          <table:table-cell office:value-type="string">
            <text:p>[“white”, “beak”, “leg”, “wing”, “eye”]</text:p>
          </table:table-cell>
        </table:table-row>
        <table:table-row table:style-name="ro1">
          <table:table-cell office:value-type="string">
            <text:p>duck4.jpg</text:p>
          </table:table-cell>
          <table:table-cell office:value-type="string">
            <text:p>[“white”, “beak”, “legs”, “eye”]</text:p>
          </table:table-cell>
        </table:table-row>
        <table:table-row table:style-name="ro1">
          <table:table-cell office:value-type="string">
            <text:p>duck5.jpg</text:p>
          </table:table-cell>
          <table:table-cell office:value-type="string">
            <text:p>[“white”, “beak”, “eye”]</text:p>
          </table:table-cell>
        </table:table-row>
        <table:table-row table:style-name="ro1">
          <table:table-cell office:value-type="string">
            <text:p>duck6.jpg</text:p>
          </table:table-cell>
          <table:table-cell office:value-type="string">
            <text:p>[“green”, “beak”, “legs”, “wing”, “eye”]</text:p>
          </table:table-cell>
        </table:table-row>
        <table:table-row table:style-name="ro1">
          <table:table-cell office:value-type="string">
            <text:p>duck7.jpg</text:p>
          </table:table-cell>
          <table:table-cell office:value-type="string">
            <text:p>[“green”, “beak”, “legs”, “wing”, “eye”]</text:p>
          </table:table-cell>
        </table:table-row>
        <table:table-row table:style-name="ro1">
          <table:table-cell office:value-type="string">
            <text:p>duck8.jpg</text:p>
          </table:table-cell>
          <table:table-cell office:value-type="string">
            <text:p>[“green”, “beak”, “legs”, “wing”, “eye”]</text:p>
          </table:table-cell>
        </table:table-row>
        <table:table-row table:style-name="ro1">
          <table:table-cell office:value-type="string">
            <text:p>duck9.jpg</text:p>
          </table:table-cell>
          <table:table-cell office:value-type="string">
            <text:p>[“green”, “beak”, “legs”, “wing”, “eye”]</text:p>
          </table:table-cell>
        </table:table-row>
        <table:table-row table:style-name="ro1">
          <table:table-cell office:value-type="string">
            <text:p>duck10.jpg</text:p>
          </table:table-cell>
          <table:table-cell office:value-type="string">
            <text:p>[“white”, “beak”, “legs”, “eye”]</text:p>
          </table:table-cell>
        </table:table-row>
        <table:table-row table:style-name="ro1">
          <table:table-cell office:value-type="string">
            <text:p>duck11.jpg</text:p>
          </table:table-cell>
          <table:table-cell office:value-type="string">
            <text:p>[“beige”, “beak”, “legs”, “eye”]</text:p>
          </table:table-cell>
        </table:table-row>
        <table:table-row table:style-name="ro1">
          <table:table-cell office:value-type="string">
            <text:p>duck12.jpg</text:p>
          </table:table-cell>
          <table:table-cell office:value-type="string">
            <text:p>[“white”, “beak”, “legs”, “eye”]</text:p>
          </table:table-cell>
        </table:table-row>
        <table:table-row table:style-name="ro1">
          <table:table-cell office:value-type="string">
            <text:p>duck13.jpg</text:p>
          </table:table-cell>
          <table:table-cell office:value-type="string">
            <text:p>[“white”, “beak”, “eye”]</text:p>
          </table:table-cell>
        </table:table-row>
        <table:table-row table:style-name="ro1">
          <table:table-cell office:value-type="string">
            <text:p>duck14.jpg</text:p>
          </table:table-cell>
          <table:table-cell office:value-type="string">
            <text:p>[“green”, “beak”, “eye”]</text:p>
          </table:table-cell>
        </table:table-row>
        <table:table-row table:style-name="ro1">
          <table:table-cell office:value-type="string">
            <text:p>duck15.jpg</text:p>
          </table:table-cell>
          <table:table-cell office:value-type="string">
            <text:p>[“green”, “beak”, “legs”, “wing”, “eye”]</text:p>
          </table:table-cell>
        </table:table-row>
        <table:table-row table:style-name="ro1">
          <table:table-cell office:value-type="string">
            <text:p>duck16.jpg</text:p>
          </table:table-cell>
          <table:table-cell office:value-type="string">
            <text:p>[“yellow”, “beak”, “legs”, “wing”, “eye”]</text:p>
          </table:table-cell>
        </table:table-row>
        <table:table-row table:style-name="ro1">
          <table:table-cell office:value-type="string">
            <text:p>duck17.jpg</text:p>
          </table:table-cell>
          <table:table-cell office:value-type="string">
            <text:p>[“yellow”, “beak”, “legs”, “wing”, “eye”]</text:p>
          </table:table-cell>
        </table:table-row>
        <table:table-row table:style-name="ro1">
          <table:table-cell office:value-type="string">
            <text:p>duck18.jpg</text:p>
          </table:table-cell>
          <table:table-cell office:value-type="string">
            <text:p>[“yellow”, “beak”, “leg”, “eye”]</text:p>
          </table:table-cell>
        </table:table-row>
        <table:table-row table:style-name="ro1">
          <table:table-cell office:value-type="string">
            <text:p>duck19.jpg</text:p>
          </table:table-cell>
          <table:table-cell office:value-type="string">
            <text:p>[“green”, “beak”, “eye”]</text:p>
          </table:table-cell>
        </table:table-row>
        <table:table-row table:style-name="ro1">
          <table:table-cell office:value-type="string">
            <text:p>duck20.jpg</text:p>
          </table:table-cell>
          <table:table-cell office:value-type="string">
            <text:p>[“grey”, “beak”, “leg”, “eye”]</text:p>
          </table:table-cell>
        </table:table-row>
        <table:table-row table:style-name="ro1">
          <table:table-cell office:value-type="string">
            <text:p>duck21.jpg</text:p>
          </table:table-cell>
          <table:table-cell office:value-type="string">
            <text:p>[“black”, “beak”, “eye”]</text:p>
          </table:table-cell>
        </table:table-row>
        <table:table-row table:style-name="ro1">
          <table:table-cell office:value-type="string">
            <text:p>duck22.jpg</text:p>
          </table:table-cell>
          <table:table-cell office:value-type="string">
            <text:p>[“green”, “beak”, “eye”]</text:p>
          </table:table-cell>
        </table:table-row>
        <table:table-row table:style-name="ro1">
          <table:table-cell office:value-type="string">
            <text:p>duck23.jpg</text:p>
          </table:table-cell>
          <table:table-cell office:value-type="string">
            <text:p>[“white”, “beak”, “eye”]</text:p>
          </table:table-cell>
        </table:table-row>
        <table:table-row table:style-name="ro1">
          <table:table-cell office:value-type="string">
            <text:p>duck24.jpg</text:p>
          </table:table-cell>
          <table:table-cell office:value-type="string">
            <text:p>[“black”, “beak”, “legs”, “wing”, “eye”]</text:p>
          </table:table-cell>
        </table:table-row>
        <table:table-row table:style-name="ro1">
          <table:table-cell office:value-type="string">
            <text:p>duck25.jpg</text:p>
          </table:table-cell>
          <table:table-cell office:value-type="string">
            <text:p>[“black”, “beak”, “legs”, “wings”, “eye”]</text:p>
          </table:table-cell>
        </table:table-row>
        <table:table-row table:style-name="ro1">
          <table:table-cell office:value-type="string">
            <text:p>duck26.jpg</text:p>
          </table:table-cell>
          <table:table-cell office:value-type="string">
            <text:p>[“green”, “beak”, “legs”, “wings”, “eye”]</text:p>
          </table:table-cell>
        </table:table-row>
        <table:table-row table:style-name="ro1">
          <table:table-cell office:value-type="string">
            <text:p>duck27.jpg</text:p>
          </table:table-cell>
          <table:table-cell office:value-type="string">
            <text:p>[“brown”, “beak”, “legs”, “wings”, “eye”]</text:p>
          </table:table-cell>
        </table:table-row>
        <table:table-row table:style-name="ro1">
          <table:table-cell office:value-type="string">
            <text:p>duck28.jpg</text:p>
          </table:table-cell>
          <table:table-cell office:value-type="string">
            <text:p>[“green”, “beak”, “legs”, “wings”, “eye”]</text:p>
          </table:table-cell>
        </table:table-row>
        <table:table-row table:style-name="ro1">
          <table:table-cell office:value-type="string">
            <text:p>duck29.jpg</text:p>
          </table:table-cell>
          <table:table-cell office:value-type="string">
            <text:p>[“green”, “beak”, “wing”, “eye”]</text:p>
          </table:table-cell>
        </table:table-row>
        <table:table-row table:style-name="ro1">
          <table:table-cell office:value-type="string">
            <text:p>duck30.jpg</text:p>
          </table:table-cell>
          <table:table-cell office:value-type="string">
            <text:p>[“beige”, “beak”, “wing”, “eye”]</text:p>
          </table:table-cell>
        </table:table-row>
        <table:table-row table:style-name="ro1">
          <table:table-cell office:value-type="string">
            <text:p>duck31.jpg</text:p>
          </table:table-cell>
          <table:table-cell office:value-type="string">
            <text:p>[“beige”, “beak”, “eye”]</text:p>
          </table:table-cell>
        </table:table-row>
        <table:table-row table:style-name="ro1">
          <table:table-cell office:value-type="string">
            <text:p>duck32.jpg</text:p>
          </table:table-cell>
          <table:table-cell office:value-type="string">
            <text:p>[“beige”, “beak”, “wing”, “eye”]</text:p>
          </table:table-cell>
        </table:table-row>
        <table:table-row table:style-name="ro1">
          <table:table-cell office:value-type="string">
            <text:p>duck33.jpg</text:p>
          </table:table-cell>
          <table:table-cell office:value-type="string">
            <text:p>[“green”, “beak”, “legs”, “wings”, “eye”]</text:p>
          </table:table-cell>
        </table:table-row>
        <table:table-row table:style-name="ro1">
          <table:table-cell office:value-type="string">
            <text:p>duck34.jpg</text:p>
          </table:table-cell>
          <table:table-cell office:value-type="string">
            <text:p>[“green”, “beak”, “leg”, “wings”, “eye”]</text:p>
          </table:table-cell>
        </table:table-row>
        <table:table-row table:style-name="ro1">
          <table:table-cell office:value-type="string">
            <text:p>duck35.jpg</text:p>
          </table:table-cell>
          <table:table-cell office:value-type="string">
            <text:p>[“white”, “beak”, “legs”, “wings”, “eye”]</text:p>
          </table:table-cell>
        </table:table-row>
        <table:table-row table:style-name="ro1">
          <table:table-cell office:value-type="string">
            <text:p>duck36.jpg</text:p>
          </table:table-cell>
          <table:table-cell office:value-type="string">
            <text:p>[“grey”, “beak”, “wings”, “eye”]</text:p>
          </table:table-cell>
        </table:table-row>
        <table:table-row table:style-name="ro1">
          <table:table-cell office:value-type="string">
            <text:p>duck37.jpg</text:p>
          </table:table-cell>
          <table:table-cell office:value-type="string">
            <text:p>[“green”, “beak”, “legs”, “wings”, “eye”]</text:p>
          </table:table-cell>
        </table:table-row>
        <table:table-row table:style-name="ro1">
          <table:table-cell office:value-type="string">
            <text:p>duck38.jpg</text:p>
          </table:table-cell>
          <table:table-cell office:value-type="string">
            <text:p>[“green”, “beak”, “legs”, “wings”, “eye”]</text:p>
          </table:table-cell>
        </table:table-row>
        <table:table-row table:style-name="ro1">
          <table:table-cell office:value-type="string">
            <text:p>duck39.jpg</text:p>
          </table:table-cell>
          <table:table-cell office:value-type="string">
            <text:p>[“white”, “beak”, “eye”, “tongue”]</text:p>
          </table:table-cell>
        </table:table-row>
        <table:table-row table:style-name="ro1">
          <table:table-cell office:value-type="string">
            <text:p>duck40.jpg</text:p>
          </table:table-cell>
          <table:table-cell office:value-type="string">
            <text:p>[“white”, “beak”, “eye”, “tongue”]</text:p>
          </table:table-cell>
        </table:table-row>
        <table:table-row table:style-name="ro1">
          <table:table-cell office:value-type="string">
            <text:p>duck41.jpg</text:p>
          </table:table-cell>
          <table:table-cell office:value-type="string">
            <text:p>[“black”, “beak”, “eye”]</text:p>
          </table:table-cell>
        </table:table-row>
        <table:table-row table:style-name="ro1">
          <table:table-cell office:value-type="string">
            <text:p>duck42.jpg</text:p>
          </table:table-cell>
          <table:table-cell office:value-type="string">
            <text:p>[“black”, “beak”, “wings”, “eye”]</text:p>
          </table:table-cell>
        </table:table-row>
        <table:table-row table:style-name="ro1">
          <table:table-cell office:value-type="string">
            <text:p>duck43.jpg</text:p>
          </table:table-cell>
          <table:table-cell office:value-type="string">
            <text:p>[“black”, “beak”, “eye”]</text:p>
          </table:table-cell>
        </table:table-row>
        <table:table-row table:style-name="ro1">
          <table:table-cell office:value-type="string">
            <text:p>duck44.jpg</text:p>
          </table:table-cell>
          <table:table-cell office:value-type="string">
            <text:p>[“green”, “beak”, “legs”, “wing”, “eye”]</text:p>
          </table:table-cell>
        </table:table-row>
        <table:table-row table:style-name="ro1">
          <table:table-cell office:value-type="string">
            <text:p>duck45.jpg</text:p>
          </table:table-cell>
          <table:table-cell office:value-type="string">
            <text:p>[“green”, “beak”, “legs”, “wing”, “eye”]</text:p>
          </table:table-cell>
        </table:table-row>
        <table:table-row table:style-name="ro1">
          <table:table-cell office:value-type="string">
            <text:p>duck46.jpg</text:p>
          </table:table-cell>
          <table:table-cell office:value-type="string">
            <text:p>[“black”, “beak”, “wing”, “eye”]</text:p>
          </table:table-cell>
        </table:table-row>
        <table:table-row table:style-name="ro1">
          <table:table-cell office:value-type="string">
            <text:p>duck47.jpg</text:p>
          </table:table-cell>
          <table:table-cell office:value-type="string">
            <text:p>[“green”, “beak”, “legs”, “wing”, “eye”]</text:p>
          </table:table-cell>
        </table:table-row>
        <table:table-row table:style-name="ro1">
          <table:table-cell office:value-type="string">
            <text:p>duck48.jpg</text:p>
          </table:table-cell>
          <table:table-cell office:value-type="string">
            <text:p>[“grey”, “beak”, “legs”, “wing”, “eye”]</text:p>
          </table:table-cell>
        </table:table-row>
        <table:table-row table:style-name="ro1">
          <table:table-cell office:value-type="string">
            <text:p>duck49.jpg</text:p>
          </table:table-cell>
          <table:table-cell office:value-type="string">
            <text:p>[“white”, “beak”, “wing”, “eye”]</text:p>
          </table:table-cell>
        </table:table-row>
        <table:table-row table:style-name="ro1">
          <table:table-cell office:value-type="string">
            <text:p>duck50.jpg</text:p>
          </table:table-cell>
          <table:table-cell office:value-type="string">
            <text:p>[“white”, “beak”, “legs”, “wing”, “eye”]</text:p>
          </table:table-cell>
        </table:table-row>
        <table:table-row table:style-name="ro1">
          <table:table-cell office:value-type="string">
            <text:p>duck51.jpg</text:p>
          </table:table-cell>
          <table:table-cell office:value-type="string">
            <text:p>[“red”, “beak”, “eye”]</text:p>
          </table:table-cell>
        </table:table-row>
        <table:table-row table:style-name="ro1">
          <table:table-cell office:value-type="string">
            <text:p>duck52.jpg</text:p>
          </table:table-cell>
          <table:table-cell office:value-type="string">
            <text:p>[“red”, “beak”, “eye”]</text:p>
          </table:table-cell>
        </table:table-row>
        <table:table-row table:style-name="ro1">
          <table:table-cell office:value-type="string">
            <text:p>duck53.jpg</text:p>
          </table:table-cell>
          <table:table-cell office:value-type="string">
            <text:p>[“red”, “beak”, “eye”]</text:p>
          </table:table-cell>
        </table:table-row>
        <table:table-row table:style-name="ro1">
          <table:table-cell office:value-type="string">
            <text:p>duck54.jpg</text:p>
          </table:table-cell>
          <table:table-cell office:value-type="string">
            <text:p>[“white”, “beak”, “eye”]</text:p>
          </table:table-cell>
        </table:table-row>
        <table:table-row table:style-name="ro1">
          <table:table-cell office:value-type="string">
            <text:p>duck55.jpg</text:p>
          </table:table-cell>
          <table:table-cell office:value-type="string">
            <text:p>[“yellow”, “beak”, “legs”, “eye”]</text:p>
          </table:table-cell>
        </table:table-row>
        <table:table-row table:style-name="ro1">
          <table:table-cell office:value-type="string">
            <text:p>duck56.jpg</text:p>
          </table:table-cell>
          <table:table-cell office:value-type="string">
            <text:p>[“brown”, “beak”, “leg”, “wings”, “eye”]</text:p>
          </table:table-cell>
        </table:table-row>
        <table:table-row table:style-name="ro1">
          <table:table-cell office:value-type="string">
            <text:p>duck57.jpg</text:p>
          </table:table-cell>
          <table:table-cell office:value-type="string">
            <text:p>[“brown”, “beak”, “legs”, “wings”, “eye”]</text:p>
          </table:table-cell>
        </table:table-row>
        <table:table-row table:style-name="ro1">
          <table:table-cell office:value-type="string">
            <text:p>duck58.jpg</text:p>
          </table:table-cell>
          <table:table-cell office:value-type="string">
            <text:p>[“brown”, “beak”, “leg”, “wings”, “eye”]</text:p>
          </table:table-cell>
        </table:table-row>
        <table:table-row table:style-name="ro1">
          <table:table-cell office:value-type="string">
            <text:p>duck59.jpg</text:p>
          </table:table-cell>
          <table:table-cell office:value-type="string">
            <text:p>[“brown”, “beak”, “wings”, “eye”]</text:p>
          </table:table-cell>
        </table:table-row>
        <table:table-row table:style-name="ro1">
          <table:table-cell office:value-type="string">
            <text:p>duck60.jpg</text:p>
          </table:table-cell>
          <table:table-cell office:value-type="string">
            <text:p>[“white”, “beak”, “legs”, “eye”]</text:p>
          </table:table-cell>
        </table:table-row>
        <table:table-row table:style-name="ro1">
          <table:table-cell office:value-type="string">
            <text:p>duck61.jpg</text:p>
          </table:table-cell>
          <table:table-cell office:value-type="string">
            <text:p>[“white”, “beak”, “legs”, “eye”]</text:p>
          </table:table-cell>
        </table:table-row>
        <table:table-row table:style-name="ro1">
          <table:table-cell office:value-type="string">
            <text:p>duck62.jpg</text:p>
          </table:table-cell>
          <table:table-cell office:value-type="string">
            <text:p>[“white”, “beak”, “leg”, “eye”]</text:p>
          </table:table-cell>
        </table:table-row>
        <table:table-row table:style-name="ro1">
          <table:table-cell office:value-type="string">
            <text:p>duck63.jpg</text:p>
          </table:table-cell>
          <table:table-cell office:value-type="string">
            <text:p>[“white”, “beak”, “eye”]</text:p>
          </table:table-cell>
        </table:table-row>
        <table:table-row table:style-name="ro1">
          <table:table-cell office:value-type="string">
            <text:p>duck64.jpg</text:p>
          </table:table-cell>
          <table:table-cell office:value-type="string">
            <text:p>[“white”, “beak”, “eye”]</text:p>
          </table:table-cell>
        </table:table-row>
        <table:table-row table:style-name="ro1">
          <table:table-cell office:value-type="string">
            <text:p>duck65.jpg</text:p>
          </table:table-cell>
          <table:table-cell office:value-type="string">
            <text:p>[“white”, “beak”, “eye”]</text:p>
          </table:table-cell>
        </table:table-row>
        <table:table-row table:style-name="ro1">
          <table:table-cell office:value-type="string">
            <text:p>duck66.jpg</text:p>
          </table:table-cell>
          <table:table-cell office:value-type="string">
            <text:p>[“white”, “beak”, “eye”]</text:p>
          </table:table-cell>
        </table:table-row>
        <table:table-row table:style-name="ro1">
          <table:table-cell office:value-type="string">
            <text:p>duck67.jpg</text:p>
          </table:table-cell>
          <table:table-cell office:value-type="string">
            <text:p>[“brown”, “beak”, “legs”, “eye”]</text:p>
          </table:table-cell>
        </table:table-row>
        <table:table-row table:style-name="ro1">
          <table:table-cell office:value-type="string">
            <text:p>duck68.jpg</text:p>
          </table:table-cell>
          <table:table-cell office:value-type="string">
            <text:p>[“brown”, “beak”, “eye”]</text:p>
          </table:table-cell>
        </table:table-row>
        <table:table-row table:style-name="ro1">
          <table:table-cell office:value-type="string">
            <text:p>duck69.jpg</text:p>
          </table:table-cell>
          <table:table-cell office:value-type="string">
            <text:p>[“brown”, “beak”, “legs”, “eye”]</text:p>
          </table:table-cell>
        </table:table-row>
        <table:table-row table:style-name="ro1">
          <table:table-cell office:value-type="string">
            <text:p>duck70.jpg</text:p>
          </table:table-cell>
          <table:table-cell office:value-type="string">
            <text:p>[“brown”, “beak”, “eye”]</text:p>
          </table:table-cell>
        </table:table-row>
        <table:table-row table:style-name="ro1">
          <table:table-cell office:value-type="string">
            <text:p>duck71.jpg</text:p>
          </table:table-cell>
          <table:table-cell office:value-type="string">
            <text:p>[“brown”, “beak”, “legs”, “eye”]</text:p>
          </table:table-cell>
        </table:table-row>
        <table:table-row table:style-name="ro1">
          <table:table-cell office:value-type="string">
            <text:p>duck72.jpg</text:p>
          </table:table-cell>
          <table:table-cell office:value-type="string">
            <text:p>[“yellow”, “beak”, “eye”]</text:p>
          </table:table-cell>
        </table:table-row>
        <table:table-row table:style-name="ro1">
          <table:table-cell office:value-type="string">
            <text:p>duck73.jpg</text:p>
          </table:table-cell>
          <table:table-cell office:value-type="string">
            <text:p>[“brown”, “beak”, “legs”, “eye”]</text:p>
          </table:table-cell>
        </table:table-row>
        <table:table-row table:style-name="ro1">
          <table:table-cell office:value-type="string">
            <text:p>duck74.jpg</text:p>
          </table:table-cell>
          <table:table-cell office:value-type="string">
            <text:p>[“green”, “beak”, “eye”]</text:p>
          </table:table-cell>
        </table:table-row>
        <table:table-row table:style-name="ro1">
          <table:table-cell office:value-type="string">
            <text:p>duck75.jpg</text:p>
          </table:table-cell>
          <table:table-cell office:value-type="string">
            <text:p>[“beige”, “beak”, “wings”, “eye”]</text:p>
          </table:table-cell>
        </table:table-row>
        <table:table-row table:style-name="ro1">
          <table:table-cell office:value-type="string">
            <text:p>duck76.jpg</text:p>
          </table:table-cell>
          <table:table-cell office:value-type="string">
            <text:p>[“beige”, “beak”, “legs”, “eye”]</text:p>
          </table:table-cell>
        </table:table-row>
        <table:table-row table:style-name="ro1">
          <table:table-cell office:value-type="string">
            <text:p>duck77.jpg</text:p>
          </table:table-cell>
          <table:table-cell office:value-type="string">
            <text:p>[“white”, “beak”, “legs”, “eye”]</text:p>
          </table:table-cell>
        </table:table-row>
        <table:table-row table:style-name="ro1">
          <table:table-cell office:value-type="string">
            <text:p>duck78.jpg</text:p>
          </table:table-cell>
          <table:table-cell office:value-type="string">
            <text:p>[“brown”, “beak”, “legs”, “eye”]</text:p>
          </table:table-cell>
        </table:table-row>
        <table:table-row table:style-name="ro1">
          <table:table-cell office:value-type="string">
            <text:p>duck79.jpg</text:p>
          </table:table-cell>
          <table:table-cell office:value-type="string">
            <text:p>[“brown”, “beak”, “legs”, “eye”]</text:p>
          </table:table-cell>
        </table:table-row>
        <table:table-row table:style-name="ro1">
          <table:table-cell office:value-type="string">
            <text:p>duck80.jpg</text:p>
          </table:table-cell>
          <table:table-cell office:value-type="string">
            <text:p>[“beige”, “beak”, “legs”, “eye”]</text:p>
          </table:table-cell>
        </table:table-row>
        <table:table-row table:style-name="ro1">
          <table:table-cell office:value-type="string">
            <text:p>duck81.jpg</text:p>
          </table:table-cell>
          <table:table-cell office:value-type="string">
            <text:p>[“brown”, “beak”, “eyes”]</text:p>
          </table:table-cell>
        </table:table-row>
        <table:table-row table:style-name="ro1">
          <table:table-cell office:value-type="string">
            <text:p>duck82.jpg</text:p>
          </table:table-cell>
          <table:table-cell office:value-type="string">
            <text:p>[“yellow”, “beak”, “eye”]</text:p>
          </table:table-cell>
        </table:table-row>
        <table:table-row table:style-name="ro1">
          <table:table-cell office:value-type="string">
            <text:p>duck83.jpg</text:p>
          </table:table-cell>
          <table:table-cell office:value-type="string">
            <text:p>[“brown”, “beak”, “eye”]</text:p>
          </table:table-cell>
        </table:table-row>
        <table:table-row table:style-name="ro1">
          <table:table-cell office:value-type="string">
            <text:p>duck84.jpg</text:p>
          </table:table-cell>
          <table:table-cell office:value-type="string">
            <text:p>[“beige”, “beak”, “legs”, “wing”, “eye”]</text:p>
          </table:table-cell>
        </table:table-row>
        <table:table-row table:style-name="ro1">
          <table:table-cell office:value-type="string">
            <text:p>duck85.jpg</text:p>
          </table:table-cell>
          <table:table-cell office:value-type="string">
            <text:p>[“beige”, “beak”, “legs”, “wing”, “eye”]</text:p>
          </table:table-cell>
        </table:table-row>
        <table:table-row table:style-name="ro1">
          <table:table-cell office:value-type="string">
            <text:p>duck86.jpg</text:p>
          </table:table-cell>
          <table:table-cell office:value-type="string">
            <text:p>[“beige”, “beak”, “eye”]</text:p>
          </table:table-cell>
        </table:table-row>
        <table:table-row table:style-name="ro1">
          <table:table-cell office:value-type="string">
            <text:p>duck87.jpg</text:p>
          </table:table-cell>
          <table:table-cell office:value-type="string">
            <text:p>[“beige”, “beak”, “legs”, “wings”, “eye”]</text:p>
          </table:table-cell>
        </table:table-row>
        <table:table-row table:style-name="ro1">
          <table:table-cell office:value-type="string">
            <text:p>duck88.jpg</text:p>
          </table:table-cell>
          <table:table-cell office:value-type="string">
            <text:p>[“beige”, “beak”, “legs”, “wings”, “eye”]</text:p>
          </table:table-cell>
        </table:table-row>
        <table:table-row table:style-name="ro1">
          <table:table-cell office:value-type="string">
            <text:p>duck89.jpg</text:p>
          </table:table-cell>
          <table:table-cell office:value-type="string">
            <text:p>[“brown”, “beak”, “eye”]</text:p>
          </table:table-cell>
        </table:table-row>
        <table:table-row table:style-name="ro1">
          <table:table-cell office:value-type="string">
            <text:p>duck90.jpg</text:p>
          </table:table-cell>
          <table:table-cell office:value-type="string">
            <text:p>[“brown”, “beak”, “legs”, “eye”]</text:p>
          </table:table-cell>
        </table:table-row>
        <table:table-row table:style-name="ro1">
          <table:table-cell office:value-type="string">
            <text:p>duck91.jpg</text:p>
          </table:table-cell>
          <table:table-cell office:value-type="string">
            <text:p>[“brown”, “beak”, “legs”, “eye”]</text:p>
          </table:table-cell>
        </table:table-row>
        <table:table-row table:style-name="ro1">
          <table:table-cell office:value-type="string">
            <text:p>duck92.jpg</text:p>
          </table:table-cell>
          <table:table-cell office:value-type="string">
            <text:p>[“brown”, “beak”, “legs”, “eye”]</text:p>
          </table:table-cell>
        </table:table-row>
        <table:table-row table:style-name="ro1">
          <table:table-cell office:value-type="string">
            <text:p>duck93.jpg</text:p>
          </table:table-cell>
          <table:table-cell office:value-type="string">
            <text:p>[“grey”, “beak”, “legs”, “eye”]</text:p>
          </table:table-cell>
        </table:table-row>
        <table:table-row table:style-name="ro1">
          <table:table-cell office:value-type="string">
            <text:p>duck94.jpg</text:p>
          </table:table-cell>
          <table:table-cell office:value-type="string">
            <text:p>[“white”, “beak”, “eye”]</text:p>
          </table:table-cell>
        </table:table-row>
        <table:table-row table:style-name="ro1">
          <table:table-cell office:value-type="string">
            <text:p>duck95.jpg</text:p>
          </table:table-cell>
          <table:table-cell office:value-type="string">
            <text:p>[“beige”, “beak”, “eye”]</text:p>
          </table:table-cell>
        </table:table-row>
        <table:table-row table:style-name="ro1">
          <table:table-cell office:value-type="string">
            <text:p>duck96.jpg</text:p>
          </table:table-cell>
          <table:table-cell office:value-type="string">
            <text:p>[“white”, “beak”, “eye”]</text:p>
          </table:table-cell>
        </table:table-row>
        <table:table-row table:style-name="ro1">
          <table:table-cell office:value-type="string">
            <text:p>duck97.jpg</text:p>
          </table:table-cell>
          <table:table-cell office:value-type="string">
            <text:p>[“brown”, “beak”, “legs”, “eye”]</text:p>
          </table:table-cell>
        </table:table-row>
        <table:table-row table:style-name="ro1">
          <table:table-cell office:value-type="string">
            <text:p>duck98.jpg</text:p>
          </table:table-cell>
          <table:table-cell office:value-type="string">
            <text:p>[“brown”, “beak”, “eye”]</text:p>
          </table:table-cell>
        </table:table-row>
        <table:table-row table:style-name="ro1">
          <table:table-cell office:value-type="string">
            <text:p>duck99.jpg</text:p>
          </table:table-cell>
          <table:table-cell office:value-type="string">
            <text:p>[“brown”, “beak”, “legs”, “eye”]</text:p>
          </table:table-cell>
        </table:table-row>
        <table:table-row table:style-name="ro1">
          <table:table-cell office:value-type="string">
            <text:p>duck100.jpg</text:p>
          </table:table-cell>
          <table:table-cell office:value-type="string">
            <text:p>[“beige”, “beak”, “legs”, “eye”]</text:p>
          </table:table-cell>
        </table:table-row>
        <table:table-row table:style-name="ro1">
          <table:table-cell office:value-type="string">
            <text:p>duck101.jpg</text:p>
          </table:table-cell>
          <table:table-cell office:value-type="string">
            <text:p>[“beige”, “beak”, “legs”, “eye”]</text:p>
          </table:table-cell>
        </table:table-row>
        <table:table-row table:style-name="ro1">
          <table:table-cell office:value-type="string">
            <text:p>duck102.jpg</text:p>
          </table:table-cell>
          <table:table-cell office:value-type="string">
            <text:p>[“brown”, “beak”, “eye”]</text:p>
          </table:table-cell>
        </table:table-row>
        <table:table-row table:style-name="ro1">
          <table:table-cell office:value-type="string">
            <text:p>duck103.jpg</text:p>
          </table:table-cell>
          <table:table-cell office:value-type="string">
            <text:p>[“brown”, “beak”, “legs”, “wings”, “eye”]</text:p>
          </table:table-cell>
        </table:table-row>
        <table:table-row table:style-name="ro1">
          <table:table-cell office:value-type="string">
            <text:p>duck104.jpg</text:p>
          </table:table-cell>
          <table:table-cell office:value-type="string">
            <text:p>[“brown”, “beak”, “leg”, “wing”, “eye”]</text:p>
          </table:table-cell>
        </table:table-row>
        <table:table-row table:style-name="ro1">
          <table:table-cell office:value-type="string">
            <text:p>duck105.jpg</text:p>
          </table:table-cell>
          <table:table-cell office:value-type="string">
            <text:p>[“brown”, “beak”, “leg”, “eye”]</text:p>
          </table:table-cell>
        </table:table-row>
        <table:table-row table:style-name="ro1">
          <table:table-cell office:value-type="string">
            <text:p>duck106.jpg</text:p>
          </table:table-cell>
          <table:table-cell office:value-type="string">
            <text:p>[“grey”, “beak”, “legs”, “eye”]</text:p>
          </table:table-cell>
        </table:table-row>
        <table:table-row table:style-name="ro1">
          <table:table-cell office:value-type="string">
            <text:p>duck107.jpg</text:p>
          </table:table-cell>
          <table:table-cell office:value-type="string">
            <text:p>[“black”, “beak”, “legs”, “wing”, “eye”]</text:p>
          </table:table-cell>
        </table:table-row>
        <table:table-row table:style-name="ro1">
          <table:table-cell office:value-type="string">
            <text:p>duck108.jpg</text:p>
          </table:table-cell>
          <table:table-cell office:value-type="string">
            <text:p>[“brown”, “beak”, “legs”, “eye”]</text:p>
          </table:table-cell>
        </table:table-row>
        <table:table-row table:style-name="ro1">
          <table:table-cell office:value-type="string">
            <text:p>duck109.jpg</text:p>
          </table:table-cell>
          <table:table-cell office:value-type="string">
            <text:p>[“brown”, “beak”, “legs”, “eye”]</text:p>
          </table:table-cell>
        </table:table-row>
        <table:table-row table:style-name="ro1">
          <table:table-cell office:value-type="string">
            <text:p>duck110.jpg</text:p>
          </table:table-cell>
          <table:table-cell office:value-type="string">
            <text:p>[“black”, “beak”, “leg”, “eye”]</text:p>
          </table:table-cell>
        </table:table-row>
        <table:table-row table:style-name="ro1">
          <table:table-cell office:value-type="string">
            <text:p>duck111.jpg</text:p>
          </table:table-cell>
          <table:table-cell office:value-type="string">
            <text:p>[“black”, “beak”, “eye”]</text:p>
          </table:table-cell>
        </table:table-row>
        <table:table-row table:style-name="ro1">
          <table:table-cell office:value-type="string">
            <text:p>duck112.jpg</text:p>
          </table:table-cell>
          <table:table-cell office:value-type="string">
            <text:p>[“brown”, “beak”, “eye”]</text:p>
          </table:table-cell>
        </table:table-row>
        <table:table-row table:style-name="ro1">
          <table:table-cell office:value-type="string">
            <text:p>duck113.jpg</text:p>
          </table:table-cell>
          <table:table-cell office:value-type="string">
            <text:p>[“grey”, “beak”, “eye”]</text:p>
          </table:table-cell>
        </table:table-row>
        <table:table-row table:style-name="ro1">
          <table:table-cell office:value-type="string">
            <text:p>duck114.jpg</text:p>
          </table:table-cell>
          <table:table-cell office:value-type="string">
            <text:p>[“grey”, “beak”, “eye”]</text:p>
          </table:table-cell>
        </table:table-row>
        <table:table-row table:style-name="ro1">
          <table:table-cell office:value-type="string">
            <text:p>duck115.jpg</text:p>
          </table:table-cell>
          <table:table-cell office:value-type="string">
            <text:p>[“brown”, “beak”, “eye”]</text:p>
          </table:table-cell>
        </table:table-row>
        <table:table-row table:style-name="ro1">
          <table:table-cell office:value-type="string">
            <text:p>duck116.jpg</text:p>
          </table:table-cell>
          <table:table-cell office:value-type="string">
            <text:p>[“white”, “beak”, “eye”]</text:p>
          </table:table-cell>
        </table:table-row>
        <table:table-row table:style-name="ro1">
          <table:table-cell office:value-type="string">
            <text:p>duck117.jpg</text:p>
          </table:table-cell>
          <table:table-cell office:value-type="string">
            <text:p>[“white”, “beak”, “eye”]</text:p>
          </table:table-cell>
        </table:table-row>
        <table:table-row table:style-name="ro1">
          <table:table-cell office:value-type="string">
            <text:p>duck118.jpg</text:p>
          </table:table-cell>
          <table:table-cell office:value-type="string">
            <text:p>[“white”, “beak”, “eye”]</text:p>
          </table:table-cell>
        </table:table-row>
        <table:table-row table:style-name="ro1">
          <table:table-cell office:value-type="string">
            <text:p>duck119.jpg</text:p>
          </table:table-cell>
          <table:table-cell office:value-type="string">
            <text:p>[“white”, “beak”, “eye”]</text:p>
          </table:table-cell>
        </table:table-row>
        <table:table-row table:style-name="ro1">
          <table:table-cell office:value-type="string">
            <text:p>duck120.jpg</text:p>
          </table:table-cell>
          <table:table-cell office:value-type="string">
            <text:p>[“white”, “beak”, “eye”]</text:p>
          </table:table-cell>
        </table:table-row>
        <table:table-row table:style-name="ro1">
          <table:table-cell office:value-type="string">
            <text:p>duck121.jpg</text:p>
          </table:table-cell>
          <table:table-cell office:value-type="string">
            <text:p>[“white”, “beak”, “eye”]</text:p>
          </table:table-cell>
        </table:table-row>
        <table:table-row table:style-name="ro1">
          <table:table-cell office:value-type="string">
            <text:p>duck122.jpg</text:p>
          </table:table-cell>
          <table:table-cell office:value-type="string">
            <text:p>[“white”, “beak”, “leg”, “wings”, “eye”]</text:p>
          </table:table-cell>
        </table:table-row>
        <table:table-row table:style-name="ro1">
          <table:table-cell office:value-type="string">
            <text:p>duck123.jpg</text:p>
          </table:table-cell>
          <table:table-cell office:value-type="string">
            <text:p>[“white”, “beak”, “eye”]</text:p>
          </table:table-cell>
        </table:table-row>
        <table:table-row table:style-name="ro1">
          <table:table-cell office:value-type="string">
            <text:p>duck124.jpg</text:p>
          </table:table-cell>
          <table:table-cell office:value-type="string">
            <text:p>[“white”, “beak”, “eye”]</text:p>
          </table:table-cell>
        </table:table-row>
        <table:table-row table:style-name="ro1">
          <table:table-cell office:value-type="string">
            <text:p>duck125.jpg</text:p>
          </table:table-cell>
          <table:table-cell office:value-type="string">
            <text:p>[“white”, “beak”, “leg”, “wings”, “eye”]</text:p>
          </table:table-cell>
        </table:table-row>
        <table:table-row table:style-name="ro1">
          <table:table-cell office:value-type="string">
            <text:p>duck126.jpg</text:p>
          </table:table-cell>
          <table:table-cell office:value-type="string">
            <text:p>[“black”, “beak”, “eye”]</text:p>
          </table:table-cell>
        </table:table-row>
        <table:table-row table:style-name="ro1">
          <table:table-cell office:value-type="string">
            <text:p>duck127.jpg</text:p>
          </table:table-cell>
          <table:table-cell office:value-type="string">
            <text:p>[“black”, “beak”, “eye”]</text:p>
          </table:table-cell>
        </table:table-row>
        <table:table-row table:style-name="ro1">
          <table:table-cell office:value-type="string">
            <text:p>duck128.jpg</text:p>
          </table:table-cell>
          <table:table-cell office:value-type="string">
            <text:p>[“black”, “beak”, “eye”]</text:p>
          </table:table-cell>
        </table:table-row>
        <table:table-row table:style-name="ro1">
          <table:table-cell office:value-type="string">
            <text:p>duck129.jpg</text:p>
          </table:table-cell>
          <table:table-cell office:value-type="string">
            <text:p>[“black”, “beak”, “eye”]</text:p>
          </table:table-cell>
        </table:table-row>
        <table:table-row table:style-name="ro1">
          <table:table-cell office:value-type="string">
            <text:p>duck130.jpg</text:p>
          </table:table-cell>
          <table:table-cell office:value-type="string">
            <text:p>[“black”, “beak”, “eye”]</text:p>
          </table:table-cell>
        </table:table-row>
        <table:table-row table:style-name="ro1">
          <table:table-cell office:value-type="string">
            <text:p>duck131.jpg</text:p>
          </table:table-cell>
          <table:table-cell office:value-type="string">
            <text:p>[“green”, “beak”, “eye”]</text:p>
          </table:table-cell>
        </table:table-row>
        <table:table-row table:style-name="ro1">
          <table:table-cell office:value-type="string">
            <text:p>duck132.jpg</text:p>
          </table:table-cell>
          <table:table-cell office:value-type="string">
            <text:p>[“white”, “beak”, “legs”, “eye”]</text:p>
          </table:table-cell>
        </table:table-row>
        <table:table-row table:style-name="ro1">
          <table:table-cell office:value-type="string">
            <text:p>duck133.jpg</text:p>
          </table:table-cell>
          <table:table-cell office:value-type="string">
            <text:p>[“brown”, “beak”, “eye”]</text:p>
          </table:table-cell>
        </table:table-row>
        <table:table-row table:style-name="ro1">
          <table:table-cell office:value-type="string">
            <text:p>duck134.jpg</text:p>
          </table:table-cell>
          <table:table-cell office:value-type="string">
            <text:p>[“brown”, “beak”, “eye”]</text:p>
          </table:table-cell>
        </table:table-row>
        <table:table-row table:style-name="ro1">
          <table:table-cell office:value-type="string">
            <text:p>duck135.jpg</text:p>
          </table:table-cell>
          <table:table-cell office:value-type="string">
            <text:p>[“brown”, “beak”, “eye”]</text:p>
          </table:table-cell>
        </table:table-row>
        <table:table-row table:style-name="ro1">
          <table:table-cell office:value-type="string">
            <text:p>duck136.jpg</text:p>
          </table:table-cell>
          <table:table-cell office:value-type="string">
            <text:p>[“beige”, “beak”, “eye”]</text:p>
          </table:table-cell>
        </table:table-row>
        <table:table-row table:style-name="ro1">
          <table:table-cell office:value-type="string">
            <text:p>duck137.jpg</text:p>
          </table:table-cell>
          <table:table-cell office:value-type="string">
            <text:p>[“brown”, “beak”, “leg”, “eye”]</text:p>
          </table:table-cell>
        </table:table-row>
        <table:table-row table:style-name="ro1">
          <table:table-cell office:value-type="string">
            <text:p>duck138.jpg</text:p>
          </table:table-cell>
          <table:table-cell office:value-type="string">
            <text:p>[“brown”, “beak”, “legs”, “eye”]</text:p>
          </table:table-cell>
        </table:table-row>
        <table:table-row table:style-name="ro1">
          <table:table-cell office:value-type="string">
            <text:p>duck139.jpg</text:p>
          </table:table-cell>
          <table:table-cell office:value-type="string">
            <text:p>[“brown”, “beak”, “wings”, “eye”]</text:p>
          </table:table-cell>
        </table:table-row>
        <table:table-row table:style-name="ro1">
          <table:table-cell office:value-type="string">
            <text:p>duck140.jpg</text:p>
          </table:table-cell>
          <table:table-cell office:value-type="string">
            <text:p>[“beige”, “beak”, “leg”, “wings”, “eye”]</text:p>
          </table:table-cell>
        </table:table-row>
        <table:table-row table:style-name="ro1">
          <table:table-cell office:value-type="string">
            <text:p>duck141.jpg</text:p>
          </table:table-cell>
          <table:table-cell office:value-type="string">
            <text:p>[“brown”, “beak”, “eye”]</text:p>
          </table:table-cell>
        </table:table-row>
        <table:table-row table:style-name="ro1">
          <table:table-cell office:value-type="string">
            <text:p>duck142.jpg</text:p>
          </table:table-cell>
          <table:table-cell office:value-type="string">
            <text:p>[“brown”, “beak”, “legs”, “eye”]</text:p>
          </table:table-cell>
        </table:table-row>
        <table:table-row table:style-name="ro1">
          <table:table-cell office:value-type="string">
            <text:p>duck143.jpg</text:p>
          </table:table-cell>
          <table:table-cell office:value-type="string">
            <text:p>[“black”, “beak”, “eye”]</text:p>
          </table:table-cell>
        </table:table-row>
        <table:table-row table:style-name="ro1">
          <table:table-cell office:value-type="string">
            <text:p>duck144.jpg</text:p>
          </table:table-cell>
          <table:table-cell office:value-type="string">
            <text:p>[“black”, “beak”, “eye”, “tongue”]</text:p>
          </table:table-cell>
        </table:table-row>
        <table:table-row table:style-name="ro1">
          <table:table-cell office:value-type="string">
            <text:p>duck145.jpg</text:p>
          </table:table-cell>
          <table:table-cell office:value-type="string">
            <text:p>[“black”, “beak”, “eye”]</text:p>
          </table:table-cell>
        </table:table-row>
        <table:table-row table:style-name="ro1">
          <table:table-cell office:value-type="string">
            <text:p>duck146.jpg</text:p>
          </table:table-cell>
          <table:table-cell office:value-type="string">
            <text:p>[“black”, “beak”, “leg”, “eye”]</text:p>
          </table:table-cell>
        </table:table-row>
        <table:table-row table:style-name="ro1">
          <table:table-cell office:value-type="string">
            <text:p>duck147.jpg</text:p>
          </table:table-cell>
          <table:table-cell office:value-type="string">
            <text:p>[“black”, “beak”, “eye”]</text:p>
          </table:table-cell>
        </table:table-row>
        <table:table-row table:style-name="ro1">
          <table:table-cell office:value-type="string">
            <text:p>duck148.jpg</text:p>
          </table:table-cell>
          <table:table-cell office:value-type="string">
            <text:p>[“yellow”, “beak”, “eye”]</text:p>
          </table:table-cell>
        </table:table-row>
        <table:table-row table:style-name="ro1">
          <table:table-cell office:value-type="string">
            <text:p>duck149.jpg</text:p>
          </table:table-cell>
          <table:table-cell office:value-type="string">
            <text:p>[“yellow”, “beak”, “eye”]</text:p>
          </table:table-cell>
        </table:table-row>
        <table:table-row table:style-name="ro1">
          <table:table-cell office:value-type="string">
            <text:p>duck150.jpg</text:p>
          </table:table-cell>
          <table:table-cell office:value-type="string">
            <text:p>[“white”, “beak”, “legs”, “eye”]</text:p>
          </table:table-cell>
        </table:table-row>
        <table:table-row table:style-name="ro1">
          <table:table-cell office:value-type="string">
            <text:p>duck151.jpg</text:p>
          </table:table-cell>
          <table:table-cell office:value-type="string">
            <text:p>[“beige”, “beak”, “eye”]</text:p>
          </table:table-cell>
        </table:table-row>
        <table:table-row table:style-name="ro1">
          <table:table-cell office:value-type="string">
            <text:p>duck152.jpg</text:p>
          </table:table-cell>
          <table:table-cell office:value-type="string">
            <text:p>[“green”, “beak”, “eye”]</text:p>
          </table:table-cell>
        </table:table-row>
        <table:table-row table:style-name="ro1">
          <table:table-cell office:value-type="string">
            <text:p>duck153.jpg</text:p>
          </table:table-cell>
          <table:table-cell office:value-type="string">
            <text:p>[“beige”, “beak”, “eye”]</text:p>
          </table:table-cell>
        </table:table-row>
        <table:table-row table:style-name="ro1">
          <table:table-cell office:value-type="string">
            <text:p>duck154.jpg</text:p>
          </table:table-cell>
          <table:table-cell office:value-type="string">
            <text:p>[“beige”, “beak”, “eye”]</text:p>
          </table:table-cell>
        </table:table-row>
        <table:table-row table:style-name="ro1">
          <table:table-cell office:value-type="string">
            <text:p>duck155.jpg</text:p>
          </table:table-cell>
          <table:table-cell office:value-type="string">
            <text:p>[“beige”, “beak”, “legs”, “eye”]</text:p>
          </table:table-cell>
        </table:table-row>
        <table:table-row table:style-name="ro1">
          <table:table-cell office:value-type="string">
            <text:p>duck156.jpg</text:p>
          </table:table-cell>
          <table:table-cell office:value-type="string">
            <text:p>[“grey”, “beak”, “legs”, “eye”]</text:p>
          </table:table-cell>
        </table:table-row>
        <table:table-row table:style-name="ro1">
          <table:table-cell office:value-type="string">
            <text:p>duck157.jpg</text:p>
          </table:table-cell>
          <table:table-cell office:value-type="string">
            <text:p>[“beige”, “beak”, “eye”]</text:p>
          </table:table-cell>
        </table:table-row>
        <table:table-row table:style-name="ro1">
          <table:table-cell office:value-type="string">
            <text:p>duck158.jpg</text:p>
          </table:table-cell>
          <table:table-cell office:value-type="string">
            <text:p>[“green”, “beak”, “eye”]</text:p>
          </table:table-cell>
        </table:table-row>
        <table:table-row table:style-name="ro1">
          <table:table-cell office:value-type="string">
            <text:p>duck159.jpg</text:p>
          </table:table-cell>
          <table:table-cell office:value-type="string">
            <text:p>[“white”, “beak”, “legs”, “eye”]</text:p>
          </table:table-cell>
        </table:table-row>
        <table:table-row table:style-name="ro1">
          <table:table-cell office:value-type="string">
            <text:p>duck160.jpg</text:p>
          </table:table-cell>
          <table:table-cell office:value-type="string">
            <text:p>[“green”, “beak”, “eye”]</text:p>
          </table:table-cell>
        </table:table-row>
        <table:table-row table:style-name="ro1">
          <table:table-cell office:value-type="string">
            <text:p>duck161.jpg</text:p>
          </table:table-cell>
          <table:table-cell office:value-type="string">
            <text:p>[“beige”, “beak”, “eye”]</text:p>
          </table:table-cell>
        </table:table-row>
        <table:table-row table:style-name="ro1">
          <table:table-cell office:value-type="string">
            <text:p>duck162.jpg</text:p>
          </table:table-cell>
          <table:table-cell office:value-type="string">
            <text:p>[“brown”, “beak”, “eye”]</text:p>
          </table:table-cell>
        </table:table-row>
        <table:table-row table:style-name="ro1">
          <table:table-cell office:value-type="string">
            <text:p>duck163.jpg</text:p>
          </table:table-cell>
          <table:table-cell office:value-type="string">
            <text:p>[“beige”, “beak”, “eye”]</text:p>
          </table:table-cell>
        </table:table-row>
        <table:table-row table:style-name="ro1">
          <table:table-cell office:value-type="string">
            <text:p>duck164.jpg</text:p>
          </table:table-cell>
          <table:table-cell office:value-type="string">
            <text:p>[“beige”, “beak”, “eye”]</text:p>
          </table:table-cell>
        </table:table-row>
        <table:table-row table:style-name="ro1">
          <table:table-cell office:value-type="string">
            <text:p>duck165.jpg</text:p>
          </table:table-cell>
          <table:table-cell office:value-type="string">
            <text:p>[“beige”, “beak”, “eye”]</text:p>
          </table:table-cell>
        </table:table-row>
        <table:table-row table:style-name="ro1">
          <table:table-cell office:value-type="string">
            <text:p>duck166.jpg</text:p>
          </table:table-cell>
          <table:table-cell office:value-type="string">
            <text:p>[“beige”, “beak”, “legs”, “eye”]</text:p>
          </table:table-cell>
        </table:table-row>
        <table:table-row table:style-name="ro1">
          <table:table-cell office:value-type="string">
            <text:p>duck167.jpg</text:p>
          </table:table-cell>
          <table:table-cell office:value-type="string">
            <text:p>[“beige”, “beak”, “eye”]</text:p>
          </table:table-cell>
        </table:table-row>
        <table:table-row table:style-name="ro1">
          <table:table-cell office:value-type="string">
            <text:p>duck168.jpg</text:p>
          </table:table-cell>
          <table:table-cell office:value-type="string">
            <text:p>[“brown”, “beak”, “eye”]</text:p>
          </table:table-cell>
        </table:table-row>
        <table:table-row table:style-name="ro1">
          <table:table-cell office:value-type="string">
            <text:p>duck169.jpg</text:p>
          </table:table-cell>
          <table:table-cell office:value-type="string">
            <text:p>[“grey”, “beak”, “legs”, “eye”]</text:p>
          </table:table-cell>
        </table:table-row>
        <table:table-row table:style-name="ro1">
          <table:table-cell office:value-type="string">
            <text:p>duck170.jpg</text:p>
          </table:table-cell>
          <table:table-cell office:value-type="string">
            <text:p>[“beige”, “beak”, “legs”, “eye”]</text:p>
          </table:table-cell>
        </table:table-row>
        <table:table-row table:style-name="ro1">
          <table:table-cell office:value-type="string">
            <text:p>duck171.jpg</text:p>
          </table:table-cell>
          <table:table-cell office:value-type="string">
            <text:p>[“grey”, “beak”, “legs”, “eye”]</text:p>
          </table:table-cell>
        </table:table-row>
        <table:table-row table:style-name="ro1">
          <table:table-cell office:value-type="string">
            <text:p>duck172.jpg</text:p>
          </table:table-cell>
          <table:table-cell office:value-type="string">
            <text:p>[“white”, “beak”, “legs”, “eye”]</text:p>
          </table:table-cell>
        </table:table-row>
        <table:table-row table:style-name="ro1">
          <table:table-cell office:value-type="string">
            <text:p>duck173.jpg</text:p>
          </table:table-cell>
          <table:table-cell office:value-type="string">
            <text:p>[“white”, “beak”, “eye”]</text:p>
          </table:table-cell>
        </table:table-row>
        <table:table-row table:style-name="ro1">
          <table:table-cell office:value-type="string">
            <text:p>duck174.jpg</text:p>
          </table:table-cell>
          <table:table-cell office:value-type="string">
            <text:p>[“white”, “beak”, “legs”, “eye”]</text:p>
          </table:table-cell>
        </table:table-row>
        <table:table-row table:style-name="ro1">
          <table:table-cell office:value-type="string">
            <text:p>duck175.jpg</text:p>
          </table:table-cell>
          <table:table-cell office:value-type="string">
            <text:p>[“white”, “beak”, “eye”]</text:p>
          </table:table-cell>
        </table:table-row>
        <table:table-row table:style-name="ro1">
          <table:table-cell office:value-type="string">
            <text:p>duck176.jpg</text:p>
          </table:table-cell>
          <table:table-cell office:value-type="string">
            <text:p>[“brown”, “beak”, “legs”, “eye”]</text:p>
          </table:table-cell>
        </table:table-row>
        <table:table-row table:style-name="ro1">
          <table:table-cell office:value-type="string">
            <text:p>duck177.jpg</text:p>
          </table:table-cell>
          <table:table-cell office:value-type="string">
            <text:p>[“brown”, “beak”, “legs”, “eye”]</text:p>
          </table:table-cell>
        </table:table-row>
        <table:table-row table:style-name="ro1">
          <table:table-cell office:value-type="string">
            <text:p>duck178.jpg</text:p>
          </table:table-cell>
          <table:table-cell office:value-type="string">
            <text:p>[“beige”, “beak”, “legs”, “eye”]</text:p>
          </table:table-cell>
        </table:table-row>
        <table:table-row table:style-name="ro1">
          <table:table-cell office:value-type="string">
            <text:p>duck179.jpg</text:p>
          </table:table-cell>
          <table:table-cell office:value-type="string">
            <text:p>[“beige”, “beak”, “legs”, “eye”]</text:p>
          </table:table-cell>
        </table:table-row>
        <table:table-row table:style-name="ro1">
          <table:table-cell office:value-type="string">
            <text:p>duck180.jpg</text:p>
          </table:table-cell>
          <table:table-cell office:value-type="string">
            <text:p>[“beige”, “beak”, “eye”]</text:p>
          </table:table-cell>
        </table:table-row>
        <table:table-row table:style-name="ro1">
          <table:table-cell office:value-type="string">
            <text:p>duck181.jpg</text:p>
          </table:table-cell>
          <table:table-cell office:value-type="string">
            <text:p>[“white”, “beak”, “eye”]</text:p>
          </table:table-cell>
        </table:table-row>
        <table:table-row table:style-name="ro1">
          <table:table-cell office:value-type="string">
            <text:p>duck182.jpg</text:p>
          </table:table-cell>
          <table:table-cell office:value-type="string">
            <text:p>[“beige”, “beak”, “legs”, “wing”, “eye”]</text:p>
          </table:table-cell>
        </table:table-row>
        <table:table-row table:style-name="ro1">
          <table:table-cell office:value-type="string">
            <text:p>duck183.jpg</text:p>
          </table:table-cell>
          <table:table-cell office:value-type="string">
            <text:p>[“beige”, “beak”, “legs”, “wing”, “eye”]</text:p>
          </table:table-cell>
        </table:table-row>
        <table:table-row table:style-name="ro1">
          <table:table-cell office:value-type="string">
            <text:p>duck184.jpg</text:p>
          </table:table-cell>
          <table:table-cell office:value-type="string">
            <text:p>[“beige”, “beak”, “legs”, “wing”, “eye”]</text:p>
          </table:table-cell>
        </table:table-row>
        <table:table-row table:style-name="ro1">
          <table:table-cell office:value-type="string">
            <text:p>duck185.jpg</text:p>
          </table:table-cell>
          <table:table-cell office:value-type="string">
            <text:p>[“beige”, “beak”, “legs”, “wing”, “eye”]</text:p>
          </table:table-cell>
        </table:table-row>
        <table:table-row table:style-name="ro1">
          <table:table-cell office:value-type="string">
            <text:p>duck186.jpg</text:p>
          </table:table-cell>
          <table:table-cell office:value-type="string">
            <text:p>[“beige”, “beak”, “eye”]</text:p>
          </table:table-cell>
        </table:table-row>
        <table:table-row table:style-name="ro1">
          <table:table-cell office:value-type="string">
            <text:p>duck187.jpg</text:p>
          </table:table-cell>
          <table:table-cell office:value-type="string">
            <text:p>[“beige”, “beak”, “wing”, “eye”]</text:p>
          </table:table-cell>
        </table:table-row>
        <table:table-row table:style-name="ro1">
          <table:table-cell office:value-type="string">
            <text:p>duck188.jpg</text:p>
          </table:table-cell>
          <table:table-cell office:value-type="string">
            <text:p>[“black”, “beak”, “eye”]</text:p>
          </table:table-cell>
        </table:table-row>
        <table:table-row table:style-name="ro1">
          <table:table-cell office:value-type="string">
            <text:p>duck189.jpg</text:p>
          </table:table-cell>
          <table:table-cell office:value-type="string">
            <text:p>[“grey”, “beak”, “legs”, “eye”]</text:p>
          </table:table-cell>
        </table:table-row>
        <table:table-row table:style-name="ro1">
          <table:table-cell office:value-type="string">
            <text:p>duck190.jpg</text:p>
          </table:table-cell>
          <table:table-cell office:value-type="string">
            <text:p>[“grey”, “beak”, “legs”, “eye”]</text:p>
          </table:table-cell>
        </table:table-row>
        <table:table-row table:style-name="ro1">
          <table:table-cell office:value-type="string">
            <text:p>duck191.jpg</text:p>
          </table:table-cell>
          <table:table-cell office:value-type="string">
            <text:p>[“white”, “beak”, “eyes”]</text:p>
          </table:table-cell>
        </table:table-row>
        <table:table-row table:style-name="ro1">
          <table:table-cell office:value-type="string">
            <text:p>duck192.jpg</text:p>
          </table:table-cell>
          <table:table-cell office:value-type="string">
            <text:p>[“white”, “beak”, “eye”]</text:p>
          </table:table-cell>
        </table:table-row>
        <table:table-row table:style-name="ro1">
          <table:table-cell office:value-type="string">
            <text:p>duck193.jpg</text:p>
          </table:table-cell>
          <table:table-cell office:value-type="string">
            <text:p>[“beige”, “beak”, “legs”, “eye”]</text:p>
          </table:table-cell>
        </table:table-row>
        <table:table-row table:style-name="ro1">
          <table:table-cell office:value-type="string">
            <text:p>duck194.jpg</text:p>
          </table:table-cell>
          <table:table-cell office:value-type="string">
            <text:p>[“white”, “beak”, “eye”]</text:p>
          </table:table-cell>
        </table:table-row>
        <table:table-row table:style-name="ro1">
          <table:table-cell office:value-type="string">
            <text:p>duck195.jpg</text:p>
          </table:table-cell>
          <table:table-cell office:value-type="string">
            <text:p>[“white”, “beak”, “eye”]</text:p>
          </table:table-cell>
        </table:table-row>
        <table:table-row table:style-name="ro1">
          <table:table-cell office:value-type="string">
            <text:p>duck196.jpg</text:p>
          </table:table-cell>
          <table:table-cell office:value-type="string">
            <text:p>[“white”, “beak”, “eye”]</text:p>
          </table:table-cell>
        </table:table-row>
        <table:table-row table:style-name="ro1">
          <table:table-cell office:value-type="string">
            <text:p>duck197.jpg</text:p>
          </table:table-cell>
          <table:table-cell office:value-type="string">
            <text:p>[“white”, “beak”, “eye”]</text:p>
          </table:table-cell>
        </table:table-row>
        <table:table-row table:style-name="ro1">
          <table:table-cell office:value-type="string">
            <text:p>duck198.jpg</text:p>
          </table:table-cell>
          <table:table-cell office:value-type="string">
            <text:p>[“white”, “beak”, “eye”]</text:p>
          </table:table-cell>
        </table:table-row>
        <table:table-row table:style-name="ro1">
          <table:table-cell office:value-type="string">
            <text:p>duck199.jpg</text:p>
          </table:table-cell>
          <table:table-cell office:value-type="string">
            <text:p>[“white”, “beak”, “eye”]</text:p>
          </table:table-cell>
        </table:table-row>
        <table:table-row table:style-name="ro1">
          <table:table-cell office:value-type="string">
            <text:p>duck200.jpg</text:p>
          </table:table-cell>
          <table:table-cell office:value-type="string">
            <text:p>[“white”, “beak”, “eye”]</text:p>
          </table:table-cell>
        </table:table-row>
        <table:table-row table:style-name="ro1">
          <table:table-cell office:value-type="string">
            <text:p>eagle1.jpg</text:p>
          </table:table-cell>
          <table:table-cell office:value-type="string">
            <text:p>[“white”, “beak”, “legs”, “wings”, “eye”]</text:p>
          </table:table-cell>
        </table:table-row>
        <table:table-row table:style-name="ro1">
          <table:table-cell office:value-type="string">
            <text:p>eagle2.jpg</text:p>
          </table:table-cell>
          <table:table-cell office:value-type="string">
            <text:p>[“black”, “beak”, “legs”, “wings”, “eye”]</text:p>
          </table:table-cell>
        </table:table-row>
        <table:table-row table:style-name="ro1">
          <table:table-cell office:value-type="string">
            <text:p>eagle3.jpg</text:p>
          </table:table-cell>
          <table:table-cell office:value-type="string">
            <text:p>[“white”, “beak”, “eye”]</text:p>
          </table:table-cell>
        </table:table-row>
        <table:table-row table:style-name="ro1">
          <table:table-cell office:value-type="string">
            <text:p>eagle4.jpg</text:p>
          </table:table-cell>
          <table:table-cell office:value-type="string">
            <text:p>[“brown”, “beak”, “eye”]</text:p>
          </table:table-cell>
        </table:table-row>
        <table:table-row table:style-name="ro1">
          <table:table-cell office:value-type="string">
            <text:p>eagle5.jpg</text:p>
          </table:table-cell>
          <table:table-cell office:value-type="string">
            <text:p>[“white”, “beak”, “eyes”]</text:p>
          </table:table-cell>
        </table:table-row>
        <table:table-row table:style-name="ro1">
          <table:table-cell office:value-type="string">
            <text:p>eagle6.jpg</text:p>
          </table:table-cell>
          <table:table-cell office:value-type="string">
            <text:p>[“brown”, “beak”, “legs”, “wings”, “eye”]</text:p>
          </table:table-cell>
        </table:table-row>
        <table:table-row table:style-name="ro1">
          <table:table-cell office:value-type="string">
            <text:p>eagle7.jpg</text:p>
          </table:table-cell>
          <table:table-cell office:value-type="string">
            <text:p>[“black”, “beak”, “legs”, “wings”, “eye”]</text:p>
          </table:table-cell>
        </table:table-row>
        <table:table-row table:style-name="ro1">
          <table:table-cell office:value-type="string">
            <text:p>eagle8.jpg</text:p>
          </table:table-cell>
          <table:table-cell office:value-type="string">
            <text:p>[“grey”, “beak”, “legs”, “wings”, “eye”]</text:p>
          </table:table-cell>
        </table:table-row>
        <table:table-row table:style-name="ro1">
          <table:table-cell office:value-type="string">
            <text:p>eagle9.jpg</text:p>
          </table:table-cell>
          <table:table-cell office:value-type="string">
            <text:p>[“brown”, “beak”, “legs”, “wings”, “eye”]</text:p>
          </table:table-cell>
        </table:table-row>
        <table:table-row table:style-name="ro1">
          <table:table-cell office:value-type="string">
            <text:p>eagle10.jpg</text:p>
          </table:table-cell>
          <table:table-cell office:value-type="string">
            <text:p>[“grey”, “beak”, “wings”, “eye”]</text:p>
          </table:table-cell>
        </table:table-row>
        <table:table-row table:style-name="ro1">
          <table:table-cell office:value-type="string">
            <text:p>eagle11.jpg</text:p>
          </table:table-cell>
          <table:table-cell office:value-type="string">
            <text:p>[“brown”, “beak”, “legs”, “wings”, “eye”]</text:p>
          </table:table-cell>
        </table:table-row>
        <table:table-row table:style-name="ro1">
          <table:table-cell office:value-type="string">
            <text:p>eagle12.jpg</text:p>
          </table:table-cell>
          <table:table-cell office:value-type="string">
            <text:p>[“brown”, “beak”, “legs”, “wings”, “eye”]</text:p>
          </table:table-cell>
        </table:table-row>
        <table:table-row table:style-name="ro1">
          <table:table-cell office:value-type="string">
            <text:p>eagle13.jpg</text:p>
          </table:table-cell>
          <table:table-cell office:value-type="string">
            <text:p>[“brown”, “beak”, “wings”, “eyes”]</text:p>
          </table:table-cell>
        </table:table-row>
        <table:table-row table:style-name="ro1">
          <table:table-cell office:value-type="string">
            <text:p>eagle14.jpg</text:p>
          </table:table-cell>
          <table:table-cell office:value-type="string">
            <text:p>[“brown”, “beak”, “legs”, “wings”, “eye”]</text:p>
          </table:table-cell>
        </table:table-row>
        <table:table-row table:style-name="ro1">
          <table:table-cell office:value-type="string">
            <text:p>eagle15.jpg</text:p>
          </table:table-cell>
          <table:table-cell office:value-type="string">
            <text:p>[“brown”, “beak”, “eye”]</text:p>
          </table:table-cell>
        </table:table-row>
        <table:table-row table:style-name="ro1">
          <table:table-cell office:value-type="string">
            <text:p>eagle16.jpg</text:p>
          </table:table-cell>
          <table:table-cell office:value-type="string">
            <text:p>[“brown”, “beak”, “wing”, “eye”]</text:p>
          </table:table-cell>
        </table:table-row>
        <table:table-row table:style-name="ro1">
          <table:table-cell office:value-type="string">
            <text:p>eagle17.jpg</text:p>
          </table:table-cell>
          <table:table-cell office:value-type="string">
            <text:p>[“brown”, “beak”, “legs”, “wings”, “eye”]</text:p>
          </table:table-cell>
        </table:table-row>
        <table:table-row table:style-name="ro1">
          <table:table-cell office:value-type="string">
            <text:p>eagle18.jpg</text:p>
          </table:table-cell>
          <table:table-cell office:value-type="string">
            <text:p>[“brown”, “beak”, “eye”]</text:p>
          </table:table-cell>
        </table:table-row>
        <table:table-row table:style-name="ro1">
          <table:table-cell office:value-type="string">
            <text:p>eagle19.jpg</text:p>
          </table:table-cell>
          <table:table-cell office:value-type="string">
            <text:p>[“beige”, “beak”, “wings”, “eye”]</text:p>
          </table:table-cell>
        </table:table-row>
        <table:table-row table:style-name="ro1">
          <table:table-cell office:value-type="string">
            <text:p>eagle20.jpg</text:p>
          </table:table-cell>
          <table:table-cell office:value-type="string">
            <text:p>[“brown”, “beak”, “eye”]</text:p>
          </table:table-cell>
        </table:table-row>
        <table:table-row table:style-name="ro1">
          <table:table-cell office:value-type="string">
            <text:p>eagle21.jpg</text:p>
          </table:table-cell>
          <table:table-cell office:value-type="string">
            <text:p>[“brown”, “beak”, “legs”, “wing”, “eye”]</text:p>
          </table:table-cell>
        </table:table-row>
        <table:table-row table:style-name="ro1">
          <table:table-cell office:value-type="string">
            <text:p>eagle22.jpg</text:p>
          </table:table-cell>
          <table:table-cell office:value-type="string">
            <text:p>[“grey”, “beak”, “legs”, “eye”]</text:p>
          </table:table-cell>
        </table:table-row>
        <table:table-row table:style-name="ro1">
          <table:table-cell office:value-type="string">
            <text:p>eagle23.jpg</text:p>
          </table:table-cell>
          <table:table-cell office:value-type="string">
            <text:p>[“black”, “beak”, “wings”, “eye”]</text:p>
          </table:table-cell>
        </table:table-row>
        <table:table-row table:style-name="ro1">
          <table:table-cell office:value-type="string">
            <text:p>eagle24.jpg</text:p>
          </table:table-cell>
          <table:table-cell office:value-type="string">
            <text:p>[“brown”, “beak”, “wings”, “eye”]</text:p>
          </table:table-cell>
        </table:table-row>
        <table:table-row table:style-name="ro1">
          <table:table-cell office:value-type="string">
            <text:p>eagle25.jpg</text:p>
          </table:table-cell>
          <table:table-cell office:value-type="string">
            <text:p>[“brown”, “beak”, “wing”, “eye”]</text:p>
          </table:table-cell>
        </table:table-row>
        <table:table-row table:style-name="ro1">
          <table:table-cell office:value-type="string">
            <text:p>eagle26.jpg</text:p>
          </table:table-cell>
          <table:table-cell office:value-type="string">
            <text:p>[“brown”, “beak”, “eyes”]</text:p>
          </table:table-cell>
        </table:table-row>
        <table:table-row table:style-name="ro1">
          <table:table-cell office:value-type="string">
            <text:p>eagle27.jpg</text:p>
          </table:table-cell>
          <table:table-cell office:value-type="string">
            <text:p>[“brown”, “beak”, “eyes”]</text:p>
          </table:table-cell>
        </table:table-row>
        <table:table-row table:style-name="ro1">
          <table:table-cell office:value-type="string">
            <text:p>eagle28.jpg</text:p>
          </table:table-cell>
          <table:table-cell office:value-type="string">
            <text:p>[“brown”, “beak”, “wings”, “eye”]</text:p>
          </table:table-cell>
        </table:table-row>
        <table:table-row table:style-name="ro1">
          <table:table-cell office:value-type="string">
            <text:p>eagle29.jpg</text:p>
          </table:table-cell>
          <table:table-cell office:value-type="string">
            <text:p>[“brown”, “beak”, “eye”]</text:p>
          </table:table-cell>
        </table:table-row>
        <table:table-row table:style-name="ro1">
          <table:table-cell office:value-type="string">
            <text:p>eagle30.jpg</text:p>
          </table:table-cell>
          <table:table-cell office:value-type="string">
            <text:p>[“brown”, “beak”, “eye”]</text:p>
          </table:table-cell>
        </table:table-row>
        <table:table-row table:style-name="ro1">
          <table:table-cell office:value-type="string">
            <text:p>eagle31.jpg</text:p>
          </table:table-cell>
          <table:table-cell office:value-type="string">
            <text:p>[“white”, “beak”, “eye”]</text:p>
          </table:table-cell>
        </table:table-row>
        <table:table-row table:style-name="ro1">
          <table:table-cell office:value-type="string">
            <text:p>eagle32.jpg</text:p>
          </table:table-cell>
          <table:table-cell office:value-type="string">
            <text:p>[“white”, “beak”, “eye”]</text:p>
          </table:table-cell>
        </table:table-row>
        <table:table-row table:style-name="ro1">
          <table:table-cell office:value-type="string">
            <text:p>eagle33.jpg</text:p>
          </table:table-cell>
          <table:table-cell office:value-type="string">
            <text:p>[“white”, “beak”, “legs”, “wings”, “eye”]</text:p>
          </table:table-cell>
        </table:table-row>
        <table:table-row table:style-name="ro1">
          <table:table-cell office:value-type="string">
            <text:p>eagle34.jpg</text:p>
          </table:table-cell>
          <table:table-cell office:value-type="string">
            <text:p>[“brown”, “beak”, “legs”, “wings”, “eye”]</text:p>
          </table:table-cell>
        </table:table-row>
        <table:table-row table:style-name="ro1">
          <table:table-cell office:value-type="string">
            <text:p>eagle35.jpg</text:p>
          </table:table-cell>
          <table:table-cell office:value-type="string">
            <text:p>[“grey”, “beak”, “legs”, “wings”, “eye”]</text:p>
          </table:table-cell>
        </table:table-row>
        <table:table-row table:style-name="ro1">
          <table:table-cell office:value-type="string">
            <text:p>eagle36.jpg</text:p>
          </table:table-cell>
          <table:table-cell office:value-type="string">
            <text:p>[“black”, “beak”, “legs”, “wings”, “eye”]</text:p>
          </table:table-cell>
        </table:table-row>
        <table:table-row table:style-name="ro1">
          <table:table-cell office:value-type="string">
            <text:p>eagle37.jpg</text:p>
          </table:table-cell>
          <table:table-cell office:value-type="string">
            <text:p>[“brown”, “beak”, “legs”, “wing”, “eye”]</text:p>
          </table:table-cell>
        </table:table-row>
        <table:table-row table:style-name="ro1">
          <table:table-cell office:value-type="string">
            <text:p>eagle38.jpg</text:p>
          </table:table-cell>
          <table:table-cell office:value-type="string">
            <text:p>[“white”, “beak”, “legs”, “wing”, “eye”]</text:p>
          </table:table-cell>
        </table:table-row>
        <table:table-row table:style-name="ro1">
          <table:table-cell office:value-type="string">
            <text:p>eagle39.jpg</text:p>
          </table:table-cell>
          <table:table-cell office:value-type="string">
            <text:p>[“black”, “beak”, “legs”, “wings”, “eye”]</text:p>
          </table:table-cell>
        </table:table-row>
        <table:table-row table:style-name="ro1">
          <table:table-cell office:value-type="string">
            <text:p>eagle40.jpg</text:p>
          </table:table-cell>
          <table:table-cell office:value-type="string">
            <text:p>[“grey”, “beak”, “eye”]</text:p>
          </table:table-cell>
        </table:table-row>
        <table:table-row table:style-name="ro1">
          <table:table-cell office:value-type="string">
            <text:p>eagle41.jpg</text:p>
          </table:table-cell>
          <table:table-cell office:value-type="string">
            <text:p>[“white”, “beak”, “eyes”]</text:p>
          </table:table-cell>
        </table:table-row>
        <table:table-row table:style-name="ro1">
          <table:table-cell office:value-type="string">
            <text:p>eagle42.jpg</text:p>
          </table:table-cell>
          <table:table-cell office:value-type="string">
            <text:p>[“brown”, “beak”, “eyes”]</text:p>
          </table:table-cell>
        </table:table-row>
        <table:table-row table:style-name="ro1">
          <table:table-cell office:value-type="string">
            <text:p>eagle43.jpg</text:p>
          </table:table-cell>
          <table:table-cell office:value-type="string">
            <text:p>[“brown”, “beak”, “legs”, “wings”, “eye”]</text:p>
          </table:table-cell>
        </table:table-row>
        <table:table-row table:style-name="ro1">
          <table:table-cell office:value-type="string">
            <text:p>eagle44.jpg</text:p>
          </table:table-cell>
          <table:table-cell office:value-type="string">
            <text:p>[“brown”, “beak”, “eye”]</text:p>
          </table:table-cell>
        </table:table-row>
        <table:table-row table:style-name="ro1">
          <table:table-cell office:value-type="string">
            <text:p>eagle45.jpg</text:p>
          </table:table-cell>
          <table:table-cell office:value-type="string">
            <text:p>[“brown”, “beak”, “wing”, “eye”]</text:p>
          </table:table-cell>
        </table:table-row>
        <table:table-row table:style-name="ro1">
          <table:table-cell office:value-type="string">
            <text:p>eagle46.jpg</text:p>
          </table:table-cell>
          <table:table-cell office:value-type="string">
            <text:p>[“brown”, “beak”, “legs”, “wings”, “eyes”]</text:p>
          </table:table-cell>
        </table:table-row>
        <table:table-row table:style-name="ro1">
          <table:table-cell office:value-type="string">
            <text:p>eagle47.jpg</text:p>
          </table:table-cell>
          <table:table-cell office:value-type="string">
            <text:p>[“brown”, “beak”, “legs”, “wing”, “eye”]</text:p>
          </table:table-cell>
        </table:table-row>
        <table:table-row table:style-name="ro1">
          <table:table-cell office:value-type="string">
            <text:p>eagle48.jpg</text:p>
          </table:table-cell>
          <table:table-cell office:value-type="string">
            <text:p>[“brown”, “beak”, “legs”, “wings”, “eye”]</text:p>
          </table:table-cell>
        </table:table-row>
        <table:table-row table:style-name="ro1">
          <table:table-cell office:value-type="string">
            <text:p>eagle49.jpg</text:p>
          </table:table-cell>
          <table:table-cell office:value-type="string">
            <text:p>[“black”, “beak”, “legs”, “wings”, “eye”]</text:p>
          </table:table-cell>
        </table:table-row>
        <table:table-row table:style-name="ro1">
          <table:table-cell office:value-type="string">
            <text:p>eagle50.jpg</text:p>
          </table:table-cell>
          <table:table-cell office:value-type="string">
            <text:p>[“black”, “beak”, “legs”, “wings”, “eye”]</text:p>
          </table:table-cell>
        </table:table-row>
        <table:table-row table:style-name="ro1">
          <table:table-cell office:value-type="string">
            <text:p>eagle51.jpg</text:p>
          </table:table-cell>
          <table:table-cell office:value-type="string">
            <text:p>[“brown”, “beak”, “wing”, “eye”]</text:p>
          </table:table-cell>
        </table:table-row>
        <table:table-row table:style-name="ro1">
          <table:table-cell office:value-type="string">
            <text:p>eagle52.jpg</text:p>
          </table:table-cell>
          <table:table-cell office:value-type="string">
            <text:p>[“brown”, “beak”, “wing”, “eyes”]</text:p>
          </table:table-cell>
        </table:table-row>
        <table:table-row table:style-name="ro1">
          <table:table-cell office:value-type="string">
            <text:p>eagle53.jpg</text:p>
          </table:table-cell>
          <table:table-cell office:value-type="string">
            <text:p>[“brown”, “beak”, “eye”]</text:p>
          </table:table-cell>
        </table:table-row>
        <table:table-row table:style-name="ro1">
          <table:table-cell office:value-type="string">
            <text:p>eagle54.jpg</text:p>
          </table:table-cell>
          <table:table-cell office:value-type="string">
            <text:p>[“brown”, “beak”, “eyes”]</text:p>
          </table:table-cell>
        </table:table-row>
        <table:table-row table:style-name="ro1">
          <table:table-cell office:value-type="string">
            <text:p>eagle55.jpg</text:p>
          </table:table-cell>
          <table:table-cell office:value-type="string">
            <text:p>[“brown”, “beak”, “eyes”]</text:p>
          </table:table-cell>
        </table:table-row>
        <table:table-row table:style-name="ro1">
          <table:table-cell office:value-type="string">
            <text:p>eagle56.jpg</text:p>
          </table:table-cell>
          <table:table-cell office:value-type="string">
            <text:p>[“brown”, “beak”, “eye”]</text:p>
          </table:table-cell>
        </table:table-row>
        <table:table-row table:style-name="ro1">
          <table:table-cell office:value-type="string">
            <text:p>eagle57.jpg</text:p>
          </table:table-cell>
          <table:table-cell office:value-type="string">
            <text:p>[“brown”, “beak”, “eye”]</text:p>
          </table:table-cell>
        </table:table-row>
        <table:table-row table:style-name="ro1">
          <table:table-cell office:value-type="string">
            <text:p>eagle58.jpg</text:p>
          </table:table-cell>
          <table:table-cell office:value-type="string">
            <text:p>[“white”, “beak”, “wing”, “eye”]</text:p>
          </table:table-cell>
        </table:table-row>
        <table:table-row table:style-name="ro1">
          <table:table-cell office:value-type="string">
            <text:p>eagle59.jpg</text:p>
          </table:table-cell>
          <table:table-cell office:value-type="string">
            <text:p>[“white”, “beak”, “eye”]</text:p>
          </table:table-cell>
        </table:table-row>
        <table:table-row table:style-name="ro1">
          <table:table-cell office:value-type="string">
            <text:p>eagle60.jpg</text:p>
          </table:table-cell>
          <table:table-cell office:value-type="string">
            <text:p>[“white”, “beak”, “eye”]</text:p>
          </table:table-cell>
        </table:table-row>
        <table:table-row table:style-name="ro1">
          <table:table-cell office:value-type="string">
            <text:p>eagle61.jpg</text:p>
          </table:table-cell>
          <table:table-cell office:value-type="string">
            <text:p>[“brown”, “beak”, “eye”]</text:p>
          </table:table-cell>
        </table:table-row>
        <table:table-row table:style-name="ro1">
          <table:table-cell office:value-type="string">
            <text:p>eagle62.jpg</text:p>
          </table:table-cell>
          <table:table-cell office:value-type="string">
            <text:p>[“brown”, “beak”, “wing”, “eye”]</text:p>
          </table:table-cell>
        </table:table-row>
        <table:table-row table:style-name="ro1">
          <table:table-cell office:value-type="string">
            <text:p>eagle63.jpg</text:p>
          </table:table-cell>
          <table:table-cell office:value-type="string">
            <text:p>[“white”, “beak”, “eye”]</text:p>
          </table:table-cell>
        </table:table-row>
        <table:table-row table:style-name="ro1">
          <table:table-cell office:value-type="string">
            <text:p>eagle64.jpg</text:p>
          </table:table-cell>
          <table:table-cell office:value-type="string">
            <text:p>[“brown”, “beak”, “legs”, “wings”, “eye”]</text:p>
          </table:table-cell>
        </table:table-row>
        <table:table-row table:style-name="ro1">
          <table:table-cell office:value-type="string">
            <text:p>eagle65.jpg</text:p>
          </table:table-cell>
          <table:table-cell office:value-type="string">
            <text:p>[“white”, “beak”, “eye”]</text:p>
          </table:table-cell>
        </table:table-row>
        <table:table-row table:style-name="ro1">
          <table:table-cell office:value-type="string">
            <text:p>eagle66.jpg</text:p>
          </table:table-cell>
          <table:table-cell office:value-type="string">
            <text:p>[“white”, “beak”, “eye”, “tongue”]</text:p>
          </table:table-cell>
        </table:table-row>
        <table:table-row table:style-name="ro1">
          <table:table-cell office:value-type="string">
            <text:p>eagle67.jpg</text:p>
          </table:table-cell>
          <table:table-cell office:value-type="string">
            <text:p>[“brown”, “beak”, “eye”]</text:p>
          </table:table-cell>
        </table:table-row>
        <table:table-row table:style-name="ro1">
          <table:table-cell office:value-type="string">
            <text:p>eagle68.jpg</text:p>
          </table:table-cell>
          <table:table-cell office:value-type="string">
            <text:p>[“brown”, “beak”, “eye”]</text:p>
          </table:table-cell>
        </table:table-row>
        <table:table-row table:style-name="ro1">
          <table:table-cell office:value-type="string">
            <text:p>eagle69.jpg</text:p>
          </table:table-cell>
          <table:table-cell office:value-type="string">
            <text:p>[“brown”, “beak”, “eye”]</text:p>
          </table:table-cell>
        </table:table-row>
        <table:table-row table:style-name="ro1">
          <table:table-cell office:value-type="string">
            <text:p>eagle70.jpg</text:p>
          </table:table-cell>
          <table:table-cell office:value-type="string">
            <text:p>[“brown”, “beak”, “eye”]</text:p>
          </table:table-cell>
        </table:table-row>
        <table:table-row table:style-name="ro1">
          <table:table-cell office:value-type="string">
            <text:p>eagle71.jpg</text:p>
          </table:table-cell>
          <table:table-cell office:value-type="string">
            <text:p>[“brown”, “beak”, “eye”]</text:p>
          </table:table-cell>
        </table:table-row>
        <table:table-row table:style-name="ro1">
          <table:table-cell office:value-type="string">
            <text:p>eagle72.jpg</text:p>
          </table:table-cell>
          <table:table-cell office:value-type="string">
            <text:p>[“brown”, “beak”, “eye”]</text:p>
          </table:table-cell>
        </table:table-row>
        <table:table-row table:style-name="ro1">
          <table:table-cell office:value-type="string">
            <text:p>eagle73.jpg</text:p>
          </table:table-cell>
          <table:table-cell office:value-type="string">
            <text:p>[“brown”, “beak”, “eye”]</text:p>
          </table:table-cell>
        </table:table-row>
        <table:table-row table:style-name="ro1">
          <table:table-cell office:value-type="string">
            <text:p>eagle74.jpg</text:p>
          </table:table-cell>
          <table:table-cell office:value-type="string">
            <text:p>[“brown”, “beak”, “legs”, “wing”, “eye”]</text:p>
          </table:table-cell>
        </table:table-row>
        <table:table-row table:style-name="ro1">
          <table:table-cell office:value-type="string">
            <text:p>eagle75.jpg</text:p>
          </table:table-cell>
          <table:table-cell office:value-type="string">
            <text:p>[“brown”, “beak”, “eyes”]</text:p>
          </table:table-cell>
        </table:table-row>
        <table:table-row table:style-name="ro1">
          <table:table-cell office:value-type="string">
            <text:p>eagle76.jpg</text:p>
          </table:table-cell>
          <table:table-cell office:value-type="string">
            <text:p>[“brown”, “beak”, “eye”]</text:p>
          </table:table-cell>
        </table:table-row>
        <table:table-row table:style-name="ro1">
          <table:table-cell office:value-type="string">
            <text:p>eagle77.jpg</text:p>
          </table:table-cell>
          <table:table-cell office:value-type="string">
            <text:p>[“brown”, “beak”, “wing”, “eye”]</text:p>
          </table:table-cell>
        </table:table-row>
        <table:table-row table:style-name="ro1">
          <table:table-cell office:value-type="string">
            <text:p>eagle78.jpg</text:p>
          </table:table-cell>
          <table:table-cell office:value-type="string">
            <text:p>[“white”, “beak”, “eye”]</text:p>
          </table:table-cell>
        </table:table-row>
        <table:table-row table:style-name="ro1">
          <table:table-cell office:value-type="string">
            <text:p>eagle79.jpg</text:p>
          </table:table-cell>
          <table:table-cell office:value-type="string">
            <text:p>[“brown”, “beak”, “legs”, “wings”, “eyes”]</text:p>
          </table:table-cell>
        </table:table-row>
        <table:table-row table:style-name="ro1">
          <table:table-cell office:value-type="string">
            <text:p>eagle80.jpg</text:p>
          </table:table-cell>
          <table:table-cell office:value-type="string">
            <text:p>[“white”, “beak”, “eye”]</text:p>
          </table:table-cell>
        </table:table-row>
        <table:table-row table:style-name="ro1">
          <table:table-cell office:value-type="string">
            <text:p>eagle81.jpg</text:p>
          </table:table-cell>
          <table:table-cell office:value-type="string">
            <text:p>[“brown”, “beak”, “eye”, “tongue”]</text:p>
          </table:table-cell>
        </table:table-row>
        <table:table-row table:style-name="ro1">
          <table:table-cell office:value-type="string">
            <text:p>eagle82.jpg</text:p>
          </table:table-cell>
          <table:table-cell office:value-type="string">
            <text:p>[“white”, “beak”, “eye”]</text:p>
          </table:table-cell>
        </table:table-row>
        <table:table-row table:style-name="ro1">
          <table:table-cell office:value-type="string">
            <text:p>eagle83.jpg</text:p>
          </table:table-cell>
          <table:table-cell office:value-type="string">
            <text:p>[“white”, “beak”, “eye”, “tongue”]</text:p>
          </table:table-cell>
        </table:table-row>
        <table:table-row table:style-name="ro1">
          <table:table-cell office:value-type="string">
            <text:p>eagle84.jpg</text:p>
          </table:table-cell>
          <table:table-cell office:value-type="string">
            <text:p>[“white”, “beak”, “eye”]</text:p>
          </table:table-cell>
        </table:table-row>
        <table:table-row table:style-name="ro1">
          <table:table-cell office:value-type="string">
            <text:p>eagle85.jpg</text:p>
          </table:table-cell>
          <table:table-cell office:value-type="string">
            <text:p>[“white”, “beak”, “eye”]</text:p>
          </table:table-cell>
        </table:table-row>
        <table:table-row table:style-name="ro1">
          <table:table-cell office:value-type="string">
            <text:p>eagle86.jpg</text:p>
          </table:table-cell>
          <table:table-cell office:value-type="string">
            <text:p>[“white”, “beak”, “eye”]</text:p>
          </table:table-cell>
        </table:table-row>
        <table:table-row table:style-name="ro1">
          <table:table-cell office:value-type="string">
            <text:p>eagle87.jpg</text:p>
          </table:table-cell>
          <table:table-cell office:value-type="string">
            <text:p>[“white”, “beak”, “eye”]</text:p>
          </table:table-cell>
        </table:table-row>
        <table:table-row table:style-name="ro1">
          <table:table-cell office:value-type="string">
            <text:p>eagle88.jpg</text:p>
          </table:table-cell>
          <table:table-cell office:value-type="string">
            <text:p>[“white”, “beak”, “eye”]</text:p>
          </table:table-cell>
        </table:table-row>
        <table:table-row table:style-name="ro1">
          <table:table-cell office:value-type="string">
            <text:p>eagle89.jpg</text:p>
          </table:table-cell>
          <table:table-cell office:value-type="string">
            <text:p>[“white”, “beak”, “eye”]</text:p>
          </table:table-cell>
        </table:table-row>
        <table:table-row table:style-name="ro1">
          <table:table-cell office:value-type="string">
            <text:p>eagle90.jpg</text:p>
          </table:table-cell>
          <table:table-cell office:value-type="string">
            <text:p>[“white”, “beak”, “eye”, “tongue”]</text:p>
          </table:table-cell>
        </table:table-row>
        <table:table-row table:style-name="ro1">
          <table:table-cell office:value-type="string">
            <text:p>eagle91.jpg</text:p>
          </table:table-cell>
          <table:table-cell office:value-type="string">
            <text:p>[“grey”, “beak”, “eye”]</text:p>
          </table:table-cell>
        </table:table-row>
        <table:table-row table:style-name="ro1">
          <table:table-cell office:value-type="string">
            <text:p>eagle92.jpg</text:p>
          </table:table-cell>
          <table:table-cell office:value-type="string">
            <text:p>[“brown”, “beak”, “wing”, “eyes”]</text:p>
          </table:table-cell>
        </table:table-row>
        <table:table-row table:style-name="ro1">
          <table:table-cell office:value-type="string">
            <text:p>eagle93.jpg</text:p>
          </table:table-cell>
          <table:table-cell office:value-type="string">
            <text:p>[“brown”, “beak”, “eye”]</text:p>
          </table:table-cell>
        </table:table-row>
        <table:table-row table:style-name="ro1">
          <table:table-cell office:value-type="string">
            <text:p>eagle94.jpg</text:p>
          </table:table-cell>
          <table:table-cell office:value-type="string">
            <text:p>[“grey”, “beak”, “wing”, <text:s/>“eye”]</text:p>
          </table:table-cell>
        </table:table-row>
        <table:table-row table:style-name="ro1">
          <table:table-cell office:value-type="string">
            <text:p>eagle95.jpg</text:p>
          </table:table-cell>
          <table:table-cell office:value-type="string">
            <text:p>[“grey”, “beak”, “eye”]</text:p>
          </table:table-cell>
        </table:table-row>
        <table:table-row table:style-name="ro1">
          <table:table-cell office:value-type="string">
            <text:p>eagle96.jpg</text:p>
          </table:table-cell>
          <table:table-cell office:value-type="string">
            <text:p>[“grey”, “beak”, “eyes”]</text:p>
          </table:table-cell>
        </table:table-row>
        <table:table-row table:style-name="ro1">
          <table:table-cell office:value-type="string">
            <text:p>eagle97.jpg</text:p>
          </table:table-cell>
          <table:table-cell office:value-type="string">
            <text:p>[“brown”, “beak”, “wings”, “legs”, “eye”]</text:p>
          </table:table-cell>
        </table:table-row>
        <table:table-row table:style-name="ro1">
          <table:table-cell office:value-type="string">
            <text:p>eagle98.jpg</text:p>
          </table:table-cell>
          <table:table-cell office:value-type="string">
            <text:p>[“brown”, “beak”, “wings”, “legs”]</text:p>
          </table:table-cell>
        </table:table-row>
        <table:table-row table:style-name="ro1">
          <table:table-cell office:value-type="string">
            <text:p>eagle99.jpg</text:p>
          </table:table-cell>
          <table:table-cell office:value-type="string">
            <text:p>[“brown”, “beak”, “eye”]</text:p>
          </table:table-cell>
        </table:table-row>
        <table:table-row table:style-name="ro1">
          <table:table-cell office:value-type="string">
            <text:p>eagle100.jpg</text:p>
          </table:table-cell>
          <table:table-cell office:value-type="string">
            <text:p>[“brown”, “beak”, “eye”]</text:p>
          </table:table-cell>
        </table:table-row>
        <table:table-row table:style-name="ro1">
          <table:table-cell office:value-type="string">
            <text:p>eagle101.jpg</text:p>
          </table:table-cell>
          <table:table-cell office:value-type="string">
            <text:p>[“brown”, “beak”, “wings”, “legs”, “eye”]</text:p>
          </table:table-cell>
        </table:table-row>
        <table:table-row table:style-name="ro1">
          <table:table-cell office:value-type="string">
            <text:p>eagle102.jpg</text:p>
          </table:table-cell>
          <table:table-cell office:value-type="string">
            <text:p>[“brown”, “beak”, “wing”, “legs”, “eye”]</text:p>
          </table:table-cell>
        </table:table-row>
        <table:table-row table:style-name="ro1">
          <table:table-cell office:value-type="string">
            <text:p>eagle103.jpg</text:p>
          </table:table-cell>
          <table:table-cell office:value-type="string">
            <text:p>[“brown”, “beak”, “legs”, “eye”]</text:p>
          </table:table-cell>
        </table:table-row>
        <table:table-row table:style-name="ro1">
          <table:table-cell office:value-type="string">
            <text:p>eagle104.jpg</text:p>
          </table:table-cell>
          <table:table-cell office:value-type="string">
            <text:p>[“brown”, “beak”, “wing”, “legs”, “eyes”]</text:p>
          </table:table-cell>
        </table:table-row>
        <table:table-row table:style-name="ro1">
          <table:table-cell office:value-type="string">
            <text:p>eagle105.jpg</text:p>
          </table:table-cell>
          <table:table-cell office:value-type="string">
            <text:p>[“brown”, “beak”, “wing”, “legs”, “eye”]</text:p>
          </table:table-cell>
        </table:table-row>
        <table:table-row table:style-name="ro1">
          <table:table-cell office:value-type="string">
            <text:p>eagle106.jpg</text:p>
          </table:table-cell>
          <table:table-cell office:value-type="string">
            <text:p>[“grey”, “beak”, “wing”, “legs”, “eye”]</text:p>
          </table:table-cell>
        </table:table-row>
        <table:table-row table:style-name="ro1">
          <table:table-cell office:value-type="string">
            <text:p>eagle107.jpg</text:p>
          </table:table-cell>
          <table:table-cell office:value-type="string">
            <text:p>[“grey”, “beak”, “wings”, “legs”, “eyes”]</text:p>
          </table:table-cell>
        </table:table-row>
        <table:table-row table:style-name="ro1">
          <table:table-cell office:value-type="string">
            <text:p>eagle108.jpg</text:p>
          </table:table-cell>
          <table:table-cell office:value-type="string">
            <text:p>[“grey”, “beak”, “wings”, “legs”, “eye”]</text:p>
          </table:table-cell>
        </table:table-row>
        <table:table-row table:style-name="ro1">
          <table:table-cell office:value-type="string">
            <text:p>eagle109.jpg</text:p>
          </table:table-cell>
          <table:table-cell office:value-type="string">
            <text:p>[“brown”, “beak”, “wings”, “legs”, “eye”]</text:p>
          </table:table-cell>
        </table:table-row>
        <table:table-row table:style-name="ro1">
          <table:table-cell office:value-type="string">
            <text:p>eagle110.jpg</text:p>
          </table:table-cell>
          <table:table-cell office:value-type="string">
            <text:p>[“brown”, “beak”, “wing”, “legs”, “eyes”]</text:p>
          </table:table-cell>
        </table:table-row>
        <table:table-row table:style-name="ro1">
          <table:table-cell office:value-type="string">
            <text:p>eagle111.jpg</text:p>
          </table:table-cell>
          <table:table-cell office:value-type="string">
            <text:p>[“grey”, “beak”, “wing”, “legs”, “eye”]</text:p>
          </table:table-cell>
        </table:table-row>
        <table:table-row table:style-name="ro1">
          <table:table-cell office:value-type="string">
            <text:p>eagle112.jpg</text:p>
          </table:table-cell>
          <table:table-cell office:value-type="string">
            <text:p>[“grey”, “beak”, “wing”, “leg”, “eye”]</text:p>
          </table:table-cell>
        </table:table-row>
        <table:table-row table:style-name="ro1">
          <table:table-cell office:value-type="string">
            <text:p>eagle113.jpg</text:p>
          </table:table-cell>
          <table:table-cell office:value-type="string">
            <text:p>[“brown”, “beak”, “wings”, “legs”, “eye”]</text:p>
          </table:table-cell>
        </table:table-row>
        <table:table-row table:style-name="ro1">
          <table:table-cell office:value-type="string">
            <text:p>eagle114.jpg</text:p>
          </table:table-cell>
          <table:table-cell office:value-type="string">
            <text:p>[“grey”, “beak”, “eyes”]</text:p>
          </table:table-cell>
        </table:table-row>
        <table:table-row table:style-name="ro1">
          <table:table-cell office:value-type="string">
            <text:p>eagle115.jpg</text:p>
          </table:table-cell>
          <table:table-cell office:value-type="string">
            <text:p>[“brown”, “beak”, “wing”, “eye”]</text:p>
          </table:table-cell>
        </table:table-row>
        <table:table-row table:style-name="ro1">
          <table:table-cell office:value-type="string">
            <text:p>eagle116.jpg</text:p>
          </table:table-cell>
          <table:table-cell office:value-type="string">
            <text:p>[“brown”, “beak”, “legs”, “wings”, “eye”]</text:p>
          </table:table-cell>
        </table:table-row>
        <table:table-row table:style-name="ro1">
          <table:table-cell office:value-type="string">
            <text:p>eagle117.jpg</text:p>
          </table:table-cell>
          <table:table-cell office:value-type="string">
            <text:p>[“brown”, “beak”, “legs”, “wing”, “eye”]</text:p>
          </table:table-cell>
        </table:table-row>
        <table:table-row table:style-name="ro1">
          <table:table-cell office:value-type="string">
            <text:p>eagle118.jpg</text:p>
          </table:table-cell>
          <table:table-cell office:value-type="string">
            <text:p>[“beige”, “beak”, “legs”, “wings”, “eye”]</text:p>
          </table:table-cell>
        </table:table-row>
        <table:table-row table:style-name="ro1">
          <table:table-cell office:value-type="string">
            <text:p>eagle119.jpg</text:p>
          </table:table-cell>
          <table:table-cell office:value-type="string">
            <text:p>[“beige”, “beak”, “wing”, “eye”]</text:p>
          </table:table-cell>
        </table:table-row>
        <table:table-row table:style-name="ro1">
          <table:table-cell office:value-type="string">
            <text:p>eagle120.jpg</text:p>
          </table:table-cell>
          <table:table-cell office:value-type="string">
            <text:p>[“beige”, “beak”, “wing”, “eyes”]</text:p>
          </table:table-cell>
        </table:table-row>
        <table:table-row table:style-name="ro1">
          <table:table-cell office:value-type="string">
            <text:p>eagle121.jpg</text:p>
          </table:table-cell>
          <table:table-cell office:value-type="string">
            <text:p>[“beige”, “beak”, “wing”, “eye”]</text:p>
          </table:table-cell>
        </table:table-row>
        <table:table-row table:style-name="ro1">
          <table:table-cell office:value-type="string">
            <text:p>eagle122.jpg</text:p>
          </table:table-cell>
          <table:table-cell office:value-type="string">
            <text:p>[“beige”, “beak”, “wing”, “eye”]</text:p>
          </table:table-cell>
        </table:table-row>
        <table:table-row table:style-name="ro1">
          <table:table-cell office:value-type="string">
            <text:p>eagle123.jpg</text:p>
          </table:table-cell>
          <table:table-cell office:value-type="string">
            <text:p>[“beige”, “beak”, “legs”, “wing”, “eye”]</text:p>
          </table:table-cell>
        </table:table-row>
        <table:table-row table:style-name="ro1">
          <table:table-cell office:value-type="string">
            <text:p>eagle124.jpg</text:p>
          </table:table-cell>
          <table:table-cell office:value-type="string">
            <text:p>[“beige”, “beak”, “wing”, “eye”]</text:p>
          </table:table-cell>
        </table:table-row>
        <table:table-row table:style-name="ro1">
          <table:table-cell office:value-type="string">
            <text:p>eagle125.jpg</text:p>
          </table:table-cell>
          <table:table-cell office:value-type="string">
            <text:p>[“beige”, “beak”, “wings”, “eyes”]</text:p>
          </table:table-cell>
        </table:table-row>
        <table:table-row table:style-name="ro1">
          <table:table-cell office:value-type="string">
            <text:p>eagle126.jpg</text:p>
          </table:table-cell>
          <table:table-cell office:value-type="string">
            <text:p>[“beige”, “beak”, “legs”, “wings”, “eye”]</text:p>
          </table:table-cell>
        </table:table-row>
        <table:table-row table:style-name="ro1">
          <table:table-cell office:value-type="string">
            <text:p>eagle127.jpg</text:p>
          </table:table-cell>
          <table:table-cell office:value-type="string">
            <text:p>[“white”, “beak”, “wings”, “eye”]</text:p>
          </table:table-cell>
        </table:table-row>
        <table:table-row table:style-name="ro1">
          <table:table-cell office:value-type="string">
            <text:p>eagle128.jpg</text:p>
          </table:table-cell>
          <table:table-cell office:value-type="string">
            <text:p>[“white”, “beak”, “eye”, “tongue”]</text:p>
          </table:table-cell>
        </table:table-row>
        <table:table-row table:style-name="ro1">
          <table:table-cell office:value-type="string">
            <text:p>eagle129.jpg</text:p>
          </table:table-cell>
          <table:table-cell office:value-type="string">
            <text:p>[“grey”, “beak”, “eyes”]</text:p>
          </table:table-cell>
        </table:table-row>
        <table:table-row table:style-name="ro1">
          <table:table-cell office:value-type="string">
            <text:p>eagle130.jpg</text:p>
          </table:table-cell>
          <table:table-cell office:value-type="string">
            <text:p>[“white”, “beak”, “wing”, “eye”]</text:p>
          </table:table-cell>
        </table:table-row>
        <table:table-row table:style-name="ro1">
          <table:table-cell office:value-type="string">
            <text:p>eagle131.jpg</text:p>
          </table:table-cell>
          <table:table-cell office:value-type="string">
            <text:p>[“brown”, “beak”, “eye”]</text:p>
          </table:table-cell>
        </table:table-row>
        <table:table-row table:style-name="ro1">
          <table:table-cell office:value-type="string">
            <text:p>eagle132.jpg</text:p>
          </table:table-cell>
          <table:table-cell office:value-type="string">
            <text:p>[“brown”, “beak”, “wings”, “eye”]</text:p>
          </table:table-cell>
        </table:table-row>
        <table:table-row table:style-name="ro1">
          <table:table-cell office:value-type="string">
            <text:p>eagle133.jpg</text:p>
          </table:table-cell>
          <table:table-cell office:value-type="string">
            <text:p>[“brown”, “beak”, “legs”, “wings”, “eye”]</text:p>
          </table:table-cell>
        </table:table-row>
        <table:table-row table:style-name="ro1">
          <table:table-cell office:value-type="string">
            <text:p>eagle134.jpg</text:p>
          </table:table-cell>
          <table:table-cell office:value-type="string">
            <text:p>[“brown”, “beak”, “wing”, “eye”]</text:p>
          </table:table-cell>
        </table:table-row>
        <table:table-row table:style-name="ro1">
          <table:table-cell office:value-type="string">
            <text:p>eagle135.jpg</text:p>
          </table:table-cell>
          <table:table-cell office:value-type="string">
            <text:p>[“white”, “beak”, “eyes”]</text:p>
          </table:table-cell>
        </table:table-row>
        <table:table-row table:style-name="ro1">
          <table:table-cell office:value-type="string">
            <text:p>eagle136.jpg</text:p>
          </table:table-cell>
          <table:table-cell office:value-type="string">
            <text:p>[“brown”, “beak”, “eye”]</text:p>
          </table:table-cell>
        </table:table-row>
        <table:table-row table:style-name="ro1">
          <table:table-cell office:value-type="string">
            <text:p>eagle137.jpg</text:p>
          </table:table-cell>
          <table:table-cell office:value-type="string">
            <text:p>[“brown”, “beak”, “eyes”]</text:p>
          </table:table-cell>
        </table:table-row>
        <table:table-row table:style-name="ro1">
          <table:table-cell office:value-type="string">
            <text:p>eagle138.jpg</text:p>
          </table:table-cell>
          <table:table-cell office:value-type="string">
            <text:p>[“brown”, “beak”, “legs”, “wings”, “eye”]</text:p>
          </table:table-cell>
        </table:table-row>
        <table:table-row table:style-name="ro1">
          <table:table-cell office:value-type="string">
            <text:p>eagle139.jpg</text:p>
          </table:table-cell>
          <table:table-cell office:value-type="string">
            <text:p>[“black”, “beak”, “legs”, “eye”]</text:p>
          </table:table-cell>
        </table:table-row>
        <table:table-row table:style-name="ro1">
          <table:table-cell office:value-type="string">
            <text:p>eagle140.jpg</text:p>
          </table:table-cell>
          <table:table-cell office:value-type="string">
            <text:p>[“black”, “beak”, “legs”, “wing”, “eye”]</text:p>
          </table:table-cell>
        </table:table-row>
        <table:table-row table:style-name="ro1">
          <table:table-cell office:value-type="string">
            <text:p>eagle141.jpg</text:p>
          </table:table-cell>
          <table:table-cell office:value-type="string">
            <text:p>[“black”, “beak”, “legs”, “wings”, “eye”]</text:p>
          </table:table-cell>
        </table:table-row>
        <table:table-row table:style-name="ro1">
          <table:table-cell office:value-type="string">
            <text:p>eagle142.jpg</text:p>
          </table:table-cell>
          <table:table-cell office:value-type="string">
            <text:p>[“black”, “beak”, “legs”, “wing”, “eye”]</text:p>
          </table:table-cell>
        </table:table-row>
        <table:table-row table:style-name="ro1">
          <table:table-cell office:value-type="string">
            <text:p>eagle143.jpg</text:p>
          </table:table-cell>
          <table:table-cell office:value-type="string">
            <text:p>[“black”, “beak”, “wing”, “eye”]</text:p>
          </table:table-cell>
        </table:table-row>
        <table:table-row table:style-name="ro1">
          <table:table-cell office:value-type="string">
            <text:p>eagle144.jpg</text:p>
          </table:table-cell>
          <table:table-cell office:value-type="string">
            <text:p>[“black”, “beak”, “wing”, “eye”]</text:p>
          </table:table-cell>
        </table:table-row>
        <table:table-row table:style-name="ro1">
          <table:table-cell office:value-type="string">
            <text:p>eagle145.jpg</text:p>
          </table:table-cell>
          <table:table-cell office:value-type="string">
            <text:p>[“brown”, “beak”, “wings”, “legs”, “eye”]</text:p>
          </table:table-cell>
        </table:table-row>
        <table:table-row table:style-name="ro1">
          <table:table-cell office:value-type="string">
            <text:p>eagle146.jpg</text:p>
          </table:table-cell>
          <table:table-cell office:value-type="string">
            <text:p>[“brown”, “beak”, “wings”, “legs”, “eye”]</text:p>
          </table:table-cell>
        </table:table-row>
        <table:table-row table:style-name="ro1">
          <table:table-cell office:value-type="string">
            <text:p>eagle147.jpg</text:p>
          </table:table-cell>
          <table:table-cell office:value-type="string">
            <text:p>[“brown”, “beak”, “wings”, “legs”, “eye”]</text:p>
          </table:table-cell>
        </table:table-row>
        <table:table-row table:style-name="ro1">
          <table:table-cell office:value-type="string">
            <text:p>eagle148.jpg</text:p>
          </table:table-cell>
          <table:table-cell office:value-type="string">
            <text:p>[“brown”, “beak”, “wings”, “eye”]</text:p>
          </table:table-cell>
        </table:table-row>
        <table:table-row table:style-name="ro1">
          <table:table-cell office:value-type="string">
            <text:p>eagle149.jpg</text:p>
          </table:table-cell>
          <table:table-cell office:value-type="string">
            <text:p>[“brown”, “beak”, “eye”]</text:p>
          </table:table-cell>
        </table:table-row>
        <table:table-row table:style-name="ro1">
          <table:table-cell office:value-type="string">
            <text:p>eagle150.jpg</text:p>
          </table:table-cell>
          <table:table-cell office:value-type="string">
            <text:p>[“brown”, “beak”, “eye”]</text:p>
          </table:table-cell>
        </table:table-row>
        <table:table-row table:style-name="ro1">
          <table:table-cell office:value-type="string">
            <text:p>eagle151.jpg</text:p>
          </table:table-cell>
          <table:table-cell office:value-type="string">
            <text:p>[“brown”, “beak”, “wings”, “legs”, “eyes”]</text:p>
          </table:table-cell>
        </table:table-row>
        <table:table-row table:style-name="ro1">
          <table:table-cell office:value-type="string">
            <text:p>eagle152.jpg</text:p>
          </table:table-cell>
          <table:table-cell office:value-type="string">
            <text:p>[“brown”, “beak”, “wings”, “legs”, “eyes”]</text:p>
          </table:table-cell>
        </table:table-row>
        <table:table-row table:style-name="ro1">
          <table:table-cell office:value-type="string">
            <text:p>eagle153.jpg</text:p>
          </table:table-cell>
          <table:table-cell office:value-type="string">
            <text:p>[“brown”, “beak”, “wings”, “legs”, “eye”]</text:p>
          </table:table-cell>
        </table:table-row>
        <table:table-row table:style-name="ro1">
          <table:table-cell office:value-type="string">
            <text:p>eagle154.jpg</text:p>
          </table:table-cell>
          <table:table-cell office:value-type="string">
            <text:p>[“brown”, “beak”, “wings”, “legs”, “eye”]</text:p>
          </table:table-cell>
        </table:table-row>
        <table:table-row table:style-name="ro1">
          <table:table-cell office:value-type="string">
            <text:p>eagle155.jpg</text:p>
          </table:table-cell>
          <table:table-cell office:value-type="string">
            <text:p>[“brown”, “beak”, “wings”, “legs”, “eye”]</text:p>
          </table:table-cell>
        </table:table-row>
        <table:table-row table:style-name="ro1">
          <table:table-cell office:value-type="string">
            <text:p>eagle156.jpg</text:p>
          </table:table-cell>
          <table:table-cell office:value-type="string">
            <text:p>[“brown”, “beak”, “wings”, “legs”, “eye”]</text:p>
          </table:table-cell>
        </table:table-row>
        <table:table-row table:style-name="ro1">
          <table:table-cell office:value-type="string">
            <text:p>eagle157.jpg</text:p>
          </table:table-cell>
          <table:table-cell office:value-type="string">
            <text:p>[“brown”, “beak”, “wings”, “legs”, “eye”]</text:p>
          </table:table-cell>
        </table:table-row>
        <table:table-row table:style-name="ro1">
          <table:table-cell office:value-type="string">
            <text:p>eagle158.jpg</text:p>
          </table:table-cell>
          <table:table-cell office:value-type="string">
            <text:p>[“brown”, “beak”, “wings”, “legs”, “eye”]</text:p>
          </table:table-cell>
        </table:table-row>
        <table:table-row table:style-name="ro1">
          <table:table-cell office:value-type="string">
            <text:p>eagle159.jpg</text:p>
          </table:table-cell>
          <table:table-cell office:value-type="string">
            <text:p>[“brown”, “beak”, “wings”, “legs”, “eye”]</text:p>
          </table:table-cell>
        </table:table-row>
        <table:table-row table:style-name="ro1">
          <table:table-cell office:value-type="string">
            <text:p>eagle160.jpg</text:p>
          </table:table-cell>
          <table:table-cell office:value-type="string">
            <text:p>[“brown”, “beak”, “wings”, “legs”, “eye”]</text:p>
          </table:table-cell>
        </table:table-row>
        <table:table-row table:style-name="ro1">
          <table:table-cell office:value-type="string">
            <text:p>eagle161.jpg</text:p>
          </table:table-cell>
          <table:table-cell office:value-type="string">
            <text:p>[“brown”, “beak”, “wings”, “legs”, “eye”]</text:p>
          </table:table-cell>
        </table:table-row>
        <table:table-row table:style-name="ro1">
          <table:table-cell office:value-type="string">
            <text:p>eagle162.jpg</text:p>
          </table:table-cell>
          <table:table-cell office:value-type="string">
            <text:p>[“brown”, “beak”, “wings”, “legs”, “eye”]</text:p>
          </table:table-cell>
        </table:table-row>
        <table:table-row table:style-name="ro1">
          <table:table-cell office:value-type="string">
            <text:p>eagle163.jpg</text:p>
          </table:table-cell>
          <table:table-cell office:value-type="string">
            <text:p>[“brown”, “beak”, “wings”, “legs”, “eye”]</text:p>
          </table:table-cell>
        </table:table-row>
        <table:table-row table:style-name="ro1">
          <table:table-cell office:value-type="string">
            <text:p>eagle164.jpg</text:p>
          </table:table-cell>
          <table:table-cell office:value-type="string">
            <text:p>[“brown”, “beak”, “wings”, “legs”, “eye”]</text:p>
          </table:table-cell>
        </table:table-row>
        <table:table-row table:style-name="ro1">
          <table:table-cell office:value-type="string">
            <text:p>eagle165.jpg</text:p>
          </table:table-cell>
          <table:table-cell office:value-type="string">
            <text:p>[“brown”, “beak”, “wings”, “legs”, “eye”]</text:p>
          </table:table-cell>
        </table:table-row>
        <table:table-row table:style-name="ro1">
          <table:table-cell office:value-type="string">
            <text:p>eagle166.jpg</text:p>
          </table:table-cell>
          <table:table-cell office:value-type="string">
            <text:p>[“brown”, “beak”, “wings”, “legs”, “eye”]</text:p>
          </table:table-cell>
        </table:table-row>
        <table:table-row table:style-name="ro1">
          <table:table-cell office:value-type="string">
            <text:p>eagle167.jpg</text:p>
          </table:table-cell>
          <table:table-cell office:value-type="string">
            <text:p>[“beige”, “beak”, “wings”, “legs”, “eye”]</text:p>
          </table:table-cell>
        </table:table-row>
        <table:table-row table:style-name="ro1">
          <table:table-cell office:value-type="string">
            <text:p>eagle168.jpg</text:p>
          </table:table-cell>
          <table:table-cell office:value-type="string">
            <text:p>[“brown”, “beak”, “wings”, “legs”, “eye”]</text:p>
          </table:table-cell>
        </table:table-row>
        <table:table-row table:style-name="ro1">
          <table:table-cell office:value-type="string">
            <text:p>eagle169.jpg</text:p>
          </table:table-cell>
          <table:table-cell office:value-type="string">
            <text:p>[“brown”, “beak”, “wings”, “legs”, “eye”]</text:p>
          </table:table-cell>
        </table:table-row>
        <table:table-row table:style-name="ro1">
          <table:table-cell office:value-type="string">
            <text:p>eagle170.jpg</text:p>
          </table:table-cell>
          <table:table-cell office:value-type="string">
            <text:p>[“brown”, “beak”, “wings”, “legs”, “eye”]</text:p>
          </table:table-cell>
        </table:table-row>
        <table:table-row table:style-name="ro1">
          <table:table-cell office:value-type="string">
            <text:p>eagle171.jpg</text:p>
          </table:table-cell>
          <table:table-cell office:value-type="string">
            <text:p>[“brown”, “beak”, “wings”, “legs”, “eye”]</text:p>
          </table:table-cell>
        </table:table-row>
        <table:table-row table:style-name="ro1">
          <table:table-cell office:value-type="string">
            <text:p>eagle172.jpg</text:p>
          </table:table-cell>
          <table:table-cell office:value-type="string">
            <text:p>[“brown”, “beak”, “wings”, “legs”, “eye”]</text:p>
          </table:table-cell>
        </table:table-row>
        <table:table-row table:style-name="ro1">
          <table:table-cell office:value-type="string">
            <text:p>eagle173.jpg</text:p>
          </table:table-cell>
          <table:table-cell office:value-type="string">
            <text:p>[“beige”, “beak”, “wings”, “eye”]</text:p>
          </table:table-cell>
        </table:table-row>
        <table:table-row table:style-name="ro1">
          <table:table-cell office:value-type="string">
            <text:p>eagle174.jpg</text:p>
          </table:table-cell>
          <table:table-cell office:value-type="string">
            <text:p>[“brown”, “beak”, “wings”, “leg”, “eye”]</text:p>
          </table:table-cell>
        </table:table-row>
        <table:table-row table:style-name="ro1">
          <table:table-cell office:value-type="string">
            <text:p>eagle175.jpg</text:p>
          </table:table-cell>
          <table:table-cell office:value-type="string">
            <text:p>[“brown”, “beak”, “wings”, “legs”, “eye”]</text:p>
          </table:table-cell>
        </table:table-row>
        <table:table-row table:style-name="ro1">
          <table:table-cell office:value-type="string">
            <text:p>eagle176.jpg</text:p>
          </table:table-cell>
          <table:table-cell office:value-type="string">
            <text:p>[“brown”, “beak”, “wings”, “legs”, “eye”]</text:p>
          </table:table-cell>
        </table:table-row>
        <table:table-row table:style-name="ro1">
          <table:table-cell office:value-type="string">
            <text:p>eagle177.jpg</text:p>
          </table:table-cell>
          <table:table-cell office:value-type="string">
            <text:p>[“brown”, “beak”, “wings”, “legs”, “eye”]</text:p>
          </table:table-cell>
        </table:table-row>
        <table:table-row table:style-name="ro1">
          <table:table-cell office:value-type="string">
            <text:p>eagle178.jpg</text:p>
          </table:table-cell>
          <table:table-cell office:value-type="string">
            <text:p>[“brown”, “beak”, “wings”, “eye”]</text:p>
          </table:table-cell>
        </table:table-row>
        <table:table-row table:style-name="ro1">
          <table:table-cell office:value-type="string">
            <text:p>eagle179.jpg</text:p>
          </table:table-cell>
          <table:table-cell office:value-type="string">
            <text:p>[“brown”, “beak”, “leg”, “eye”]</text:p>
          </table:table-cell>
        </table:table-row>
        <table:table-row table:style-name="ro1">
          <table:table-cell office:value-type="string">
            <text:p>eagle180.jpg</text:p>
          </table:table-cell>
          <table:table-cell office:value-type="string">
            <text:p>[“brown”, “beak”, “wings”, “legs”, “eye”]</text:p>
          </table:table-cell>
        </table:table-row>
        <table:table-row table:style-name="ro1">
          <table:table-cell office:value-type="string">
            <text:p>eagle181.jpg</text:p>
          </table:table-cell>
          <table:table-cell office:value-type="string">
            <text:p>[“brown”, “beak”, “wings”, “legs”, “eye”]</text:p>
          </table:table-cell>
        </table:table-row>
        <table:table-row table:style-name="ro1">
          <table:table-cell office:value-type="string">
            <text:p>eagle182.jpg</text:p>
          </table:table-cell>
          <table:table-cell office:value-type="string">
            <text:p>[“brown”, “beak”, “wings”, “legs”, “eye”]</text:p>
          </table:table-cell>
        </table:table-row>
        <table:table-row table:style-name="ro1">
          <table:table-cell office:value-type="string">
            <text:p>eagle183.jpg</text:p>
          </table:table-cell>
          <table:table-cell office:value-type="string">
            <text:p>[“brown”, “beak”, “wings”, “legs”, “eye”]</text:p>
          </table:table-cell>
        </table:table-row>
        <table:table-row table:style-name="ro1">
          <table:table-cell office:value-type="string">
            <text:p>eagle184.jpg</text:p>
          </table:table-cell>
          <table:table-cell office:value-type="string">
            <text:p>[“brown”, “beak”, “wings”, “legs”, “eye”]</text:p>
          </table:table-cell>
        </table:table-row>
        <table:table-row table:style-name="ro1">
          <table:table-cell office:value-type="string">
            <text:p>eagle185.jpg</text:p>
          </table:table-cell>
          <table:table-cell office:value-type="string">
            <text:p>[“brown”, “beak”, “wings”, “legs”, “eye”]</text:p>
          </table:table-cell>
        </table:table-row>
        <table:table-row table:style-name="ro1">
          <table:table-cell office:value-type="string">
            <text:p>eagle186.jpg</text:p>
          </table:table-cell>
          <table:table-cell office:value-type="string">
            <text:p>[“brown”, “beak”, “wings”, “legs”, “eye”]</text:p>
          </table:table-cell>
        </table:table-row>
        <table:table-row table:style-name="ro1">
          <table:table-cell office:value-type="string">
            <text:p>eagle187.jpg</text:p>
          </table:table-cell>
          <table:table-cell office:value-type="string">
            <text:p>[“white”, “beak”, “eye”]</text:p>
          </table:table-cell>
        </table:table-row>
        <table:table-row table:style-name="ro1">
          <table:table-cell office:value-type="string">
            <text:p>eagle188.jpg</text:p>
          </table:table-cell>
          <table:table-cell office:value-type="string">
            <text:p>[“white”, “beak”, “eye”]</text:p>
          </table:table-cell>
        </table:table-row>
        <table:table-row table:style-name="ro1">
          <table:table-cell office:value-type="string">
            <text:p>eagle189.jpg</text:p>
          </table:table-cell>
          <table:table-cell office:value-type="string">
            <text:p>[“white”, “beak”, “eye”]</text:p>
          </table:table-cell>
        </table:table-row>
        <table:table-row table:style-name="ro1">
          <table:table-cell office:value-type="string">
            <text:p>eagle190.jpg</text:p>
          </table:table-cell>
          <table:table-cell office:value-type="string">
            <text:p>[“white”, “beak”, “eye”]</text:p>
          </table:table-cell>
        </table:table-row>
        <table:table-row table:style-name="ro1">
          <table:table-cell office:value-type="string">
            <text:p>eagle191.jpg</text:p>
          </table:table-cell>
          <table:table-cell office:value-type="string">
            <text:p>[“white”, “beak”, “tongue”, “eye”]</text:p>
          </table:table-cell>
        </table:table-row>
        <table:table-row table:style-name="ro1">
          <table:table-cell office:value-type="string">
            <text:p>eagle192.jpg</text:p>
          </table:table-cell>
          <table:table-cell office:value-type="string">
            <text:p>[“white”, “beak”, “eye”]</text:p>
          </table:table-cell>
        </table:table-row>
        <table:table-row table:style-name="ro1">
          <table:table-cell office:value-type="string">
            <text:p>eagle193.jpg</text:p>
          </table:table-cell>
          <table:table-cell office:value-type="string">
            <text:p>[“white”, “beak”, “eye”]</text:p>
          </table:table-cell>
        </table:table-row>
        <table:table-row table:style-name="ro1">
          <table:table-cell office:value-type="string">
            <text:p>eagle194.jpg</text:p>
          </table:table-cell>
          <table:table-cell office:value-type="string">
            <text:p>[“white”, “beak”, “eye”]</text:p>
          </table:table-cell>
        </table:table-row>
        <table:table-row table:style-name="ro1">
          <table:table-cell office:value-type="string">
            <text:p>eagle195.jpg</text:p>
          </table:table-cell>
          <table:table-cell office:value-type="string">
            <text:p>[“brown”, “beak”, “wings”, “eye”]</text:p>
          </table:table-cell>
        </table:table-row>
        <table:table-row table:style-name="ro1">
          <table:table-cell office:value-type="string">
            <text:p>eagle196.jpg</text:p>
          </table:table-cell>
          <table:table-cell office:value-type="string">
            <text:p>[“brown”, “beak”, “wings”, “legs”, “eye”]</text:p>
          </table:table-cell>
        </table:table-row>
        <table:table-row table:style-name="ro1">
          <table:table-cell office:value-type="string">
            <text:p>eagle197.jpg</text:p>
          </table:table-cell>
          <table:table-cell office:value-type="string">
            <text:p>[“brown”, “beak”, “wings”, “legs”, “eye”]</text:p>
          </table:table-cell>
        </table:table-row>
        <table:table-row table:style-name="ro1">
          <table:table-cell office:value-type="string">
            <text:p>eagle198.jpg</text:p>
          </table:table-cell>
          <table:table-cell office:value-type="string">
            <text:p>[“brown”, “beak”, “wings”, “legs”, “eye”]</text:p>
          </table:table-cell>
        </table:table-row>
        <table:table-row table:style-name="ro1">
          <table:table-cell office:value-type="string">
            <text:p>eagle199.jpg</text:p>
          </table:table-cell>
          <table:table-cell office:value-type="string">
            <text:p>[“brown”, “beak”, “wings”, “legs”, “eye”]</text:p>
          </table:table-cell>
        </table:table-row>
        <table:table-row table:style-name="ro1">
          <table:table-cell office:value-type="string">
            <text:p>eagle200.jpg</text:p>
          </table:table-cell>
          <table:table-cell office:value-type="string">
            <text:p>[“brown”, “beak”, “wings”, “legs”, “eye”]</text:p>
          </table:table-cell>
        </table:table-row>
        <table:table-row table:style-name="ro1">
          <table:table-cell office:value-type="string">
            <text:p>hawk1.jpg</text:p>
          </table:table-cell>
          <table:table-cell office:value-type="string">
            <text:p>[“beige”, “beak”, “legs”, “wing”, “eye”]</text:p>
          </table:table-cell>
        </table:table-row>
        <table:table-row table:style-name="ro1">
          <table:table-cell office:value-type="string">
            <text:p>hawk2.jpg</text:p>
          </table:table-cell>
          <table:table-cell office:value-type="string">
            <text:p>[“beige”, “beak”, “legs”, “wings”, “eye”]</text:p>
          </table:table-cell>
        </table:table-row>
        <table:table-row table:style-name="ro1">
          <table:table-cell office:value-type="string">
            <text:p>hawk3.jpg</text:p>
          </table:table-cell>
          <table:table-cell office:value-type="string">
            <text:p>[“beige”, “beak”, “eye”]</text:p>
          </table:table-cell>
        </table:table-row>
        <table:table-row table:style-name="ro1">
          <table:table-cell office:value-type="string">
            <text:p>hawk4.jpg</text:p>
          </table:table-cell>
          <table:table-cell office:value-type="string">
            <text:p>[“grey”, “beak”, “eye”]</text:p>
          </table:table-cell>
        </table:table-row>
        <table:table-row table:style-name="ro1">
          <table:table-cell office:value-type="string">
            <text:p>hawk5.jpg</text:p>
          </table:table-cell>
          <table:table-cell office:value-type="string">
            <text:p>[“beige”, “beak”, “eye”]</text:p>
          </table:table-cell>
        </table:table-row>
        <table:table-row table:style-name="ro1">
          <table:table-cell office:value-type="string">
            <text:p>hawk6.jpg</text:p>
          </table:table-cell>
          <table:table-cell office:value-type="string">
            <text:p>[“beige”, “beak”, “wings”, “eye”]</text:p>
          </table:table-cell>
        </table:table-row>
        <table:table-row table:style-name="ro1">
          <table:table-cell office:value-type="string">
            <text:p>hawk7.jpg</text:p>
          </table:table-cell>
          <table:table-cell office:value-type="string">
            <text:p>[“beige”, “beak”, “legs”, “wings”, “eye”]</text:p>
          </table:table-cell>
        </table:table-row>
        <table:table-row table:style-name="ro1">
          <table:table-cell office:value-type="string">
            <text:p>hawk8.jpg</text:p>
          </table:table-cell>
          <table:table-cell office:value-type="string">
            <text:p>[“beige”, “beak”, “legs”, “wings”, “eye”]</text:p>
          </table:table-cell>
        </table:table-row>
        <table:table-row table:style-name="ro1">
          <table:table-cell office:value-type="string">
            <text:p>hawk9.jpg</text:p>
          </table:table-cell>
          <table:table-cell office:value-type="string">
            <text:p>[“white”, “beak”, “legs”, “wings”, “eye”]</text:p>
          </table:table-cell>
        </table:table-row>
        <table:table-row table:style-name="ro1">
          <table:table-cell office:value-type="string">
            <text:p>hawk10.jpg</text:p>
          </table:table-cell>
          <table:table-cell office:value-type="string">
            <text:p>[“white”, “beak”, “legs”, “wings”, “eye”]</text:p>
          </table:table-cell>
        </table:table-row>
        <table:table-row table:style-name="ro1">
          <table:table-cell office:value-type="string">
            <text:p>hawk11.jpg</text:p>
          </table:table-cell>
          <table:table-cell office:value-type="string">
            <text:p>[“beige”, “beak”, “eye”]</text:p>
          </table:table-cell>
        </table:table-row>
        <table:table-row table:style-name="ro1">
          <table:table-cell office:value-type="string">
            <text:p>hawk12.jpg</text:p>
          </table:table-cell>
          <table:table-cell office:value-type="string">
            <text:p>[“beige”, “beak”, “legs”, “wings”, “eye”]</text:p>
          </table:table-cell>
        </table:table-row>
        <table:table-row table:style-name="ro1">
          <table:table-cell office:value-type="string">
            <text:p>hawk13.jpg</text:p>
          </table:table-cell>
          <table:table-cell office:value-type="string">
            <text:p>[“beige”, “beak”, “legs”, “wing”, “eye”]</text:p>
          </table:table-cell>
        </table:table-row>
        <table:table-row table:style-name="ro1">
          <table:table-cell office:value-type="string">
            <text:p>hawk14.jpg</text:p>
          </table:table-cell>
          <table:table-cell office:value-type="string">
            <text:p>[“brown”, “beak”, “legs”, “wing”, “eye”]</text:p>
          </table:table-cell>
        </table:table-row>
        <table:table-row table:style-name="ro1">
          <table:table-cell office:value-type="string">
            <text:p>hawk15.jpg</text:p>
          </table:table-cell>
          <table:table-cell office:value-type="string">
            <text:p>[“beige”, “beak”, “legs”, “wings”, “eye”]</text:p>
          </table:table-cell>
        </table:table-row>
        <table:table-row table:style-name="ro1">
          <table:table-cell office:value-type="string">
            <text:p>hawk16.jpg</text:p>
          </table:table-cell>
          <table:table-cell office:value-type="string">
            <text:p>[“grey”, “beak”, “legs”, “wings”, “eye”]</text:p>
          </table:table-cell>
        </table:table-row>
        <table:table-row table:style-name="ro1">
          <table:table-cell office:value-type="string">
            <text:p>hawk17.jpg</text:p>
          </table:table-cell>
          <table:table-cell office:value-type="string">
            <text:p>[“grey”, “beak”, “legs”, “wings”, “eye”]</text:p>
          </table:table-cell>
        </table:table-row>
        <table:table-row table:style-name="ro1">
          <table:table-cell office:value-type="string">
            <text:p>hawk18.jpg</text:p>
          </table:table-cell>
          <table:table-cell office:value-type="string">
            <text:p>[“grey”, “beak”, “legs”, “wings”, “eye”]</text:p>
          </table:table-cell>
        </table:table-row>
        <table:table-row table:style-name="ro1">
          <table:table-cell office:value-type="string">
            <text:p>hawk19.jpg</text:p>
          </table:table-cell>
          <table:table-cell office:value-type="string">
            <text:p>[“brown”, “beak”, “eye”]</text:p>
          </table:table-cell>
        </table:table-row>
        <table:table-row table:style-name="ro1">
          <table:table-cell office:value-type="string">
            <text:p>hawk20.jpg</text:p>
          </table:table-cell>
          <table:table-cell office:value-type="string">
            <text:p>[“white”, “beak”, “legs”, “wing”, “eye”]</text:p>
          </table:table-cell>
        </table:table-row>
        <table:table-row table:style-name="ro1">
          <table:table-cell office:value-type="string">
            <text:p>hawk21.jpg</text:p>
          </table:table-cell>
          <table:table-cell office:value-type="string">
            <text:p>[“beige”, “beak”, “legs”, “wings”, “eye”]</text:p>
          </table:table-cell>
        </table:table-row>
        <table:table-row table:style-name="ro1">
          <table:table-cell office:value-type="string">
            <text:p>hawk22.jpg</text:p>
          </table:table-cell>
          <table:table-cell office:value-type="string">
            <text:p>[“beige”, “beak”, “legs”, “wings”, “eye”]</text:p>
          </table:table-cell>
        </table:table-row>
        <table:table-row table:style-name="ro1">
          <table:table-cell office:value-type="string">
            <text:p>hawk23.jpg</text:p>
          </table:table-cell>
          <table:table-cell office:value-type="string">
            <text:p>[“grey”, “beak”, “legs”, “eye”]</text:p>
          </table:table-cell>
        </table:table-row>
        <table:table-row table:style-name="ro1">
          <table:table-cell office:value-type="string">
            <text:p>hawk24.jpg</text:p>
          </table:table-cell>
          <table:table-cell office:value-type="string">
            <text:p>[“beige”, “beak”, “wings”, “eye”]</text:p>
          </table:table-cell>
        </table:table-row>
        <table:table-row table:style-name="ro1">
          <table:table-cell office:value-type="string">
            <text:p>hawk25.jpg</text:p>
          </table:table-cell>
          <table:table-cell office:value-type="string">
            <text:p>[“beige”, “beak”, “wings”, “eyes”]</text:p>
          </table:table-cell>
        </table:table-row>
        <table:table-row table:style-name="ro1">
          <table:table-cell office:value-type="string">
            <text:p>hawk26.jpg</text:p>
          </table:table-cell>
          <table:table-cell office:value-type="string">
            <text:p>[“beige”, “beak”, “eye”]</text:p>
          </table:table-cell>
        </table:table-row>
        <table:table-row table:style-name="ro1">
          <table:table-cell office:value-type="string">
            <text:p>hawk27.jpg</text:p>
          </table:table-cell>
          <table:table-cell office:value-type="string">
            <text:p>[“beige”, “beak”, “eye”, “tongue”]</text:p>
          </table:table-cell>
        </table:table-row>
        <table:table-row table:style-name="ro1">
          <table:table-cell office:value-type="string">
            <text:p>hawk28.jpg</text:p>
          </table:table-cell>
          <table:table-cell office:value-type="string">
            <text:p>[“grey”, “beak”, “wings”, “eye”]</text:p>
          </table:table-cell>
        </table:table-row>
        <table:table-row table:style-name="ro1">
          <table:table-cell office:value-type="string">
            <text:p>hawk29.jpg</text:p>
          </table:table-cell>
          <table:table-cell office:value-type="string">
            <text:p>[“brown”, “beak”, “legs”, “wings”, “eye”]</text:p>
          </table:table-cell>
        </table:table-row>
        <table:table-row table:style-name="ro1">
          <table:table-cell office:value-type="string">
            <text:p>hawk30.jpg</text:p>
          </table:table-cell>
          <table:table-cell office:value-type="string">
            <text:p>[“brown”, “beak”, “legs”, “wings”, “eyes”]</text:p>
          </table:table-cell>
        </table:table-row>
        <table:table-row table:style-name="ro1">
          <table:table-cell office:value-type="string">
            <text:p>hawk31.jpg</text:p>
          </table:table-cell>
          <table:table-cell office:value-type="string">
            <text:p>[“beige”, “beak”, “eye”]</text:p>
          </table:table-cell>
        </table:table-row>
        <table:table-row table:style-name="ro1">
          <table:table-cell office:value-type="string">
            <text:p>hawk32.jpg</text:p>
          </table:table-cell>
          <table:table-cell office:value-type="string">
            <text:p>[“beige”, “beak”, “legs”, “wings”, “eye”]</text:p>
          </table:table-cell>
        </table:table-row>
        <table:table-row table:style-name="ro1">
          <table:table-cell office:value-type="string">
            <text:p>hawk33.jpg</text:p>
          </table:table-cell>
          <table:table-cell office:value-type="string">
            <text:p>[“brown”, “beak”, “legs”, “wing”, “eye”]</text:p>
          </table:table-cell>
        </table:table-row>
        <table:table-row table:style-name="ro1">
          <table:table-cell office:value-type="string">
            <text:p>hawk34.jpg</text:p>
          </table:table-cell>
          <table:table-cell office:value-type="string">
            <text:p>[“brown”, “beak”, “eye”]</text:p>
          </table:table-cell>
        </table:table-row>
        <table:table-row table:style-name="ro1">
          <table:table-cell office:value-type="string">
            <text:p>hawk35.jpg</text:p>
          </table:table-cell>
          <table:table-cell office:value-type="string">
            <text:p>[“brown”, “beak”, “eye”]</text:p>
          </table:table-cell>
        </table:table-row>
        <table:table-row table:style-name="ro1">
          <table:table-cell office:value-type="string">
            <text:p>hawk36.jpg</text:p>
          </table:table-cell>
          <table:table-cell office:value-type="string">
            <text:p>[“brown”, “beak”, “eyes”]</text:p>
          </table:table-cell>
        </table:table-row>
        <table:table-row table:style-name="ro1">
          <table:table-cell office:value-type="string">
            <text:p>hawk37.jpg</text:p>
          </table:table-cell>
          <table:table-cell office:value-type="string">
            <text:p>[“brown”, “beak”, “eyes”]</text:p>
          </table:table-cell>
        </table:table-row>
        <table:table-row table:style-name="ro1">
          <table:table-cell office:value-type="string">
            <text:p>hawk38.jpg</text:p>
          </table:table-cell>
          <table:table-cell office:value-type="string">
            <text:p>[“brown”, “beak”, “eye”]</text:p>
          </table:table-cell>
        </table:table-row>
        <table:table-row table:style-name="ro1">
          <table:table-cell office:value-type="string">
            <text:p>hawk39.jpg</text:p>
          </table:table-cell>
          <table:table-cell office:value-type="string">
            <text:p>[“brown”, “beak”, “eyes”]</text:p>
          </table:table-cell>
        </table:table-row>
        <table:table-row table:style-name="ro1">
          <table:table-cell office:value-type="string">
            <text:p>hawk40.jpg</text:p>
          </table:table-cell>
          <table:table-cell office:value-type="string">
            <text:p>[“brown”, “beak”, “eye”]</text:p>
          </table:table-cell>
        </table:table-row>
        <table:table-row table:style-name="ro1">
          <table:table-cell office:value-type="string">
            <text:p>hawk41.jpg</text:p>
          </table:table-cell>
          <table:table-cell office:value-type="string">
            <text:p>[“grey”, “beak”, “eye”]</text:p>
          </table:table-cell>
        </table:table-row>
        <table:table-row table:style-name="ro1">
          <table:table-cell office:value-type="string">
            <text:p>hawk42.jpg</text:p>
          </table:table-cell>
          <table:table-cell office:value-type="string">
            <text:p>[“grey”, “beak”, “legs”, “wings”, “eyes”]</text:p>
          </table:table-cell>
        </table:table-row>
        <table:table-row table:style-name="ro1">
          <table:table-cell office:value-type="string">
            <text:p>hawk43.jpg</text:p>
          </table:table-cell>
          <table:table-cell office:value-type="string">
            <text:p>[“grey”, “beak”, “eyes”]</text:p>
          </table:table-cell>
        </table:table-row>
        <table:table-row table:style-name="ro1">
          <table:table-cell office:value-type="string">
            <text:p>hawk44.jpg</text:p>
          </table:table-cell>
          <table:table-cell office:value-type="string">
            <text:p>[“beige”, “beak”, “wings”, “eye”]</text:p>
          </table:table-cell>
        </table:table-row>
        <table:table-row table:style-name="ro1">
          <table:table-cell office:value-type="string">
            <text:p>hawk45.jpg</text:p>
          </table:table-cell>
          <table:table-cell office:value-type="string">
            <text:p>[“grey”, “beak”, “eye”]</text:p>
          </table:table-cell>
        </table:table-row>
        <table:table-row table:style-name="ro1">
          <table:table-cell office:value-type="string">
            <text:p>hawk46.jpg</text:p>
          </table:table-cell>
          <table:table-cell office:value-type="string">
            <text:p>[“grey”, “beak”, “eye”]</text:p>
          </table:table-cell>
        </table:table-row>
        <table:table-row table:style-name="ro1">
          <table:table-cell office:value-type="string">
            <text:p>hawk47.jpg</text:p>
          </table:table-cell>
          <table:table-cell office:value-type="string">
            <text:p>[“brown”, “beak”, “eye”]</text:p>
          </table:table-cell>
        </table:table-row>
        <table:table-row table:style-name="ro1">
          <table:table-cell office:value-type="string">
            <text:p>hawk48.jpg</text:p>
          </table:table-cell>
          <table:table-cell office:value-type="string">
            <text:p>[“beige”, “beak”, “wings”, “legs”, “eyes”]</text:p>
          </table:table-cell>
        </table:table-row>
        <table:table-row table:style-name="ro1">
          <table:table-cell office:value-type="string">
            <text:p>hawk49.jpg</text:p>
          </table:table-cell>
          <table:table-cell office:value-type="string">
            <text:p>[“brown”, “beak”, “wing”, “eye”]</text:p>
          </table:table-cell>
        </table:table-row>
        <table:table-row table:style-name="ro1">
          <table:table-cell office:value-type="string">
            <text:p>hawk50.jpg</text:p>
          </table:table-cell>
          <table:table-cell office:value-type="string">
            <text:p>[“brown”, “beak”, “wing”, “eyes”]</text:p>
          </table:table-cell>
        </table:table-row>
        <table:table-row table:style-name="ro1">
          <table:table-cell office:value-type="string">
            <text:p>hawk51.jpg</text:p>
          </table:table-cell>
          <table:table-cell office:value-type="string">
            <text:p>[“brown”, “beak”, “eye”]</text:p>
          </table:table-cell>
        </table:table-row>
        <table:table-row table:style-name="ro1">
          <table:table-cell office:value-type="string">
            <text:p>hawk52.jpg</text:p>
          </table:table-cell>
          <table:table-cell office:value-type="string">
            <text:p>[“brown”, “beak”, “eye”]</text:p>
          </table:table-cell>
        </table:table-row>
        <table:table-row table:style-name="ro1">
          <table:table-cell office:value-type="string">
            <text:p>hawk53.jpg</text:p>
          </table:table-cell>
          <table:table-cell office:value-type="string">
            <text:p>[“beige”, “beak”, “eye”]</text:p>
          </table:table-cell>
        </table:table-row>
        <table:table-row table:style-name="ro1">
          <table:table-cell office:value-type="string">
            <text:p>hawk54.jpg</text:p>
          </table:table-cell>
          <table:table-cell office:value-type="string">
            <text:p>[“grey”, “beak”, “wings”, “eye”]</text:p>
          </table:table-cell>
        </table:table-row>
        <table:table-row table:style-name="ro1">
          <table:table-cell office:value-type="string">
            <text:p>hawk55.jpg</text:p>
          </table:table-cell>
          <table:table-cell office:value-type="string">
            <text:p>[“grey”, “beak”, “wings”, “legs”, “eye”]</text:p>
          </table:table-cell>
        </table:table-row>
        <table:table-row table:style-name="ro1">
          <table:table-cell office:value-type="string">
            <text:p>hawk56.jpg</text:p>
          </table:table-cell>
          <table:table-cell office:value-type="string">
            <text:p>[“grey”, “beak”, “wings”, “legs”, “eye”]</text:p>
          </table:table-cell>
        </table:table-row>
        <table:table-row table:style-name="ro1">
          <table:table-cell office:value-type="string">
            <text:p>hawk57.jpg</text:p>
          </table:table-cell>
          <table:table-cell office:value-type="string">
            <text:p>[“brown”, “beak”, “legs”, “eye”]</text:p>
          </table:table-cell>
        </table:table-row>
        <table:table-row table:style-name="ro1">
          <table:table-cell office:value-type="string">
            <text:p>hawk58.jpg</text:p>
          </table:table-cell>
          <table:table-cell office:value-type="string">
            <text:p>[“beige”, “beak”, “legs”, “eye”]</text:p>
          </table:table-cell>
        </table:table-row>
        <table:table-row table:style-name="ro1">
          <table:table-cell office:value-type="string">
            <text:p>hawk59.jpg</text:p>
          </table:table-cell>
          <table:table-cell office:value-type="string">
            <text:p>[“brown”, “beak”, “legs”, “eye”]</text:p>
          </table:table-cell>
        </table:table-row>
        <table:table-row table:style-name="ro1">
          <table:table-cell office:value-type="string">
            <text:p>hawk60.jpg</text:p>
          </table:table-cell>
          <table:table-cell office:value-type="string">
            <text:p>[“brown”, “beak”, “eye”]</text:p>
          </table:table-cell>
        </table:table-row>
        <table:table-row table:style-name="ro1">
          <table:table-cell office:value-type="string">
            <text:p>hawk61.jpg</text:p>
          </table:table-cell>
          <table:table-cell office:value-type="string">
            <text:p>[“brown”, “beak”, “legs”, “eyes”]</text:p>
          </table:table-cell>
        </table:table-row>
        <table:table-row table:style-name="ro1">
          <table:table-cell office:value-type="string">
            <text:p>hawk62.jpg</text:p>
          </table:table-cell>
          <table:table-cell office:value-type="string">
            <text:p>[“brown”, “beak”, “eye”]</text:p>
          </table:table-cell>
        </table:table-row>
        <table:table-row table:style-name="ro1">
          <table:table-cell office:value-type="string">
            <text:p>hawk63.jpg</text:p>
          </table:table-cell>
          <table:table-cell office:value-type="string">
            <text:p>[“brown”, “beak”, “eye”]</text:p>
          </table:table-cell>
        </table:table-row>
        <table:table-row table:style-name="ro1">
          <table:table-cell office:value-type="string">
            <text:p>hawk64.jpg</text:p>
          </table:table-cell>
          <table:table-cell office:value-type="string">
            <text:p>[“beige”, “beak”, “eye”]</text:p>
          </table:table-cell>
        </table:table-row>
        <table:table-row table:style-name="ro1">
          <table:table-cell office:value-type="string">
            <text:p>hawk65.jpg</text:p>
          </table:table-cell>
          <table:table-cell office:value-type="string">
            <text:p>[“brown”, “beak”, “legs”, “eye”]</text:p>
          </table:table-cell>
        </table:table-row>
        <table:table-row table:style-name="ro1">
          <table:table-cell office:value-type="string">
            <text:p>hawk66.jpg</text:p>
          </table:table-cell>
          <table:table-cell office:value-type="string">
            <text:p>[“brown”, “beak”, “eye”]</text:p>
          </table:table-cell>
        </table:table-row>
        <table:table-row table:style-name="ro1">
          <table:table-cell office:value-type="string">
            <text:p>hawk67.jpg</text:p>
          </table:table-cell>
          <table:table-cell office:value-type="string">
            <text:p>[“beige”, “beak”, “eye”]</text:p>
          </table:table-cell>
        </table:table-row>
        <table:table-row table:style-name="ro1">
          <table:table-cell office:value-type="string">
            <text:p>hawk68.jpg</text:p>
          </table:table-cell>
          <table:table-cell office:value-type="string">
            <text:p>[“grey”, “beak”, “eye”]</text:p>
          </table:table-cell>
        </table:table-row>
        <table:table-row table:style-name="ro1">
          <table:table-cell office:value-type="string">
            <text:p>hawk69.jpg</text:p>
          </table:table-cell>
          <table:table-cell office:value-type="string">
            <text:p>[“beige”, “beak”, “eye”]</text:p>
          </table:table-cell>
        </table:table-row>
        <table:table-row table:style-name="ro1">
          <table:table-cell office:value-type="string">
            <text:p>hawk70.jpg</text:p>
          </table:table-cell>
          <table:table-cell office:value-type="string">
            <text:p>[“beige”, “beak”, “eye”]</text:p>
          </table:table-cell>
        </table:table-row>
        <table:table-row table:style-name="ro1">
          <table:table-cell office:value-type="string">
            <text:p>hawk71.jpg</text:p>
          </table:table-cell>
          <table:table-cell office:value-type="string">
            <text:p>[“beige”, “beak”, “wing”, “eye”]</text:p>
          </table:table-cell>
        </table:table-row>
        <table:table-row table:style-name="ro1">
          <table:table-cell office:value-type="string">
            <text:p>hawk72.jpg</text:p>
          </table:table-cell>
          <table:table-cell office:value-type="string">
            <text:p>[“white”, “beak”, “legs”, “wing”, “eye”]</text:p>
          </table:table-cell>
        </table:table-row>
        <table:table-row table:style-name="ro1">
          <table:table-cell office:value-type="string">
            <text:p>hawk73.jpg</text:p>
          </table:table-cell>
          <table:table-cell office:value-type="string">
            <text:p>[“beige”, “beak”, “legs”, “wing”, “eye”]</text:p>
          </table:table-cell>
        </table:table-row>
        <table:table-row table:style-name="ro1">
          <table:table-cell office:value-type="string">
            <text:p>hawk74.jpg</text:p>
          </table:table-cell>
          <table:table-cell office:value-type="string">
            <text:p>[“white”, “beak”, “leg”, “wings”, “eye”]</text:p>
          </table:table-cell>
        </table:table-row>
        <table:table-row table:style-name="ro1">
          <table:table-cell office:value-type="string">
            <text:p>hawk75.jpg</text:p>
          </table:table-cell>
          <table:table-cell office:value-type="string">
            <text:p>[“brown”, “beak”, “legs”, “eye”]</text:p>
          </table:table-cell>
        </table:table-row>
        <table:table-row table:style-name="ro1">
          <table:table-cell office:value-type="string">
            <text:p>hawk76.jpg</text:p>
          </table:table-cell>
          <table:table-cell office:value-type="string">
            <text:p>[“brown”, “beak”, “legs”, “eyes”]</text:p>
          </table:table-cell>
        </table:table-row>
        <table:table-row table:style-name="ro1">
          <table:table-cell office:value-type="string">
            <text:p>hawk77.jpg</text:p>
          </table:table-cell>
          <table:table-cell office:value-type="string">
            <text:p>[“brown”, “beak”, “legs”, “eye”]</text:p>
          </table:table-cell>
        </table:table-row>
        <table:table-row table:style-name="ro1">
          <table:table-cell office:value-type="string">
            <text:p>hawk78.jpg</text:p>
          </table:table-cell>
          <table:table-cell office:value-type="string">
            <text:p>[“brown”, “beak”, “leg”, “eye”]</text:p>
          </table:table-cell>
        </table:table-row>
        <table:table-row table:style-name="ro1">
          <table:table-cell office:value-type="string">
            <text:p>hawk79.jpg</text:p>
          </table:table-cell>
          <table:table-cell office:value-type="string">
            <text:p>[“brown”, “beak”, “legs”, “eyes”]</text:p>
          </table:table-cell>
        </table:table-row>
        <table:table-row table:style-name="ro1">
          <table:table-cell office:value-type="string">
            <text:p>hawk80.jpg</text:p>
          </table:table-cell>
          <table:table-cell office:value-type="string">
            <text:p>[“brown”, “beak”, “legs”, “eye”]</text:p>
          </table:table-cell>
        </table:table-row>
        <table:table-row table:style-name="ro1">
          <table:table-cell office:value-type="string">
            <text:p>hawk81.jpg</text:p>
          </table:table-cell>
          <table:table-cell office:value-type="string">
            <text:p>[“brown”, “beak”, “legs”, “eye”]</text:p>
          </table:table-cell>
        </table:table-row>
        <table:table-row table:style-name="ro1">
          <table:table-cell office:value-type="string">
            <text:p>hawk82.jpg</text:p>
          </table:table-cell>
          <table:table-cell office:value-type="string">
            <text:p>[“brown”, “beak”, “legs”, “eye”]</text:p>
          </table:table-cell>
        </table:table-row>
        <table:table-row table:style-name="ro1">
          <table:table-cell office:value-type="string">
            <text:p>hawk83.jpg</text:p>
          </table:table-cell>
          <table:table-cell office:value-type="string">
            <text:p>[“brown”, “beak”, “legs”, “eyes”]</text:p>
          </table:table-cell>
        </table:table-row>
        <table:table-row table:style-name="ro1">
          <table:table-cell office:value-type="string">
            <text:p>hawk84.jpg</text:p>
          </table:table-cell>
          <table:table-cell office:value-type="string">
            <text:p>[“brown”, “beak”, “eye”]</text:p>
          </table:table-cell>
        </table:table-row>
        <table:table-row table:style-name="ro1">
          <table:table-cell office:value-type="string">
            <text:p>hawk85.jpg</text:p>
          </table:table-cell>
          <table:table-cell office:value-type="string">
            <text:p>[“brown”, “beak”, “eye”]</text:p>
          </table:table-cell>
        </table:table-row>
        <table:table-row table:style-name="ro1">
          <table:table-cell office:value-type="string">
            <text:p>hawk86.jpg</text:p>
          </table:table-cell>
          <table:table-cell office:value-type="string">
            <text:p>[“beige”, “beak”, “eye”]</text:p>
          </table:table-cell>
        </table:table-row>
        <table:table-row table:style-name="ro1">
          <table:table-cell office:value-type="string">
            <text:p>hawk87.jpg</text:p>
          </table:table-cell>
          <table:table-cell office:value-type="string">
            <text:p>[“beige”, “beak”, “eye”]</text:p>
          </table:table-cell>
        </table:table-row>
        <table:table-row table:style-name="ro1">
          <table:table-cell office:value-type="string">
            <text:p>hawk88.jpg</text:p>
          </table:table-cell>
          <table:table-cell office:value-type="string">
            <text:p>[“beige”, “beak”, “eye”]</text:p>
          </table:table-cell>
        </table:table-row>
        <table:table-row table:style-name="ro1">
          <table:table-cell office:value-type="string">
            <text:p>hawk89.jpg</text:p>
          </table:table-cell>
          <table:table-cell office:value-type="string">
            <text:p>[“beige”, “beak”, “eye”]</text:p>
          </table:table-cell>
        </table:table-row>
        <table:table-row table:style-name="ro1">
          <table:table-cell office:value-type="string">
            <text:p>hawk90.jpg</text:p>
          </table:table-cell>
          <table:table-cell office:value-type="string">
            <text:p>[“grey”, “beak”, “eye”]</text:p>
          </table:table-cell>
        </table:table-row>
        <table:table-row table:style-name="ro1">
          <table:table-cell office:value-type="string">
            <text:p>hawk91.jpg</text:p>
          </table:table-cell>
          <table:table-cell office:value-type="string">
            <text:p>[“brown”, “beak”, “eye”]</text:p>
          </table:table-cell>
        </table:table-row>
        <table:table-row table:style-name="ro1">
          <table:table-cell office:value-type="string">
            <text:p>hawk92.jpg</text:p>
          </table:table-cell>
          <table:table-cell office:value-type="string">
            <text:p>[“brown”, “beak”, “eye”]</text:p>
          </table:table-cell>
        </table:table-row>
        <table:table-row table:style-name="ro1">
          <table:table-cell office:value-type="string">
            <text:p>hawk93.jpg</text:p>
          </table:table-cell>
          <table:table-cell office:value-type="string">
            <text:p>[“brown”, “beak”, “eye”]</text:p>
          </table:table-cell>
        </table:table-row>
        <table:table-row table:style-name="ro1">
          <table:table-cell office:value-type="string">
            <text:p>hawk94.jpg</text:p>
          </table:table-cell>
          <table:table-cell office:value-type="string">
            <text:p>[“beige”, “beak”, “legs”, “wings”, “eye”]</text:p>
          </table:table-cell>
        </table:table-row>
        <table:table-row table:style-name="ro1">
          <table:table-cell office:value-type="string">
            <text:p>hawk95.jpg</text:p>
          </table:table-cell>
          <table:table-cell office:value-type="string">
            <text:p>[“beige”, “beak”, “legs”, “wings”, “eye”]</text:p>
          </table:table-cell>
        </table:table-row>
        <table:table-row table:style-name="ro1">
          <table:table-cell office:value-type="string">
            <text:p>hawk96.jpg</text:p>
          </table:table-cell>
          <table:table-cell office:value-type="string">
            <text:p>[“beige”, “beak”, “legs”, “wings”, “eye”]</text:p>
          </table:table-cell>
        </table:table-row>
        <table:table-row table:style-name="ro1">
          <table:table-cell office:value-type="string">
            <text:p>hawk97.jpg</text:p>
          </table:table-cell>
          <table:table-cell office:value-type="string">
            <text:p>[“beige”, “beak”, “legs”, “wings”, “eye”]</text:p>
          </table:table-cell>
        </table:table-row>
        <table:table-row table:style-name="ro1">
          <table:table-cell office:value-type="string">
            <text:p>hawk98.jpg</text:p>
          </table:table-cell>
          <table:table-cell office:value-type="string">
            <text:p>[“beige”, “beak”, “legs”, “wings”, “eye”]</text:p>
          </table:table-cell>
        </table:table-row>
        <table:table-row table:style-name="ro1">
          <table:table-cell office:value-type="string">
            <text:p>hawk99.jpg</text:p>
          </table:table-cell>
          <table:table-cell office:value-type="string">
            <text:p>[“beige”, “beak”, “eye”]</text:p>
          </table:table-cell>
        </table:table-row>
        <table:table-row table:style-name="ro1">
          <table:table-cell office:value-type="string">
            <text:p>hawk100.jpg</text:p>
          </table:table-cell>
          <table:table-cell office:value-type="string">
            <text:p>[“beige”, “beak”, “legs”, “wing”, “eye”]</text:p>
          </table:table-cell>
        </table:table-row>
        <table:table-row table:style-name="ro1">
          <table:table-cell office:value-type="string">
            <text:p>hawk101.jpg</text:p>
          </table:table-cell>
          <table:table-cell office:value-type="string">
            <text:p>[“brown”, “beak”, “legs”, “eye”]</text:p>
          </table:table-cell>
        </table:table-row>
        <table:table-row table:style-name="ro1">
          <table:table-cell office:value-type="string">
            <text:p>hawk102.jpg</text:p>
          </table:table-cell>
          <table:table-cell office:value-type="string">
            <text:p>[“brown”, “beak”, “legs”, “eye”]</text:p>
          </table:table-cell>
        </table:table-row>
        <table:table-row table:style-name="ro1">
          <table:table-cell office:value-type="string">
            <text:p>hawk103.jpg</text:p>
          </table:table-cell>
          <table:table-cell office:value-type="string">
            <text:p>[“brown”, “beak”, “wings”, “eye”]</text:p>
          </table:table-cell>
        </table:table-row>
        <table:table-row table:style-name="ro1">
          <table:table-cell office:value-type="string">
            <text:p>hawk104.jpg</text:p>
          </table:table-cell>
          <table:table-cell office:value-type="string">
            <text:p>[“beige”, “beak”, “wings”, “legs”, “eye”]</text:p>
          </table:table-cell>
        </table:table-row>
        <table:table-row table:style-name="ro1">
          <table:table-cell office:value-type="string">
            <text:p>hawk105.jpg</text:p>
          </table:table-cell>
          <table:table-cell office:value-type="string">
            <text:p>[“brown”, “beak”, “legs”, “eye”]</text:p>
          </table:table-cell>
        </table:table-row>
        <table:table-row table:style-name="ro1">
          <table:table-cell office:value-type="string">
            <text:p>hawk106.jpg</text:p>
          </table:table-cell>
          <table:table-cell office:value-type="string">
            <text:p>[“brown”, “beak”, “eye”]</text:p>
          </table:table-cell>
        </table:table-row>
        <table:table-row table:style-name="ro1">
          <table:table-cell office:value-type="string">
            <text:p>hawk107.jpg</text:p>
          </table:table-cell>
          <table:table-cell office:value-type="string">
            <text:p>[“brown”, “beak”, “eye”]</text:p>
          </table:table-cell>
        </table:table-row>
        <table:table-row table:style-name="ro1">
          <table:table-cell office:value-type="string">
            <text:p>hawk108.jpg</text:p>
          </table:table-cell>
          <table:table-cell office:value-type="string">
            <text:p>[“brown”, “beak”, “eye”]</text:p>
          </table:table-cell>
        </table:table-row>
        <table:table-row table:style-name="ro1">
          <table:table-cell office:value-type="string">
            <text:p>hawk109.jpg</text:p>
          </table:table-cell>
          <table:table-cell office:value-type="string">
            <text:p>[“brown”, “beak”, “eye”]</text:p>
          </table:table-cell>
        </table:table-row>
        <table:table-row table:style-name="ro1">
          <table:table-cell office:value-type="string">
            <text:p>hawk110.jpg</text:p>
          </table:table-cell>
          <table:table-cell office:value-type="string">
            <text:p>[“grey”, “beak”, “wing”, “eye”]</text:p>
          </table:table-cell>
        </table:table-row>
        <table:table-row table:style-name="ro1">
          <table:table-cell office:value-type="string">
            <text:p>hawk111.jpg</text:p>
          </table:table-cell>
          <table:table-cell office:value-type="string">
            <text:p>[“white”, “beak”, “legs”, “wings”, “eyes”]</text:p>
          </table:table-cell>
        </table:table-row>
        <table:table-row table:style-name="ro1">
          <table:table-cell office:value-type="string">
            <text:p>hawk112.jpg</text:p>
          </table:table-cell>
          <table:table-cell office:value-type="string">
            <text:p>[“beige”, “beak”, “wings”, “eye”]</text:p>
          </table:table-cell>
        </table:table-row>
        <table:table-row table:style-name="ro1">
          <table:table-cell office:value-type="string">
            <text:p>hawk113.jpg</text:p>
          </table:table-cell>
          <table:table-cell office:value-type="string">
            <text:p>[“beige”, “beak”, “wings”, “eye”]</text:p>
          </table:table-cell>
        </table:table-row>
        <table:table-row table:style-name="ro1">
          <table:table-cell office:value-type="string">
            <text:p>hawk114.jpg</text:p>
          </table:table-cell>
          <table:table-cell office:value-type="string">
            <text:p>[“brown”, “beak”, “eye”]</text:p>
          </table:table-cell>
        </table:table-row>
        <table:table-row table:style-name="ro1">
          <table:table-cell office:value-type="string">
            <text:p>hawk115.jpg</text:p>
          </table:table-cell>
          <table:table-cell office:value-type="string">
            <text:p>[“brown”, “beak”, “eye”]</text:p>
          </table:table-cell>
        </table:table-row>
        <table:table-row table:style-name="ro1">
          <table:table-cell office:value-type="string">
            <text:p>hawk116.jpg</text:p>
          </table:table-cell>
          <table:table-cell office:value-type="string">
            <text:p>[“brown”, “beak”, “eye”]</text:p>
          </table:table-cell>
        </table:table-row>
        <table:table-row table:style-name="ro1">
          <table:table-cell office:value-type="string">
            <text:p>hawk117.jpg</text:p>
          </table:table-cell>
          <table:table-cell office:value-type="string">
            <text:p>[“beige”, “beak”, “eye”]</text:p>
          </table:table-cell>
        </table:table-row>
        <table:table-row table:style-name="ro1">
          <table:table-cell office:value-type="string">
            <text:p>hawk118.jpg</text:p>
          </table:table-cell>
          <table:table-cell office:value-type="string">
            <text:p>[“brown”, “beak”, “eye”]</text:p>
          </table:table-cell>
        </table:table-row>
        <table:table-row table:style-name="ro1">
          <table:table-cell office:value-type="string">
            <text:p>hawk119.jpg</text:p>
          </table:table-cell>
          <table:table-cell office:value-type="string">
            <text:p>[“black”, “beak”, “legs”, “wings”, “eye”]</text:p>
          </table:table-cell>
        </table:table-row>
        <table:table-row table:style-name="ro1">
          <table:table-cell office:value-type="string">
            <text:p>hawk120.jpg</text:p>
          </table:table-cell>
          <table:table-cell office:value-type="string">
            <text:p>[“black”, “beak”, “legs”, “wings”, “eye”]</text:p>
          </table:table-cell>
        </table:table-row>
        <table:table-row table:style-name="ro1">
          <table:table-cell office:value-type="string">
            <text:p>hawk121.jpg</text:p>
          </table:table-cell>
          <table:table-cell office:value-type="string">
            <text:p>[“beige”, “beak”, “eyes”]</text:p>
          </table:table-cell>
        </table:table-row>
        <table:table-row table:style-name="ro1">
          <table:table-cell office:value-type="string">
            <text:p>hawk122.jpg</text:p>
          </table:table-cell>
          <table:table-cell office:value-type="string">
            <text:p>[“beige”, “beak”, “eye”]</text:p>
          </table:table-cell>
        </table:table-row>
        <table:table-row table:style-name="ro1">
          <table:table-cell office:value-type="string">
            <text:p>hawk123.jpg</text:p>
          </table:table-cell>
          <table:table-cell office:value-type="string">
            <text:p>[“beige”, “beak”, “eyes”]</text:p>
          </table:table-cell>
        </table:table-row>
        <table:table-row table:style-name="ro1">
          <table:table-cell office:value-type="string">
            <text:p>hawk124.jpg</text:p>
          </table:table-cell>
          <table:table-cell office:value-type="string">
            <text:p>[“beige”, “beak”, “eye”]</text:p>
          </table:table-cell>
        </table:table-row>
        <table:table-row table:style-name="ro1">
          <table:table-cell office:value-type="string">
            <text:p>hawk125.jpg</text:p>
          </table:table-cell>
          <table:table-cell office:value-type="string">
            <text:p>[“beige”, “beak”, “legs”, “wings”, “eyes”]</text:p>
          </table:table-cell>
        </table:table-row>
        <table:table-row table:style-name="ro1">
          <table:table-cell office:value-type="string">
            <text:p>hawk126.jpg</text:p>
          </table:table-cell>
          <table:table-cell office:value-type="string">
            <text:p>[“beige”, “beak”, “eye”]</text:p>
          </table:table-cell>
        </table:table-row>
        <table:table-row table:style-name="ro1">
          <table:table-cell office:value-type="string">
            <text:p>hawk127.jpg</text:p>
          </table:table-cell>
          <table:table-cell office:value-type="string">
            <text:p>[“brown”, “beak”, “eye”]</text:p>
          </table:table-cell>
        </table:table-row>
        <table:table-row table:style-name="ro1">
          <table:table-cell office:value-type="string">
            <text:p>hawk128.jpg</text:p>
          </table:table-cell>
          <table:table-cell office:value-type="string">
            <text:p>[“white”, “beak”, “legs”, “wings”, “eye”]</text:p>
          </table:table-cell>
        </table:table-row>
        <table:table-row table:style-name="ro1">
          <table:table-cell office:value-type="string">
            <text:p>hawk129.jpg</text:p>
          </table:table-cell>
          <table:table-cell office:value-type="string">
            <text:p>[“white”, “beak”, “legs”, “wings”, “eye”]</text:p>
          </table:table-cell>
        </table:table-row>
        <table:table-row table:style-name="ro1">
          <table:table-cell office:value-type="string">
            <text:p>hawk130.jpg</text:p>
          </table:table-cell>
          <table:table-cell office:value-type="string">
            <text:p>[“brown”, “beak”, “legs”, “eye”]</text:p>
          </table:table-cell>
        </table:table-row>
        <table:table-row table:style-name="ro1">
          <table:table-cell office:value-type="string">
            <text:p>hawk131.jpg</text:p>
          </table:table-cell>
          <table:table-cell office:value-type="string">
            <text:p>[“brown”, “beak”, “wings”, “eye”]</text:p>
          </table:table-cell>
        </table:table-row>
        <table:table-row table:style-name="ro1">
          <table:table-cell office:value-type="string">
            <text:p>hawk132.jpg</text:p>
          </table:table-cell>
          <table:table-cell office:value-type="string">
            <text:p>[“brown”, “beak”, “wings”, “eye”]</text:p>
          </table:table-cell>
        </table:table-row>
        <table:table-row table:style-name="ro1">
          <table:table-cell office:value-type="string">
            <text:p>hawk133.jpg</text:p>
          </table:table-cell>
          <table:table-cell office:value-type="string">
            <text:p>[“brown”, “beak”, “wings”, “eye”]</text:p>
          </table:table-cell>
        </table:table-row>
        <table:table-row table:style-name="ro1">
          <table:table-cell office:value-type="string">
            <text:p>hawk134.jpg</text:p>
          </table:table-cell>
          <table:table-cell office:value-type="string">
            <text:p>[“brown”, “beak”, “wings”, “eye”]</text:p>
          </table:table-cell>
        </table:table-row>
        <table:table-row table:style-name="ro1">
          <table:table-cell office:value-type="string">
            <text:p>hawk135.jpg</text:p>
          </table:table-cell>
          <table:table-cell office:value-type="string">
            <text:p>[“beige”, “beak”, “eye”]</text:p>
          </table:table-cell>
        </table:table-row>
        <table:table-row table:style-name="ro1">
          <table:table-cell office:value-type="string">
            <text:p>hawk136.jpg</text:p>
          </table:table-cell>
          <table:table-cell office:value-type="string">
            <text:p>[“brown”, “beak”, “eye”]</text:p>
          </table:table-cell>
        </table:table-row>
        <table:table-row table:style-name="ro1">
          <table:table-cell office:value-type="string">
            <text:p>hawk137.jpg</text:p>
          </table:table-cell>
          <table:table-cell office:value-type="string">
            <text:p>[“beige”, “beak”, “leg”, “eye”]</text:p>
          </table:table-cell>
        </table:table-row>
        <table:table-row table:style-name="ro1">
          <table:table-cell office:value-type="string">
            <text:p>hawk138.jpg</text:p>
          </table:table-cell>
          <table:table-cell office:value-type="string">
            <text:p>[“beige”, “beak”, “legs”, “eye”]</text:p>
          </table:table-cell>
        </table:table-row>
        <table:table-row table:style-name="ro1">
          <table:table-cell office:value-type="string">
            <text:p>hawk139.jpg</text:p>
          </table:table-cell>
          <table:table-cell office:value-type="string">
            <text:p>[“brown”, “beak”, “legs”, “eye”]</text:p>
          </table:table-cell>
        </table:table-row>
        <table:table-row table:style-name="ro1">
          <table:table-cell office:value-type="string">
            <text:p>hawk140.jpg</text:p>
          </table:table-cell>
          <table:table-cell office:value-type="string">
            <text:p>[“brown”, “beak”, “legs”, “eye”]</text:p>
          </table:table-cell>
        </table:table-row>
        <table:table-row table:style-name="ro1">
          <table:table-cell office:value-type="string">
            <text:p>hawk141.jpg</text:p>
          </table:table-cell>
          <table:table-cell office:value-type="string">
            <text:p>[“brown”, “beak”, “legs”, “eye”]</text:p>
          </table:table-cell>
        </table:table-row>
        <table:table-row table:style-name="ro1">
          <table:table-cell office:value-type="string">
            <text:p>hawk142.jpg</text:p>
          </table:table-cell>
          <table:table-cell office:value-type="string">
            <text:p>[“brown”, “beak”, “legs”, “eye”]</text:p>
          </table:table-cell>
        </table:table-row>
        <table:table-row table:style-name="ro1">
          <table:table-cell office:value-type="string">
            <text:p>hawk143.jpg</text:p>
          </table:table-cell>
          <table:table-cell office:value-type="string">
            <text:p>[“brown”, “beak”, “legs”, “eye”]</text:p>
          </table:table-cell>
        </table:table-row>
        <table:table-row table:style-name="ro1">
          <table:table-cell office:value-type="string">
            <text:p>hawk144.jpg</text:p>
          </table:table-cell>
          <table:table-cell office:value-type="string">
            <text:p>[“brown”, “beak”, “eye”]</text:p>
          </table:table-cell>
        </table:table-row>
        <table:table-row table:style-name="ro1">
          <table:table-cell office:value-type="string">
            <text:p>hawk145.jpg</text:p>
          </table:table-cell>
          <table:table-cell office:value-type="string">
            <text:p>[“grey”, “beak”, “legs”, “eye”]</text:p>
          </table:table-cell>
        </table:table-row>
        <table:table-row table:style-name="ro1">
          <table:table-cell office:value-type="string">
            <text:p>hawk146.jpg</text:p>
          </table:table-cell>
          <table:table-cell office:value-type="string">
            <text:p>[“brown”, “beak”, “legs”, “eye”]</text:p>
          </table:table-cell>
        </table:table-row>
        <table:table-row table:style-name="ro1">
          <table:table-cell office:value-type="string">
            <text:p>hawk147.jpg</text:p>
          </table:table-cell>
          <table:table-cell office:value-type="string">
            <text:p>[“grey”, “beak”, “legs”, “wings”, “eye”]</text:p>
          </table:table-cell>
        </table:table-row>
        <table:table-row table:style-name="ro1">
          <table:table-cell office:value-type="string">
            <text:p>hawk148.jpg</text:p>
          </table:table-cell>
          <table:table-cell office:value-type="string">
            <text:p>[“brown”, “beak”, “legs”, “eye”]</text:p>
          </table:table-cell>
        </table:table-row>
        <table:table-row table:style-name="ro1">
          <table:table-cell office:value-type="string">
            <text:p>hawk149.jpg</text:p>
          </table:table-cell>
          <table:table-cell office:value-type="string">
            <text:p>[“grey”, “beak”, “legs”, “wings”, “eye”]</text:p>
          </table:table-cell>
        </table:table-row>
        <table:table-row table:style-name="ro1">
          <table:table-cell office:value-type="string">
            <text:p>hawk150.jpg</text:p>
          </table:table-cell>
          <table:table-cell office:value-type="string">
            <text:p>[“beige”, “beak”, “legs”, “wings”, “eye”]</text:p>
          </table:table-cell>
        </table:table-row>
        <table:table-row table:style-name="ro1">
          <table:table-cell office:value-type="string">
            <text:p>hawk151.jpg</text:p>
          </table:table-cell>
          <table:table-cell office:value-type="string">
            <text:p>[“beige”, “beak”, “eyes”]</text:p>
          </table:table-cell>
        </table:table-row>
        <table:table-row table:style-name="ro1">
          <table:table-cell office:value-type="string">
            <text:p>hawk152.jpg</text:p>
          </table:table-cell>
          <table:table-cell office:value-type="string">
            <text:p>[“beige”, “beak”, “eyes”]</text:p>
          </table:table-cell>
        </table:table-row>
        <table:table-row table:style-name="ro1">
          <table:table-cell office:value-type="string">
            <text:p>hawk153.jpg</text:p>
          </table:table-cell>
          <table:table-cell office:value-type="string">
            <text:p>[“beige”, “beak”, “eyes”]</text:p>
          </table:table-cell>
        </table:table-row>
        <table:table-row table:style-name="ro1">
          <table:table-cell office:value-type="string">
            <text:p>hawk154.jpg</text:p>
          </table:table-cell>
          <table:table-cell office:value-type="string">
            <text:p>[“beige”, “beak”, “eyes”]</text:p>
          </table:table-cell>
        </table:table-row>
        <table:table-row table:style-name="ro1">
          <table:table-cell office:value-type="string">
            <text:p>hawk155.jpg</text:p>
          </table:table-cell>
          <table:table-cell office:value-type="string">
            <text:p>[“beige”, “beak”, “eye”]</text:p>
          </table:table-cell>
        </table:table-row>
        <table:table-row table:style-name="ro1">
          <table:table-cell office:value-type="string">
            <text:p>hawk156.jpg</text:p>
          </table:table-cell>
          <table:table-cell office:value-type="string">
            <text:p>[“brown”, “beak”, “eye”]</text:p>
          </table:table-cell>
        </table:table-row>
        <table:table-row table:style-name="ro1">
          <table:table-cell office:value-type="string">
            <text:p>hawk157.jpg</text:p>
          </table:table-cell>
          <table:table-cell office:value-type="string">
            <text:p>[“brown”, “beak”, “eye”]</text:p>
          </table:table-cell>
        </table:table-row>
        <table:table-row table:style-name="ro1">
          <table:table-cell office:value-type="string">
            <text:p>hawk158.jpg</text:p>
          </table:table-cell>
          <table:table-cell office:value-type="string">
            <text:p>[“brown”, “beak”, “eye”]</text:p>
          </table:table-cell>
        </table:table-row>
        <table:table-row table:style-name="ro1">
          <table:table-cell office:value-type="string">
            <text:p>hawk159.jpg</text:p>
          </table:table-cell>
          <table:table-cell office:value-type="string">
            <text:p>[“brown”, “beak”, “eye”]</text:p>
          </table:table-cell>
        </table:table-row>
        <table:table-row table:style-name="ro1">
          <table:table-cell office:value-type="string">
            <text:p>hawk160.jpg</text:p>
          </table:table-cell>
          <table:table-cell office:value-type="string">
            <text:p>[“brown”, “beak”, “eye”]</text:p>
          </table:table-cell>
        </table:table-row>
        <table:table-row table:style-name="ro1">
          <table:table-cell office:value-type="string">
            <text:p>hawk161.jpg</text:p>
          </table:table-cell>
          <table:table-cell office:value-type="string">
            <text:p>[“brown”, “beak”, “eye”]</text:p>
          </table:table-cell>
        </table:table-row>
        <table:table-row table:style-name="ro1">
          <table:table-cell office:value-type="string">
            <text:p>hawk162.jpg</text:p>
          </table:table-cell>
          <table:table-cell office:value-type="string">
            <text:p>[“brown”, “beak”, “tongue”, “eye”]</text:p>
          </table:table-cell>
        </table:table-row>
        <table:table-row table:style-name="ro1">
          <table:table-cell office:value-type="string">
            <text:p>hawk163.jpg</text:p>
          </table:table-cell>
          <table:table-cell office:value-type="string">
            <text:p>[“brown”, “beak”, “eye”]</text:p>
          </table:table-cell>
        </table:table-row>
        <table:table-row table:style-name="ro1">
          <table:table-cell office:value-type="string">
            <text:p>hawk164.jpg</text:p>
          </table:table-cell>
          <table:table-cell office:value-type="string">
            <text:p>[“brown”, “beak”, “eyes”]</text:p>
          </table:table-cell>
        </table:table-row>
        <table:table-row table:style-name="ro1">
          <table:table-cell office:value-type="string">
            <text:p>hawk165.jpg</text:p>
          </table:table-cell>
          <table:table-cell office:value-type="string">
            <text:p>[“beige”, “beak”, “eye”]</text:p>
          </table:table-cell>
        </table:table-row>
        <table:table-row table:style-name="ro1">
          <table:table-cell office:value-type="string">
            <text:p>hawk166.jpg</text:p>
          </table:table-cell>
          <table:table-cell office:value-type="string">
            <text:p>[“brown”, “beak”, “eye”]</text:p>
          </table:table-cell>
        </table:table-row>
        <table:table-row table:style-name="ro1">
          <table:table-cell office:value-type="string">
            <text:p>hawk167.jpg</text:p>
          </table:table-cell>
          <table:table-cell office:value-type="string">
            <text:p>[“grey”, “beak”, “legs”, “wings”, “eye”]</text:p>
          </table:table-cell>
        </table:table-row>
        <table:table-row table:style-name="ro1">
          <table:table-cell office:value-type="string">
            <text:p>hawk168.jpg</text:p>
          </table:table-cell>
          <table:table-cell office:value-type="string">
            <text:p>[“beige”, “beak”, “legs”, “eye”]</text:p>
          </table:table-cell>
        </table:table-row>
        <table:table-row table:style-name="ro1">
          <table:table-cell office:value-type="string">
            <text:p>hawk169.jpg</text:p>
          </table:table-cell>
          <table:table-cell office:value-type="string">
            <text:p>[“beige”, “beak”, “legs”, “eye”]</text:p>
          </table:table-cell>
        </table:table-row>
        <table:table-row table:style-name="ro1">
          <table:table-cell office:value-type="string">
            <text:p>hawk170.jpg</text:p>
          </table:table-cell>
          <table:table-cell office:value-type="string">
            <text:p>[“beige”, “beak”, “eyes”]</text:p>
          </table:table-cell>
        </table:table-row>
        <table:table-row table:style-name="ro1">
          <table:table-cell office:value-type="string">
            <text:p>hawk171.jpg</text:p>
          </table:table-cell>
          <table:table-cell office:value-type="string">
            <text:p>[“brown”, “beak”, “eye”]</text:p>
          </table:table-cell>
        </table:table-row>
        <table:table-row table:style-name="ro1">
          <table:table-cell office:value-type="string">
            <text:p>hawk172.jpg</text:p>
          </table:table-cell>
          <table:table-cell office:value-type="string">
            <text:p>[“brown”, “beak”, “eye”]</text:p>
          </table:table-cell>
        </table:table-row>
        <table:table-row table:style-name="ro1">
          <table:table-cell office:value-type="string">
            <text:p>hawk173.jpg</text:p>
          </table:table-cell>
          <table:table-cell office:value-type="string">
            <text:p>[“beige”, “beak”, “eye”]</text:p>
          </table:table-cell>
        </table:table-row>
        <table:table-row table:style-name="ro1">
          <table:table-cell office:value-type="string">
            <text:p>hawk174.jpg</text:p>
          </table:table-cell>
          <table:table-cell office:value-type="string">
            <text:p>[“beige”, “beak”, “legs”, “eye”]</text:p>
          </table:table-cell>
        </table:table-row>
        <table:table-row table:style-name="ro1">
          <table:table-cell office:value-type="string">
            <text:p>hawk175.jpg</text:p>
          </table:table-cell>
          <table:table-cell office:value-type="string">
            <text:p>[“beige”, “beak”, “legs”, “eye”]</text:p>
          </table:table-cell>
        </table:table-row>
        <table:table-row table:style-name="ro1">
          <table:table-cell office:value-type="string">
            <text:p>hawk176.jpg</text:p>
          </table:table-cell>
          <table:table-cell office:value-type="string">
            <text:p>[“beige”, “beak”, “eye”]</text:p>
          </table:table-cell>
        </table:table-row>
        <table:table-row table:style-name="ro1">
          <table:table-cell office:value-type="string">
            <text:p>hawk177.jpg</text:p>
          </table:table-cell>
          <table:table-cell office:value-type="string">
            <text:p>[“beige”, “beak”, “eye”]</text:p>
          </table:table-cell>
        </table:table-row>
        <table:table-row table:style-name="ro1">
          <table:table-cell office:value-type="string">
            <text:p>hawk178.jpg</text:p>
          </table:table-cell>
          <table:table-cell office:value-type="string">
            <text:p>[“grey”, “beak”, “leg”, “eyes”]</text:p>
          </table:table-cell>
        </table:table-row>
        <table:table-row table:style-name="ro1">
          <table:table-cell office:value-type="string">
            <text:p>hawk179.jpg</text:p>
          </table:table-cell>
          <table:table-cell office:value-type="string">
            <text:p>[“brown”, “beak”, “eye”]</text:p>
          </table:table-cell>
        </table:table-row>
        <table:table-row table:style-name="ro1">
          <table:table-cell office:value-type="string">
            <text:p>hawk180.jpg</text:p>
          </table:table-cell>
          <table:table-cell office:value-type="string">
            <text:p>[“beige”, “beak”, “legs”, “eye”]</text:p>
          </table:table-cell>
        </table:table-row>
        <table:table-row table:style-name="ro1">
          <table:table-cell office:value-type="string">
            <text:p>hawk181.jpg</text:p>
          </table:table-cell>
          <table:table-cell office:value-type="string">
            <text:p>[“beige”, “beak”, “eye”]</text:p>
          </table:table-cell>
        </table:table-row>
        <table:table-row table:style-name="ro1">
          <table:table-cell office:value-type="string">
            <text:p>hawk182.jpg</text:p>
          </table:table-cell>
          <table:table-cell office:value-type="string">
            <text:p>[“brown”, “beak”, “legs”, “eye”]</text:p>
          </table:table-cell>
        </table:table-row>
        <table:table-row table:style-name="ro1">
          <table:table-cell office:value-type="string">
            <text:p>hawk183.jpg</text:p>
          </table:table-cell>
          <table:table-cell office:value-type="string">
            <text:p>[“grey”, “beak”, “legs”, “eye”]</text:p>
          </table:table-cell>
        </table:table-row>
        <table:table-row table:style-name="ro1">
          <table:table-cell office:value-type="string">
            <text:p>hawk184.jpg</text:p>
          </table:table-cell>
          <table:table-cell office:value-type="string">
            <text:p>[“brown”, “beak”, “eye”]</text:p>
          </table:table-cell>
        </table:table-row>
        <table:table-row table:style-name="ro1">
          <table:table-cell office:value-type="string">
            <text:p>hawk185.jpg</text:p>
          </table:table-cell>
          <table:table-cell office:value-type="string">
            <text:p>[“beige”, “beak”, “eye”]</text:p>
          </table:table-cell>
        </table:table-row>
        <table:table-row table:style-name="ro1">
          <table:table-cell office:value-type="string">
            <text:p>hawk186.jpg</text:p>
          </table:table-cell>
          <table:table-cell office:value-type="string">
            <text:p>[“beige”, “beak”, “legs”, “eye”]</text:p>
          </table:table-cell>
        </table:table-row>
        <table:table-row table:style-name="ro1">
          <table:table-cell office:value-type="string">
            <text:p>hawk187.jpg</text:p>
          </table:table-cell>
          <table:table-cell office:value-type="string">
            <text:p>[“brown”, “beak”, “eyes”]</text:p>
          </table:table-cell>
        </table:table-row>
        <table:table-row table:style-name="ro1">
          <table:table-cell office:value-type="string">
            <text:p>hawk188.jpg</text:p>
          </table:table-cell>
          <table:table-cell office:value-type="string">
            <text:p>[“beige”, “beak”, “tongue”, “eye”]</text:p>
          </table:table-cell>
        </table:table-row>
        <table:table-row table:style-name="ro1">
          <table:table-cell office:value-type="string">
            <text:p>hawk189.jpg</text:p>
          </table:table-cell>
          <table:table-cell office:value-type="string">
            <text:p>[“beige”, “beak”, “eyes”]</text:p>
          </table:table-cell>
        </table:table-row>
        <table:table-row table:style-name="ro1">
          <table:table-cell office:value-type="string">
            <text:p>hawk190.jpg</text:p>
          </table:table-cell>
          <table:table-cell office:value-type="string">
            <text:p>[“beige”, “beak”, “eyes”]</text:p>
          </table:table-cell>
        </table:table-row>
        <table:table-row table:style-name="ro1">
          <table:table-cell office:value-type="string">
            <text:p>hawk191.jpg</text:p>
          </table:table-cell>
          <table:table-cell office:value-type="string">
            <text:p>[“beige”, “beak”, “eye”]</text:p>
          </table:table-cell>
        </table:table-row>
        <table:table-row table:style-name="ro1">
          <table:table-cell office:value-type="string">
            <text:p>hawk192.jpg</text:p>
          </table:table-cell>
          <table:table-cell office:value-type="string">
            <text:p>[“beige”, “beak”, “eyes”]</text:p>
          </table:table-cell>
        </table:table-row>
        <table:table-row table:style-name="ro1">
          <table:table-cell office:value-type="string">
            <text:p>hawk193.jpg</text:p>
          </table:table-cell>
          <table:table-cell office:value-type="string">
            <text:p>[“beige”, “beak”, “eyes”]</text:p>
          </table:table-cell>
        </table:table-row>
        <table:table-row table:style-name="ro1">
          <table:table-cell office:value-type="string">
            <text:p>hawk194.jpg</text:p>
          </table:table-cell>
          <table:table-cell office:value-type="string">
            <text:p>[“brown”, “beak”, “legs”, “eye”]</text:p>
          </table:table-cell>
        </table:table-row>
        <table:table-row table:style-name="ro1">
          <table:table-cell office:value-type="string">
            <text:p>hawk195.jpg</text:p>
          </table:table-cell>
          <table:table-cell office:value-type="string">
            <text:p>[“brown”, “beak”, “eye”]</text:p>
          </table:table-cell>
        </table:table-row>
        <table:table-row table:style-name="ro1">
          <table:table-cell office:value-type="string">
            <text:p>hawk196.jpg</text:p>
          </table:table-cell>
          <table:table-cell office:value-type="string">
            <text:p>[“beige”, “beak”, “eye”]</text:p>
          </table:table-cell>
        </table:table-row>
        <table:table-row table:style-name="ro1">
          <table:table-cell office:value-type="string">
            <text:p>hawk197.jpg</text:p>
          </table:table-cell>
          <table:table-cell office:value-type="string">
            <text:p>[“brown”, “beak”, “eye”]</text:p>
          </table:table-cell>
        </table:table-row>
        <table:table-row table:style-name="ro1">
          <table:table-cell office:value-type="string">
            <text:p>hawk198.jpg</text:p>
          </table:table-cell>
          <table:table-cell office:value-type="string">
            <text:p>[“beige”, “beak”, “eye”]</text:p>
          </table:table-cell>
        </table:table-row>
        <table:table-row table:style-name="ro1">
          <table:table-cell office:value-type="string">
            <text:p>hawk199.jpg</text:p>
          </table:table-cell>
          <table:table-cell office:value-type="string">
            <text:p>[“beige”, “beak”, “legs”, “eye”]</text:p>
          </table:table-cell>
        </table:table-row>
        <table:table-row table:style-name="ro1">
          <table:table-cell office:value-type="string">
            <text:p>hawk200.jpg</text:p>
          </table:table-cell>
          <table:table-cell office:value-type="string">
            <text:p>[“brown”, “beak”, “eye”]</text:p>
          </table:table-cell>
        </table:table-row>
        <table:table-row table:style-name="ro1">
          <table:table-cell office:value-type="string">
            <text:p>parrot1.jpg</text:p>
          </table:table-cell>
          <table:table-cell office:value-type="string">
            <text:p>[“green”, “beak”, “legs”, “wing”, “eye”]</text:p>
          </table:table-cell>
        </table:table-row>
        <table:table-row table:style-name="ro1">
          <table:table-cell office:value-type="string">
            <text:p>parrot2.jpg</text:p>
          </table:table-cell>
          <table:table-cell office:value-type="string">
            <text:p>[“red”, “beak”, “legs”, “wing”, “eye”]</text:p>
          </table:table-cell>
        </table:table-row>
        <table:table-row table:style-name="ro1">
          <table:table-cell office:value-type="string">
            <text:p>parrot3.jpg</text:p>
          </table:table-cell>
          <table:table-cell office:value-type="string">
            <text:p>[“red”, “beak”, “eye”]</text:p>
          </table:table-cell>
        </table:table-row>
        <table:table-row table:style-name="ro1">
          <table:table-cell office:value-type="string">
            <text:p>parrot4.jpg</text:p>
          </table:table-cell>
          <table:table-cell office:value-type="string">
            <text:p>[“red”, “beak”, “legs”, “wings”, “eye”]</text:p>
          </table:table-cell>
        </table:table-row>
        <table:table-row table:style-name="ro1">
          <table:table-cell office:value-type="string">
            <text:p>parrot5.jpg</text:p>
          </table:table-cell>
          <table:table-cell office:value-type="string">
            <text:p>[“red”, “beak”, “legs”, “wing”, “eye”]</text:p>
          </table:table-cell>
        </table:table-row>
        <table:table-row table:style-name="ro1">
          <table:table-cell office:value-type="string">
            <text:p>parrot6.jpg</text:p>
          </table:table-cell>
          <table:table-cell office:value-type="string">
            <text:p>[“blue”, “beak”, “eye”]</text:p>
          </table:table-cell>
        </table:table-row>
        <table:table-row table:style-name="ro1">
          <table:table-cell office:value-type="string">
            <text:p>parrot7.jpg</text:p>
          </table:table-cell>
          <table:table-cell office:value-type="string">
            <text:p>[“blue”, “beak”, “eye”]</text:p>
          </table:table-cell>
        </table:table-row>
        <table:table-row table:style-name="ro1">
          <table:table-cell office:value-type="string">
            <text:p>parrot8.jpg</text:p>
          </table:table-cell>
          <table:table-cell office:value-type="string">
            <text:p>[“green”, “beak”, “legs”, “wing”, “eye”]</text:p>
          </table:table-cell>
        </table:table-row>
        <table:table-row table:style-name="ro1">
          <table:table-cell office:value-type="string">
            <text:p>parrot9.jpg</text:p>
          </table:table-cell>
          <table:table-cell office:value-type="string">
            <text:p>[“green”, “beak”, “legs”, “wing”, “eye”]</text:p>
          </table:table-cell>
        </table:table-row>
        <table:table-row table:style-name="ro1">
          <table:table-cell office:value-type="string">
            <text:p>parrot10.jpg</text:p>
          </table:table-cell>
          <table:table-cell office:value-type="string">
            <text:p>[“yellow”, “beak”, “wings”, “eye”]</text:p>
          </table:table-cell>
        </table:table-row>
        <table:table-row table:style-name="ro1">
          <table:table-cell office:value-type="string">
            <text:p>parrot11.jpg</text:p>
          </table:table-cell>
          <table:table-cell office:value-type="string">
            <text:p>[“red”, “beak”, “eye”]</text:p>
          </table:table-cell>
        </table:table-row>
        <table:table-row table:style-name="ro1">
          <table:table-cell office:value-type="string">
            <text:p>parrot12.jpg</text:p>
          </table:table-cell>
          <table:table-cell office:value-type="string">
            <text:p>[“green”, “beak”, “legs”, “wing”, “eye”]</text:p>
          </table:table-cell>
        </table:table-row>
        <table:table-row table:style-name="ro1">
          <table:table-cell office:value-type="string">
            <text:p>parrot13.jpg</text:p>
          </table:table-cell>
          <table:table-cell office:value-type="string">
            <text:p>[“green”, “beak”, “tongue”, “eye”]</text:p>
          </table:table-cell>
        </table:table-row>
        <table:table-row table:style-name="ro1">
          <table:table-cell office:value-type="string">
            <text:p>parrot14.jpg</text:p>
          </table:table-cell>
          <table:table-cell office:value-type="string">
            <text:p>[“green”, “beak”, “tongue”, “eye”]</text:p>
          </table:table-cell>
        </table:table-row>
        <table:table-row table:style-name="ro1">
          <table:table-cell office:value-type="string">
            <text:p>parrot15.jpg</text:p>
          </table:table-cell>
          <table:table-cell office:value-type="string">
            <text:p>[“green”, “beak”, “leg”, “eye”]</text:p>
          </table:table-cell>
        </table:table-row>
        <table:table-row table:style-name="ro1">
          <table:table-cell office:value-type="string">
            <text:p>parrot16.jpg</text:p>
          </table:table-cell>
          <table:table-cell office:value-type="string">
            <text:p>[“green”, “beak”, “legs”, “wing”, “eye”]</text:p>
          </table:table-cell>
        </table:table-row>
        <table:table-row table:style-name="ro1">
          <table:table-cell office:value-type="string">
            <text:p>parrot17.jpg</text:p>
          </table:table-cell>
          <table:table-cell office:value-type="string">
            <text:p>[“yellow”, “beak”, “legs”, “wing”, “eye”]</text:p>
          </table:table-cell>
        </table:table-row>
        <table:table-row table:style-name="ro1">
          <table:table-cell office:value-type="string">
            <text:p>parrot18.jpg</text:p>
          </table:table-cell>
          <table:table-cell office:value-type="string">
            <text:p>[“yellow”, “beak”, “legs”, “wing”, “eye”]</text:p>
          </table:table-cell>
        </table:table-row>
        <table:table-row table:style-name="ro1">
          <table:table-cell office:value-type="string">
            <text:p>parrot19.jpg</text:p>
          </table:table-cell>
          <table:table-cell office:value-type="string">
            <text:p>[“yellow”, “beak”, “legs”, “wing”, “eye”]</text:p>
          </table:table-cell>
        </table:table-row>
        <table:table-row table:style-name="ro1">
          <table:table-cell office:value-type="string">
            <text:p>parrot20.jpg</text:p>
          </table:table-cell>
          <table:table-cell office:value-type="string">
            <text:p>[“yellow”, “beak”, “legs”, “wings”, “eye”]</text:p>
          </table:table-cell>
        </table:table-row>
        <table:table-row table:style-name="ro1">
          <table:table-cell office:value-type="string">
            <text:p>parrot21.jpg</text:p>
          </table:table-cell>
          <table:table-cell office:value-type="string">
            <text:p>[“yellow”, “beak”, “legs”, “wings”, “eye”]</text:p>
          </table:table-cell>
        </table:table-row>
        <table:table-row table:style-name="ro1">
          <table:table-cell office:value-type="string">
            <text:p>parrot22.jpg</text:p>
          </table:table-cell>
          <table:table-cell office:value-type="string">
            <text:p>[“green”, “beak”, “legs”, “wings”, “eye”]</text:p>
          </table:table-cell>
        </table:table-row>
        <table:table-row table:style-name="ro1">
          <table:table-cell office:value-type="string">
            <text:p>parrot23.jpg</text:p>
          </table:table-cell>
          <table:table-cell office:value-type="string">
            <text:p>[“grey”, “beak”, “legs”, “eye”]</text:p>
          </table:table-cell>
        </table:table-row>
        <table:table-row table:style-name="ro1">
          <table:table-cell office:value-type="string">
            <text:p>parrot24.jpg</text:p>
          </table:table-cell>
          <table:table-cell office:value-type="string">
            <text:p>[“grey”, “beak”, “eye”]</text:p>
          </table:table-cell>
        </table:table-row>
        <table:table-row table:style-name="ro1">
          <table:table-cell office:value-type="string">
            <text:p>parrot25.jpg</text:p>
          </table:table-cell>
          <table:table-cell office:value-type="string">
            <text:p>[“grey”, “beak”, “legs”, “wing”, “eye”]</text:p>
          </table:table-cell>
        </table:table-row>
        <table:table-row table:style-name="ro1">
          <table:table-cell office:value-type="string">
            <text:p>parrot26.jpg</text:p>
          </table:table-cell>
          <table:table-cell office:value-type="string">
            <text:p>[“blue”, “beak”, “leg”, “wings”, “eye”]</text:p>
          </table:table-cell>
        </table:table-row>
        <table:table-row table:style-name="ro1">
          <table:table-cell office:value-type="string">
            <text:p>parrot27.jpg</text:p>
          </table:table-cell>
          <table:table-cell office:value-type="string">
            <text:p>[“yellow”, “beak”, “legs”, “wing”, “eye”]</text:p>
          </table:table-cell>
        </table:table-row>
        <table:table-row table:style-name="ro1">
          <table:table-cell office:value-type="string">
            <text:p>parrot28.jpg</text:p>
          </table:table-cell>
          <table:table-cell office:value-type="string">
            <text:p>[“yellow”, “beak”, “legs”, “wing”, “eye”]</text:p>
          </table:table-cell>
        </table:table-row>
        <table:table-row table:style-name="ro1">
          <table:table-cell office:value-type="string">
            <text:p>parrot29.jpg</text:p>
          </table:table-cell>
          <table:table-cell office:value-type="string">
            <text:p>[“orange”, “beak”, “leg”, “wing”, “eye”]</text:p>
          </table:table-cell>
        </table:table-row>
        <table:table-row table:style-name="ro1">
          <table:table-cell office:value-type="string">
            <text:p>parrot30.jpg</text:p>
          </table:table-cell>
          <table:table-cell office:value-type="string">
            <text:p>[“orange”, “beak”, “leg”, “wings”, “eye”]</text:p>
          </table:table-cell>
        </table:table-row>
        <table:table-row table:style-name="ro1">
          <table:table-cell office:value-type="string">
            <text:p>parrot31.jpg</text:p>
          </table:table-cell>
          <table:table-cell office:value-type="string">
            <text:p>[“orange”, “beak”, “wing”, “eye”]</text:p>
          </table:table-cell>
        </table:table-row>
        <table:table-row table:style-name="ro1">
          <table:table-cell office:value-type="string">
            <text:p>parrot32.jpg</text:p>
          </table:table-cell>
          <table:table-cell office:value-type="string">
            <text:p>[“yellow”, “beak”, “wing”, “eye”]</text:p>
          </table:table-cell>
        </table:table-row>
        <table:table-row table:style-name="ro1">
          <table:table-cell office:value-type="string">
            <text:p>parrot33.jpg</text:p>
          </table:table-cell>
          <table:table-cell office:value-type="string">
            <text:p>[“yellow”, “beak”, “wing”, “eye”]</text:p>
          </table:table-cell>
        </table:table-row>
        <table:table-row table:style-name="ro1">
          <table:table-cell office:value-type="string">
            <text:p>parrot34.jpg</text:p>
          </table:table-cell>
          <table:table-cell office:value-type="string">
            <text:p>[“green”, “beak”, “legs”, “wing”, “eye”]</text:p>
          </table:table-cell>
        </table:table-row>
        <table:table-row table:style-name="ro1">
          <table:table-cell office:value-type="string">
            <text:p>parrot35.jpg</text:p>
          </table:table-cell>
          <table:table-cell office:value-type="string">
            <text:p>[“green”, “beak”, “legs”, “wing”, “eye”]</text:p>
          </table:table-cell>
        </table:table-row>
        <table:table-row table:style-name="ro1">
          <table:table-cell office:value-type="string">
            <text:p>parrot36.jpg</text:p>
          </table:table-cell>
          <table:table-cell office:value-type="string">
            <text:p>[“yellow”, “beak”, “legs”, “wings”, “eye”]</text:p>
          </table:table-cell>
        </table:table-row>
        <table:table-row table:style-name="ro1">
          <table:table-cell office:value-type="string">
            <text:p>parrot37.jpg</text:p>
          </table:table-cell>
          <table:table-cell office:value-type="string">
            <text:p>[“green”, “beak”, “legs”, “wings”, “eye”]</text:p>
          </table:table-cell>
        </table:table-row>
        <table:table-row table:style-name="ro1">
          <table:table-cell office:value-type="string">
            <text:p>parrot38.jpg</text:p>
          </table:table-cell>
          <table:table-cell office:value-type="string">
            <text:p>[“red”, “beak”, “wings”, “eye”]</text:p>
          </table:table-cell>
        </table:table-row>
        <table:table-row table:style-name="ro1">
          <table:table-cell office:value-type="string">
            <text:p>parrot39.jpg</text:p>
          </table:table-cell>
          <table:table-cell office:value-type="string">
            <text:p>[“yellow”, “beak”, “wing”, “eye”]</text:p>
          </table:table-cell>
        </table:table-row>
        <table:table-row table:style-name="ro1">
          <table:table-cell office:value-type="string">
            <text:p>parrot40.jpg</text:p>
          </table:table-cell>
          <table:table-cell office:value-type="string">
            <text:p>[“red”, “beak”, “wings”, “eye”]</text:p>
          </table:table-cell>
        </table:table-row>
        <table:table-row table:style-name="ro1">
          <table:table-cell office:value-type="string">
            <text:p>parrot41.jpg</text:p>
          </table:table-cell>
          <table:table-cell office:value-type="string">
            <text:p>[“green”, “beak”, “wing”, “eye”]</text:p>
          </table:table-cell>
        </table:table-row>
        <table:table-row table:style-name="ro1">
          <table:table-cell office:value-type="string">
            <text:p>parrot42.jpg</text:p>
          </table:table-cell>
          <table:table-cell office:value-type="string">
            <text:p>[“green”, “beak”, “wing”, “eye”]</text:p>
          </table:table-cell>
        </table:table-row>
        <table:table-row table:style-name="ro1">
          <table:table-cell office:value-type="string">
            <text:p>parrot43.jpg</text:p>
          </table:table-cell>
          <table:table-cell office:value-type="string">
            <text:p>[“grey”, “beak”, “legs”, “eye”]</text:p>
          </table:table-cell>
        </table:table-row>
        <table:table-row table:style-name="ro1">
          <table:table-cell office:value-type="string">
            <text:p>parrot44.jpg</text:p>
          </table:table-cell>
          <table:table-cell office:value-type="string">
            <text:p>[“green”, “beak”, “wings”, “legs”, “eye”]</text:p>
          </table:table-cell>
        </table:table-row>
        <table:table-row table:style-name="ro1">
          <table:table-cell office:value-type="string">
            <text:p>parrot45.jpg</text:p>
          </table:table-cell>
          <table:table-cell office:value-type="string">
            <text:p>[“green”, “beak”, “wing”, “legs”, “eye”]</text:p>
          </table:table-cell>
        </table:table-row>
        <table:table-row table:style-name="ro1">
          <table:table-cell office:value-type="string">
            <text:p>parrot46.jpg</text:p>
          </table:table-cell>
          <table:table-cell office:value-type="string">
            <text:p>[“white”, “beak”, “leg”, “eye”]</text:p>
          </table:table-cell>
        </table:table-row>
        <table:table-row table:style-name="ro1">
          <table:table-cell office:value-type="string">
            <text:p>parrot47.jpg</text:p>
          </table:table-cell>
          <table:table-cell office:value-type="string">
            <text:p>[“white”, “beak”, “leg”, “eye”]</text:p>
          </table:table-cell>
        </table:table-row>
        <table:table-row table:style-name="ro1">
          <table:table-cell office:value-type="string">
            <text:p>parrot48.jpg</text:p>
          </table:table-cell>
          <table:table-cell office:value-type="string">
            <text:p>[“white”, “beak”, “eye”]</text:p>
          </table:table-cell>
        </table:table-row>
        <table:table-row table:style-name="ro1">
          <table:table-cell office:value-type="string">
            <text:p>parrot49.jpg</text:p>
          </table:table-cell>
          <table:table-cell office:value-type="string">
            <text:p>[“white”, “beak”, “eye”]</text:p>
          </table:table-cell>
        </table:table-row>
        <table:table-row table:style-name="ro1">
          <table:table-cell office:value-type="string">
            <text:p>parrot50.jpg</text:p>
          </table:table-cell>
          <table:table-cell office:value-type="string">
            <text:p>[“grey”, “beak”, “eye”]</text:p>
          </table:table-cell>
        </table:table-row>
        <table:table-row table:style-name="ro1">
          <table:table-cell office:value-type="string">
            <text:p>parrot51.jpg</text:p>
          </table:table-cell>
          <table:table-cell office:value-type="string">
            <text:p>[“green”, “beak”, “legs”, “eye”]</text:p>
          </table:table-cell>
        </table:table-row>
        <table:table-row table:style-name="ro1">
          <table:table-cell office:value-type="string">
            <text:p>parrot52.jpg</text:p>
          </table:table-cell>
          <table:table-cell office:value-type="string">
            <text:p>[“green”, “beak”, “legs”, “eye”]</text:p>
          </table:table-cell>
        </table:table-row>
        <table:table-row table:style-name="ro1">
          <table:table-cell office:value-type="string">
            <text:p>parrot53.jpg</text:p>
          </table:table-cell>
          <table:table-cell office:value-type="string">
            <text:p>[“green”, “beak”, “legs”, “eye”]</text:p>
          </table:table-cell>
        </table:table-row>
        <table:table-row table:style-name="ro1">
          <table:table-cell office:value-type="string">
            <text:p>parrot54.jpg</text:p>
          </table:table-cell>
          <table:table-cell office:value-type="string">
            <text:p>[“green”, “beak”, “leg”, “eye”]</text:p>
          </table:table-cell>
        </table:table-row>
        <table:table-row table:style-name="ro1">
          <table:table-cell office:value-type="string">
            <text:p>parrot55.jpg</text:p>
          </table:table-cell>
          <table:table-cell office:value-type="string">
            <text:p>[“green”, “beak”, “eye”]</text:p>
          </table:table-cell>
        </table:table-row>
        <table:table-row table:style-name="ro1">
          <table:table-cell office:value-type="string">
            <text:p>parrot56.jpg</text:p>
          </table:table-cell>
          <table:table-cell office:value-type="string">
            <text:p>[“yellow”, “beak”, “leg”, “eye”]</text:p>
          </table:table-cell>
        </table:table-row>
        <table:table-row table:style-name="ro1">
          <table:table-cell office:value-type="string">
            <text:p>parrot57.jpg</text:p>
          </table:table-cell>
          <table:table-cell office:value-type="string">
            <text:p>[“yellow”, “beak”, “leg”, “eye”]</text:p>
          </table:table-cell>
        </table:table-row>
        <table:table-row table:style-name="ro1">
          <table:table-cell office:value-type="string">
            <text:p>parrot58.jpg</text:p>
          </table:table-cell>
          <table:table-cell office:value-type="string">
            <text:p>[“yellow”, “beak”, “eye”]</text:p>
          </table:table-cell>
        </table:table-row>
        <table:table-row table:style-name="ro1">
          <table:table-cell office:value-type="string">
            <text:p>parrot59.jpg</text:p>
          </table:table-cell>
          <table:table-cell office:value-type="string">
            <text:p>[“yellow”, “beak”, “leg”, “eye”]</text:p>
          </table:table-cell>
        </table:table-row>
        <table:table-row table:style-name="ro1">
          <table:table-cell office:value-type="string">
            <text:p>parrot60.jpg</text:p>
          </table:table-cell>
          <table:table-cell office:value-type="string">
            <text:p>[“green”, “beak”, “legs”, “eye”]</text:p>
          </table:table-cell>
        </table:table-row>
        <table:table-row table:style-name="ro1">
          <table:table-cell office:value-type="string">
            <text:p>parrot61.jpg</text:p>
          </table:table-cell>
          <table:table-cell office:value-type="string">
            <text:p>[“green”, “beak”, “eye”]</text:p>
          </table:table-cell>
        </table:table-row>
        <table:table-row table:style-name="ro1">
          <table:table-cell office:value-type="string">
            <text:p>parrot62.jpg</text:p>
          </table:table-cell>
          <table:table-cell office:value-type="string">
            <text:p>[“green”, “beak”, “legs”, “eye”]</text:p>
          </table:table-cell>
        </table:table-row>
        <table:table-row table:style-name="ro1">
          <table:table-cell office:value-type="string">
            <text:p>parrot63.jpg</text:p>
          </table:table-cell>
          <table:table-cell office:value-type="string">
            <text:p>[“yellow”, “beak”, “legs”, “eye”]</text:p>
          </table:table-cell>
        </table:table-row>
        <table:table-row table:style-name="ro1">
          <table:table-cell office:value-type="string">
            <text:p>parrot64.jpg</text:p>
          </table:table-cell>
          <table:table-cell office:value-type="string">
            <text:p>[“green”, “beak”, “legs”, “eye”]</text:p>
          </table:table-cell>
        </table:table-row>
        <table:table-row table:style-name="ro1">
          <table:table-cell office:value-type="string">
            <text:p>parrot65.jpg</text:p>
          </table:table-cell>
          <table:table-cell office:value-type="string">
            <text:p>[“green”, “beak”, “eye”]</text:p>
          </table:table-cell>
        </table:table-row>
        <table:table-row table:style-name="ro1">
          <table:table-cell office:value-type="string">
            <text:p>parrot66.jpg</text:p>
          </table:table-cell>
          <table:table-cell office:value-type="string">
            <text:p>[“green”, “beak”, “eye”]</text:p>
          </table:table-cell>
        </table:table-row>
        <table:table-row table:style-name="ro1">
          <table:table-cell office:value-type="string">
            <text:p>parrot67.jpg</text:p>
          </table:table-cell>
          <table:table-cell office:value-type="string">
            <text:p>[“green”, “beak”, “eye”]</text:p>
          </table:table-cell>
        </table:table-row>
        <table:table-row table:style-name="ro1">
          <table:table-cell office:value-type="string">
            <text:p>parrot68.jpg</text:p>
          </table:table-cell>
          <table:table-cell office:value-type="string">
            <text:p>[“green”, “beak”, “eye”]</text:p>
          </table:table-cell>
        </table:table-row>
        <table:table-row table:style-name="ro1">
          <table:table-cell office:value-type="string">
            <text:p>parrot69.jpg</text:p>
          </table:table-cell>
          <table:table-cell office:value-type="string">
            <text:p>[“green”, “beak”, “eye”]</text:p>
          </table:table-cell>
        </table:table-row>
        <table:table-row table:style-name="ro1">
          <table:table-cell office:value-type="string">
            <text:p>parrot70.jpg</text:p>
          </table:table-cell>
          <table:table-cell office:value-type="string">
            <text:p>[“green”, “beak”, “leg”, “eye”]</text:p>
          </table:table-cell>
        </table:table-row>
        <table:table-row table:style-name="ro1">
          <table:table-cell office:value-type="string">
            <text:p>parrot71.jpg</text:p>
          </table:table-cell>
          <table:table-cell office:value-type="string">
            <text:p>[“green”, “beak”, “eye”]</text:p>
          </table:table-cell>
        </table:table-row>
        <table:table-row table:style-name="ro1">
          <table:table-cell office:value-type="string">
            <text:p>parrot72.jpg</text:p>
          </table:table-cell>
          <table:table-cell office:value-type="string">
            <text:p>[“green”, “beak”, “legs”, “eye”]</text:p>
          </table:table-cell>
        </table:table-row>
        <table:table-row table:style-name="ro1">
          <table:table-cell office:value-type="string">
            <text:p>parrot73.jpg</text:p>
          </table:table-cell>
          <table:table-cell office:value-type="string">
            <text:p>[“yellow”, “beak”, “legs”, “eye”]</text:p>
          </table:table-cell>
        </table:table-row>
        <table:table-row table:style-name="ro1">
          <table:table-cell office:value-type="string">
            <text:p>parrot74.jpg</text:p>
          </table:table-cell>
          <table:table-cell office:value-type="string">
            <text:p>[“orange”, “beak”, “eye”]</text:p>
          </table:table-cell>
        </table:table-row>
        <table:table-row table:style-name="ro1">
          <table:table-cell office:value-type="string">
            <text:p>parrot75.jpg</text:p>
          </table:table-cell>
          <table:table-cell office:value-type="string">
            <text:p>[“yellow”, “beak”, “wings”, “eye”]</text:p>
          </table:table-cell>
        </table:table-row>
        <table:table-row table:style-name="ro1">
          <table:table-cell office:value-type="string">
            <text:p>parrot76.jpg</text:p>
          </table:table-cell>
          <table:table-cell office:value-type="string">
            <text:p>[“green”, “beak”, “legs”, “wings”, “eye”]</text:p>
          </table:table-cell>
        </table:table-row>
        <table:table-row table:style-name="ro1">
          <table:table-cell office:value-type="string">
            <text:p>parrot77.jpg</text:p>
          </table:table-cell>
          <table:table-cell office:value-type="string">
            <text:p>[“green”, “beak”, “legs”, “wings”, “eye”]</text:p>
          </table:table-cell>
        </table:table-row>
        <table:table-row table:style-name="ro1">
          <table:table-cell office:value-type="string">
            <text:p>parrot78.jpg</text:p>
          </table:table-cell>
          <table:table-cell office:value-type="string">
            <text:p>[“green”, “beak”, “wings”]</text:p>
          </table:table-cell>
        </table:table-row>
        <table:table-row table:style-name="ro1">
          <table:table-cell office:value-type="string">
            <text:p>parrot79.jpg</text:p>
          </table:table-cell>
          <table:table-cell office:value-type="string">
            <text:p>[“green”, “beak”, “wings”, “eye”]</text:p>
          </table:table-cell>
        </table:table-row>
        <table:table-row table:style-name="ro1">
          <table:table-cell office:value-type="string">
            <text:p>parrot80.jpg</text:p>
          </table:table-cell>
          <table:table-cell office:value-type="string">
            <text:p>[“green”, “beak”, “legs”, “wings”, “eye”]</text:p>
          </table:table-cell>
        </table:table-row>
        <table:table-row table:style-name="ro1">
          <table:table-cell office:value-type="string">
            <text:p>parrot81.jpg</text:p>
          </table:table-cell>
          <table:table-cell office:value-type="string">
            <text:p>[“grey”, “beak”, “legs”, “wings”, “eye”]</text:p>
          </table:table-cell>
        </table:table-row>
        <table:table-row table:style-name="ro1">
          <table:table-cell office:value-type="string">
            <text:p>parrot82.jpg</text:p>
          </table:table-cell>
          <table:table-cell office:value-type="string">
            <text:p>[“blue”, “beak”, “legs”, “wings”, “eye”]</text:p>
          </table:table-cell>
        </table:table-row>
        <table:table-row table:style-name="ro1">
          <table:table-cell office:value-type="string">
            <text:p>parrot83.jpg</text:p>
          </table:table-cell>
          <table:table-cell office:value-type="string">
            <text:p>[“red”, “beak”, “legs”, “wings”, “eye”]</text:p>
          </table:table-cell>
        </table:table-row>
        <table:table-row table:style-name="ro1">
          <table:table-cell office:value-type="string">
            <text:p>parrot84.jpg</text:p>
          </table:table-cell>
          <table:table-cell office:value-type="string">
            <text:p>[“green”, “beak”, “wings”, “eye”]</text:p>
          </table:table-cell>
        </table:table-row>
        <table:table-row table:style-name="ro1">
          <table:table-cell office:value-type="string">
            <text:p>parrot85.jpg</text:p>
          </table:table-cell>
          <table:table-cell office:value-type="string">
            <text:p>[“grey”, “beak”, “legs”, “wings”, “eye”]</text:p>
          </table:table-cell>
        </table:table-row>
        <table:table-row table:style-name="ro1">
          <table:table-cell office:value-type="string">
            <text:p>parrot86.jpg</text:p>
          </table:table-cell>
          <table:table-cell office:value-type="string">
            <text:p>[“blue”, “beak”, “wings”, “eye”]</text:p>
          </table:table-cell>
        </table:table-row>
        <table:table-row table:style-name="ro1">
          <table:table-cell office:value-type="string">
            <text:p>parrot87.jpg</text:p>
          </table:table-cell>
          <table:table-cell office:value-type="string">
            <text:p>[“blue”, “beak”, “wings”, “eye”]</text:p>
          </table:table-cell>
        </table:table-row>
        <table:table-row table:style-name="ro1">
          <table:table-cell office:value-type="string">
            <text:p>parrot88.jpg</text:p>
          </table:table-cell>
          <table:table-cell office:value-type="string">
            <text:p>[“yellow”, “beak”, “legs”, “wings”, “eye”]</text:p>
          </table:table-cell>
        </table:table-row>
        <table:table-row table:style-name="ro1">
          <table:table-cell office:value-type="string">
            <text:p>parrot89.jpg</text:p>
          </table:table-cell>
          <table:table-cell office:value-type="string">
            <text:p>[“red”, “beak”, “legs”, “wings”, “eye”]</text:p>
          </table:table-cell>
        </table:table-row>
        <table:table-row table:style-name="ro1">
          <table:table-cell office:value-type="string">
            <text:p>parrot90.jpg</text:p>
          </table:table-cell>
          <table:table-cell office:value-type="string">
            <text:p>[“green”, “beak”, “legs”, “wings”, “eye”]</text:p>
          </table:table-cell>
        </table:table-row>
        <table:table-row table:style-name="ro1">
          <table:table-cell office:value-type="string">
            <text:p>parrot91.jpg</text:p>
          </table:table-cell>
          <table:table-cell office:value-type="string">
            <text:p>[“green”, “wings”]</text:p>
          </table:table-cell>
        </table:table-row>
        <table:table-row table:style-name="ro1">
          <table:table-cell office:value-type="string">
            <text:p>parrot92.jpg</text:p>
          </table:table-cell>
          <table:table-cell office:value-type="string">
            <text:p>[“green”, “beak”, “legs”, “eye”]</text:p>
          </table:table-cell>
        </table:table-row>
        <table:table-row table:style-name="ro1">
          <table:table-cell office:value-type="string">
            <text:p>parrot93.jpg</text:p>
          </table:table-cell>
          <table:table-cell office:value-type="string">
            <text:p>[“white”, “beak”, “legs”, “wings”, “eye”]</text:p>
          </table:table-cell>
        </table:table-row>
        <table:table-row table:style-name="ro1">
          <table:table-cell office:value-type="string">
            <text:p>parrot94.jpg</text:p>
          </table:table-cell>
          <table:table-cell office:value-type="string">
            <text:p>[“red”, “beak”, “eye”]</text:p>
          </table:table-cell>
        </table:table-row>
        <table:table-row table:style-name="ro1">
          <table:table-cell office:value-type="string">
            <text:p>parrot95.jpg</text:p>
          </table:table-cell>
          <table:table-cell office:value-type="string">
            <text:p>[“blue”, “beak”, “eye”]</text:p>
          </table:table-cell>
        </table:table-row>
        <table:table-row table:style-name="ro1">
          <table:table-cell office:value-type="string">
            <text:p>parrot96.jpg</text:p>
          </table:table-cell>
          <table:table-cell office:value-type="string">
            <text:p>[“green”, “beak”, “legs”, “wings”, “eye”]</text:p>
          </table:table-cell>
        </table:table-row>
        <table:table-row table:style-name="ro1">
          <table:table-cell office:value-type="string">
            <text:p>parrot97.jpg</text:p>
          </table:table-cell>
          <table:table-cell office:value-type="string">
            <text:p>[“yellow”, “beak”, “legs”, “wings”, “eye”]</text:p>
          </table:table-cell>
        </table:table-row>
        <table:table-row table:style-name="ro1">
          <table:table-cell office:value-type="string">
            <text:p>parrot98.jpg</text:p>
          </table:table-cell>
          <table:table-cell office:value-type="string">
            <text:p>[“red”, “beak”, “eye”]</text:p>
          </table:table-cell>
        </table:table-row>
        <table:table-row table:style-name="ro1">
          <table:table-cell office:value-type="string">
            <text:p>parrot99.jpg</text:p>
          </table:table-cell>
          <table:table-cell office:value-type="string">
            <text:p>[“red”, “beak”, “eye”]</text:p>
          </table:table-cell>
        </table:table-row>
        <table:table-row table:style-name="ro1">
          <table:table-cell office:value-type="string">
            <text:p>parrot100.jpg</text:p>
          </table:table-cell>
          <table:table-cell office:value-type="string">
            <text:p>[“red”, “beak”, “eye”]</text:p>
          </table:table-cell>
        </table:table-row>
        <table:table-row table:style-name="ro1">
          <table:table-cell office:value-type="string">
            <text:p>parrot101.jpg</text:p>
          </table:table-cell>
          <table:table-cell office:value-type="string">
            <text:p>[“red”, “beak”, “legs”, “wings”, “eye”]</text:p>
          </table:table-cell>
        </table:table-row>
        <table:table-row table:style-name="ro1">
          <table:table-cell office:value-type="string">
            <text:p>parrot102.jpg</text:p>
          </table:table-cell>
          <table:table-cell office:value-type="string">
            <text:p>[“red”, “beak”, “legs”, “wings”, “eye”]</text:p>
          </table:table-cell>
        </table:table-row>
        <table:table-row table:style-name="ro1">
          <table:table-cell office:value-type="string">
            <text:p>parrot103.jpg</text:p>
          </table:table-cell>
          <table:table-cell office:value-type="string">
            <text:p>[“blue”, “beak”, “legs”, “eye”]</text:p>
          </table:table-cell>
        </table:table-row>
        <table:table-row table:style-name="ro1">
          <table:table-cell office:value-type="string">
            <text:p>parrot104.jpg</text:p>
          </table:table-cell>
          <table:table-cell office:value-type="string">
            <text:p>[“blue”, “beak”, “legs”, “eye”]</text:p>
          </table:table-cell>
        </table:table-row>
        <table:table-row table:style-name="ro1">
          <table:table-cell office:value-type="string">
            <text:p>parrot105.jpg</text:p>
          </table:table-cell>
          <table:table-cell office:value-type="string">
            <text:p>[“blue”, “beak”, “legs”, “eye”]</text:p>
          </table:table-cell>
        </table:table-row>
        <table:table-row table:style-name="ro1">
          <table:table-cell office:value-type="string">
            <text:p>parrot106.jpg</text:p>
          </table:table-cell>
          <table:table-cell office:value-type="string">
            <text:p>[“green”, “beak”, “wings”, “eye”]</text:p>
          </table:table-cell>
        </table:table-row>
        <table:table-row table:style-name="ro1">
          <table:table-cell office:value-type="string">
            <text:p>parrot107.jpg</text:p>
          </table:table-cell>
          <table:table-cell office:value-type="string">
            <text:p>[“green”, “beak”, “legs”, “eye”]</text:p>
          </table:table-cell>
        </table:table-row>
        <table:table-row table:style-name="ro1">
          <table:table-cell office:value-type="string">
            <text:p>parrot108.jpg</text:p>
          </table:table-cell>
          <table:table-cell office:value-type="string">
            <text:p>[“green”, “beak”, “legs”, “eye”]</text:p>
          </table:table-cell>
        </table:table-row>
        <table:table-row table:style-name="ro1">
          <table:table-cell office:value-type="string">
            <text:p>parrot109.jpg</text:p>
          </table:table-cell>
          <table:table-cell office:value-type="string">
            <text:p>[“green”, “beak”, “legs”, “eye”]</text:p>
          </table:table-cell>
        </table:table-row>
        <table:table-row table:style-name="ro1">
          <table:table-cell office:value-type="string">
            <text:p>parrot110.jpg</text:p>
          </table:table-cell>
          <table:table-cell office:value-type="string">
            <text:p>[“green”, “beak”, “wings”, “eye”]</text:p>
          </table:table-cell>
        </table:table-row>
        <table:table-row table:style-name="ro1">
          <table:table-cell office:value-type="string">
            <text:p>parrot111.jpg</text:p>
          </table:table-cell>
          <table:table-cell office:value-type="string">
            <text:p>[“yellow”, “beak”, “legs”, “wings”, “eye”]</text:p>
          </table:table-cell>
        </table:table-row>
        <table:table-row table:style-name="ro1">
          <table:table-cell office:value-type="string">
            <text:p>parrot112.jpg</text:p>
          </table:table-cell>
          <table:table-cell office:value-type="string">
            <text:p>[“yellow”, “beak”, “legs”, “wings”, “eye”]</text:p>
          </table:table-cell>
        </table:table-row>
        <table:table-row table:style-name="ro1">
          <table:table-cell office:value-type="string">
            <text:p>parrot113.jpg</text:p>
          </table:table-cell>
          <table:table-cell office:value-type="string">
            <text:p>[“red”, “beak”, “legs”, “wings”, “eye”]</text:p>
          </table:table-cell>
        </table:table-row>
        <table:table-row table:style-name="ro1">
          <table:table-cell office:value-type="string">
            <text:p>parrot114.jpg</text:p>
          </table:table-cell>
          <table:table-cell office:value-type="string">
            <text:p>[“yellow”, “beak”, “wings”, “eye”]</text:p>
          </table:table-cell>
        </table:table-row>
        <table:table-row table:style-name="ro1">
          <table:table-cell office:value-type="string">
            <text:p>parrot115.jpg</text:p>
          </table:table-cell>
          <table:table-cell office:value-type="string">
            <text:p>[“yellow”, “beak”, “eye”]</text:p>
          </table:table-cell>
        </table:table-row>
        <table:table-row table:style-name="ro1">
          <table:table-cell office:value-type="string">
            <text:p>parrot116.jpg</text:p>
          </table:table-cell>
          <table:table-cell office:value-type="string">
            <text:p>[“grey”, “beak”, “eye”]</text:p>
          </table:table-cell>
        </table:table-row>
        <table:table-row table:style-name="ro1">
          <table:table-cell office:value-type="string">
            <text:p>parrot117.jpg</text:p>
          </table:table-cell>
          <table:table-cell office:value-type="string">
            <text:p>[“grey”, “beak”, “eye”]</text:p>
          </table:table-cell>
        </table:table-row>
        <table:table-row table:style-name="ro1">
          <table:table-cell office:value-type="string">
            <text:p>parrot118.jpg</text:p>
          </table:table-cell>
          <table:table-cell office:value-type="string">
            <text:p>[“grey”, “beak”, “eye”]</text:p>
          </table:table-cell>
        </table:table-row>
        <table:table-row table:style-name="ro1">
          <table:table-cell office:value-type="string">
            <text:p>parrot119.jpg</text:p>
          </table:table-cell>
          <table:table-cell office:value-type="string">
            <text:p>[“grey”, “beak”, “eye”]</text:p>
          </table:table-cell>
        </table:table-row>
        <table:table-row table:style-name="ro1">
          <table:table-cell office:value-type="string">
            <text:p>parrot120.jpg</text:p>
          </table:table-cell>
          <table:table-cell office:value-type="string">
            <text:p>[“green”, “beak”, “eye”]</text:p>
          </table:table-cell>
        </table:table-row>
        <table:table-row table:style-name="ro1">
          <table:table-cell office:value-type="string">
            <text:p>parrot121.jpg</text:p>
          </table:table-cell>
          <table:table-cell office:value-type="string">
            <text:p>[“green”, “beak”, “eye”]</text:p>
          </table:table-cell>
        </table:table-row>
        <table:table-row table:style-name="ro1">
          <table:table-cell office:value-type="string">
            <text:p>parrot122.jpg</text:p>
          </table:table-cell>
          <table:table-cell office:value-type="string">
            <text:p>[“green”, “beak”, “legs”, “eye”]</text:p>
          </table:table-cell>
        </table:table-row>
        <table:table-row table:style-name="ro1">
          <table:table-cell office:value-type="string">
            <text:p>parrot123.jpg</text:p>
          </table:table-cell>
          <table:table-cell office:value-type="string">
            <text:p>[“green”, “beak”, “legs”, “eye”]</text:p>
          </table:table-cell>
        </table:table-row>
        <table:table-row table:style-name="ro1">
          <table:table-cell office:value-type="string">
            <text:p>parrot124.jpg</text:p>
          </table:table-cell>
          <table:table-cell office:value-type="string">
            <text:p>[“green”, “beak”, “eye”]</text:p>
          </table:table-cell>
        </table:table-row>
        <table:table-row table:style-name="ro1">
          <table:table-cell office:value-type="string">
            <text:p>parrot125.jpg</text:p>
          </table:table-cell>
          <table:table-cell office:value-type="string">
            <text:p>[“yellow”, “beak”, “eye”]</text:p>
          </table:table-cell>
        </table:table-row>
        <table:table-row table:style-name="ro1">
          <table:table-cell office:value-type="string">
            <text:p>parrot126.jpg</text:p>
          </table:table-cell>
          <table:table-cell office:value-type="string">
            <text:p>[“blue”, “beak”, “legs”, “eye”]</text:p>
          </table:table-cell>
        </table:table-row>
        <table:table-row table:style-name="ro1">
          <table:table-cell office:value-type="string">
            <text:p>parrot127.jpg</text:p>
          </table:table-cell>
          <table:table-cell office:value-type="string">
            <text:p>[“grey”, “beak”, “legs”, “eye”]</text:p>
          </table:table-cell>
        </table:table-row>
        <table:table-row table:style-name="ro1">
          <table:table-cell office:value-type="string">
            <text:p>parrot128.jpg</text:p>
          </table:table-cell>
          <table:table-cell office:value-type="string">
            <text:p>[“grey”, “beak”, “legs”, “eye”]</text:p>
          </table:table-cell>
        </table:table-row>
        <table:table-row table:style-name="ro1">
          <table:table-cell office:value-type="string">
            <text:p>parrot129.jpg</text:p>
          </table:table-cell>
          <table:table-cell office:value-type="string">
            <text:p>[“white”, “beak”, “tongue”, “eye”]</text:p>
          </table:table-cell>
        </table:table-row>
        <table:table-row table:style-name="ro1">
          <table:table-cell office:value-type="string">
            <text:p>parrot130.jpg</text:p>
          </table:table-cell>
          <table:table-cell office:value-type="string">
            <text:p>[“blue”, “beak”, “legs”, “tongue”, “eye”]</text:p>
          </table:table-cell>
        </table:table-row>
        <table:table-row table:style-name="ro1">
          <table:table-cell office:value-type="string">
            <text:p>parrot131.jpg</text:p>
          </table:table-cell>
          <table:table-cell office:value-type="string">
            <text:p>[“green”, “beak”, “eye”]</text:p>
          </table:table-cell>
        </table:table-row>
        <table:table-row table:style-name="ro1">
          <table:table-cell office:value-type="string">
            <text:p>parrot132.jpg</text:p>
          </table:table-cell>
          <table:table-cell office:value-type="string">
            <text:p>[“white”, “beak”, “legs”, “tongue”, “eye”]</text:p>
          </table:table-cell>
        </table:table-row>
        <table:table-row table:style-name="ro1">
          <table:table-cell office:value-type="string">
            <text:p>parrot133.jpg</text:p>
          </table:table-cell>
          <table:table-cell office:value-type="string">
            <text:p>[“red”, “beak”, “eye”]</text:p>
          </table:table-cell>
        </table:table-row>
        <table:table-row table:style-name="ro1">
          <table:table-cell office:value-type="string">
            <text:p>parrot134.jpg</text:p>
          </table:table-cell>
          <table:table-cell office:value-type="string">
            <text:p>[“green”, “beak”, “eye”]</text:p>
          </table:table-cell>
        </table:table-row>
        <table:table-row table:style-name="ro1">
          <table:table-cell office:value-type="string">
            <text:p>parrot135.jpg</text:p>
          </table:table-cell>
          <table:table-cell office:value-type="string">
            <text:p>[“yellow”, “beak”, “leg”, “eye”]</text:p>
          </table:table-cell>
        </table:table-row>
        <table:table-row table:style-name="ro1">
          <table:table-cell office:value-type="string">
            <text:p>parrot136.jpg</text:p>
          </table:table-cell>
          <table:table-cell office:value-type="string">
            <text:p>[“red”, “beak”, “eye”]</text:p>
          </table:table-cell>
        </table:table-row>
        <table:table-row table:style-name="ro1">
          <table:table-cell office:value-type="string">
            <text:p>parrot137.jpg</text:p>
          </table:table-cell>
          <table:table-cell office:value-type="string">
            <text:p>[“red”, “beak”, “eye”]</text:p>
          </table:table-cell>
        </table:table-row>
        <table:table-row table:style-name="ro1">
          <table:table-cell office:value-type="string">
            <text:p>parrot138.jpg</text:p>
          </table:table-cell>
          <table:table-cell office:value-type="string">
            <text:p>[“red”, “beak”, “eye”]</text:p>
          </table:table-cell>
        </table:table-row>
        <table:table-row table:style-name="ro1">
          <table:table-cell office:value-type="string">
            <text:p>parrot139.jpg</text:p>
          </table:table-cell>
          <table:table-cell office:value-type="string">
            <text:p>[“red”, “beak”, “eye”]</text:p>
          </table:table-cell>
        </table:table-row>
        <table:table-row table:style-name="ro1">
          <table:table-cell office:value-type="string">
            <text:p>parrot140.jpg</text:p>
          </table:table-cell>
          <table:table-cell office:value-type="string">
            <text:p>[“red”, “beak”, “eye”]</text:p>
          </table:table-cell>
        </table:table-row>
        <table:table-row table:style-name="ro1">
          <table:table-cell office:value-type="string">
            <text:p>parrot141.jpg</text:p>
          </table:table-cell>
          <table:table-cell office:value-type="string">
            <text:p>[“blue”, “beak”, “eye”]</text:p>
          </table:table-cell>
        </table:table-row>
        <table:table-row table:style-name="ro1">
          <table:table-cell office:value-type="string">
            <text:p>parrot142.jpg</text:p>
          </table:table-cell>
          <table:table-cell office:value-type="string">
            <text:p>[“blue”, “beak”, “eye”]</text:p>
          </table:table-cell>
        </table:table-row>
        <table:table-row table:style-name="ro1">
          <table:table-cell office:value-type="string">
            <text:p>parrot143.jpg</text:p>
          </table:table-cell>
          <table:table-cell office:value-type="string">
            <text:p>[“yellow”, “beak”, “eye”]</text:p>
          </table:table-cell>
        </table:table-row>
        <table:table-row table:style-name="ro1">
          <table:table-cell office:value-type="string">
            <text:p>parrot144.jpg</text:p>
          </table:table-cell>
          <table:table-cell office:value-type="string">
            <text:p>[“green”, “beak”, “eye”]</text:p>
          </table:table-cell>
        </table:table-row>
        <table:table-row table:style-name="ro1">
          <table:table-cell office:value-type="string">
            <text:p>parrot145.jpg</text:p>
          </table:table-cell>
          <table:table-cell office:value-type="string">
            <text:p>[“green”, “beak”, “eye”]</text:p>
          </table:table-cell>
        </table:table-row>
        <table:table-row table:style-name="ro1">
          <table:table-cell office:value-type="string">
            <text:p>parrot146.jpg</text:p>
          </table:table-cell>
          <table:table-cell office:value-type="string">
            <text:p>[“green”, “beak”, “eye”]</text:p>
          </table:table-cell>
        </table:table-row>
        <table:table-row table:style-name="ro1">
          <table:table-cell office:value-type="string">
            <text:p>parrot147.jpg</text:p>
          </table:table-cell>
          <table:table-cell office:value-type="string">
            <text:p>[“green”, “beak”, “tongue”, “eye”]</text:p>
          </table:table-cell>
        </table:table-row>
        <table:table-row table:style-name="ro1">
          <table:table-cell office:value-type="string">
            <text:p>parrot148.jpg</text:p>
          </table:table-cell>
          <table:table-cell office:value-type="string">
            <text:p>[“green”, “beak”, “eye”]</text:p>
          </table:table-cell>
        </table:table-row>
        <table:table-row table:style-name="ro1">
          <table:table-cell office:value-type="string">
            <text:p>parrot149.jpg</text:p>
          </table:table-cell>
          <table:table-cell office:value-type="string">
            <text:p>[“green”, “beak”, “eye”]</text:p>
          </table:table-cell>
        </table:table-row>
        <table:table-row table:style-name="ro1">
          <table:table-cell office:value-type="string">
            <text:p>parrot150.jpg</text:p>
          </table:table-cell>
          <table:table-cell office:value-type="string">
            <text:p>[“yellow”, “beak”, “tongue”, “eye”]</text:p>
          </table:table-cell>
        </table:table-row>
        <table:table-row table:style-name="ro1">
          <table:table-cell office:value-type="string">
            <text:p>parrot151.jpg</text:p>
          </table:table-cell>
          <table:table-cell office:value-type="string">
            <text:p>[“red”, “beak”, “legs”, “eye”]</text:p>
          </table:table-cell>
        </table:table-row>
        <table:table-row table:style-name="ro1">
          <table:table-cell office:value-type="string">
            <text:p>parrot152.jpg</text:p>
          </table:table-cell>
          <table:table-cell office:value-type="string">
            <text:p>[“green”, “beak”, “leg”, “eye”]</text:p>
          </table:table-cell>
        </table:table-row>
        <table:table-row table:style-name="ro1">
          <table:table-cell office:value-type="string">
            <text:p>parrot153.jpg</text:p>
          </table:table-cell>
          <table:table-cell office:value-type="string">
            <text:p>[“red”, “beak”, “eye”]</text:p>
          </table:table-cell>
        </table:table-row>
        <table:table-row table:style-name="ro1">
          <table:table-cell office:value-type="string">
            <text:p>parrot154.jpg</text:p>
          </table:table-cell>
          <table:table-cell office:value-type="string">
            <text:p>[“green”, “beak”, “legs”, “eye”]</text:p>
          </table:table-cell>
        </table:table-row>
        <table:table-row table:style-name="ro1">
          <table:table-cell office:value-type="string">
            <text:p>parrot155.jpg</text:p>
          </table:table-cell>
          <table:table-cell office:value-type="string">
            <text:p>[“red”, “beak”, “eye”]</text:p>
          </table:table-cell>
        </table:table-row>
        <table:table-row table:style-name="ro1">
          <table:table-cell office:value-type="string">
            <text:p>parrot156.jpg</text:p>
          </table:table-cell>
          <table:table-cell office:value-type="string">
            <text:p>[“blue”, “beak”, “eye”]</text:p>
          </table:table-cell>
        </table:table-row>
        <table:table-row table:style-name="ro1">
          <table:table-cell office:value-type="string">
            <text:p>parrot157.jpg</text:p>
          </table:table-cell>
          <table:table-cell office:value-type="string">
            <text:p>[“red”, “beak”, “legs”, “eye”]</text:p>
          </table:table-cell>
        </table:table-row>
        <table:table-row table:style-name="ro1">
          <table:table-cell office:value-type="string">
            <text:p>parrot158.jpg</text:p>
          </table:table-cell>
          <table:table-cell office:value-type="string">
            <text:p>[“blue”, “beak”, “leg”, “eye”]</text:p>
          </table:table-cell>
        </table:table-row>
        <table:table-row table:style-name="ro1">
          <table:table-cell office:value-type="string">
            <text:p>parrot159.jpg</text:p>
          </table:table-cell>
          <table:table-cell office:value-type="string">
            <text:p>[“grey”, “beak”, “legs”, “eye”]</text:p>
          </table:table-cell>
        </table:table-row>
        <table:table-row table:style-name="ro1">
          <table:table-cell office:value-type="string">
            <text:p>parrot160.jpg</text:p>
          </table:table-cell>
          <table:table-cell office:value-type="string">
            <text:p>[“grey”, “beak”, “leg”, “eye”]</text:p>
          </table:table-cell>
        </table:table-row>
        <table:table-row table:style-name="ro1">
          <table:table-cell office:value-type="string">
            <text:p>parrot161.jpg</text:p>
          </table:table-cell>
          <table:table-cell office:value-type="string">
            <text:p>[“green”, “beak”, “legs”, “eye”]</text:p>
          </table:table-cell>
        </table:table-row>
        <table:table-row table:style-name="ro1">
          <table:table-cell office:value-type="string">
            <text:p>parrot162.jpg</text:p>
          </table:table-cell>
          <table:table-cell office:value-type="string">
            <text:p>[“grey”, “beak”, “legs”, “eye”]</text:p>
          </table:table-cell>
        </table:table-row>
        <table:table-row table:style-name="ro1">
          <table:table-cell office:value-type="string">
            <text:p>parrot163.jpg</text:p>
          </table:table-cell>
          <table:table-cell office:value-type="string">
            <text:p>[“red”, “beak”, “eye”]</text:p>
          </table:table-cell>
        </table:table-row>
        <table:table-row table:style-name="ro1">
          <table:table-cell office:value-type="string">
            <text:p>parrot164.jpg</text:p>
          </table:table-cell>
          <table:table-cell office:value-type="string">
            <text:p>[“yellow”, “beak”, “legs”, “eye”]</text:p>
          </table:table-cell>
        </table:table-row>
        <table:table-row table:style-name="ro1">
          <table:table-cell office:value-type="string">
            <text:p>parrot165.jpg</text:p>
          </table:table-cell>
          <table:table-cell office:value-type="string">
            <text:p>[“grey”, “beak”, “leg”, “eye”]</text:p>
          </table:table-cell>
        </table:table-row>
        <table:table-row table:style-name="ro1">
          <table:table-cell office:value-type="string">
            <text:p>parrot166.jpg</text:p>
          </table:table-cell>
          <table:table-cell office:value-type="string">
            <text:p>[“green”, “beak”, “eye”]</text:p>
          </table:table-cell>
        </table:table-row>
        <table:table-row table:style-name="ro1">
          <table:table-cell office:value-type="string">
            <text:p>parrot167.jpg</text:p>
          </table:table-cell>
          <table:table-cell office:value-type="string">
            <text:p>[“green”, “beak”, “eye”]</text:p>
          </table:table-cell>
        </table:table-row>
        <table:table-row table:style-name="ro1">
          <table:table-cell office:value-type="string">
            <text:p>parrot168.jpg</text:p>
          </table:table-cell>
          <table:table-cell office:value-type="string">
            <text:p>[“green”, “beak”, “eye”]</text:p>
          </table:table-cell>
        </table:table-row>
        <table:table-row table:style-name="ro1">
          <table:table-cell office:value-type="string">
            <text:p>parrot169.jpg</text:p>
          </table:table-cell>
          <table:table-cell office:value-type="string">
            <text:p>[“red”, “beak”, “eye”]</text:p>
          </table:table-cell>
        </table:table-row>
        <table:table-row table:style-name="ro1">
          <table:table-cell office:value-type="string">
            <text:p>parrot170.jpg</text:p>
          </table:table-cell>
          <table:table-cell office:value-type="string">
            <text:p>[“green”, “beak”, “eye”]</text:p>
          </table:table-cell>
        </table:table-row>
        <table:table-row table:style-name="ro1">
          <table:table-cell office:value-type="string">
            <text:p>parrot171.jpg</text:p>
          </table:table-cell>
          <table:table-cell office:value-type="string">
            <text:p>[“gray”, “beak”, “eye”]</text:p>
          </table:table-cell>
        </table:table-row>
        <table:table-row table:style-name="ro1">
          <table:table-cell office:value-type="string">
            <text:p>parrot172.jpg</text:p>
          </table:table-cell>
          <table:table-cell office:value-type="string">
            <text:p>[“gray”, “beak”, “eye”]</text:p>
          </table:table-cell>
        </table:table-row>
        <table:table-row table:style-name="ro1">
          <table:table-cell office:value-type="string">
            <text:p>parrot173.jpg</text:p>
          </table:table-cell>
          <table:table-cell office:value-type="string">
            <text:p>[“gray”, “beak”, “eye”]</text:p>
          </table:table-cell>
        </table:table-row>
        <table:table-row table:style-name="ro1">
          <table:table-cell office:value-type="string">
            <text:p>parrot174.jpg</text:p>
          </table:table-cell>
          <table:table-cell office:value-type="string">
            <text:p>[“gray”, “beak”, “leg”, “eye”]</text:p>
          </table:table-cell>
        </table:table-row>
        <table:table-row table:style-name="ro1">
          <table:table-cell office:value-type="string">
            <text:p>parrot175.jpg</text:p>
          </table:table-cell>
          <table:table-cell office:value-type="string">
            <text:p>[“gray”, “beak”, “legs”, “eye”]</text:p>
          </table:table-cell>
        </table:table-row>
        <table:table-row table:style-name="ro1">
          <table:table-cell office:value-type="string">
            <text:p>parrot176.jpg</text:p>
          </table:table-cell>
          <table:table-cell office:value-type="string">
            <text:p>[“blue”, “beak”, “eye”]</text:p>
          </table:table-cell>
        </table:table-row>
        <table:table-row table:style-name="ro1">
          <table:table-cell office:value-type="string">
            <text:p>parrot177.jpg</text:p>
          </table:table-cell>
          <table:table-cell office:value-type="string">
            <text:p>[“orange”, “beak”, “legs”, “eye”]</text:p>
          </table:table-cell>
        </table:table-row>
        <table:table-row table:style-name="ro1">
          <table:table-cell office:value-type="string">
            <text:p>parrot178.jpg</text:p>
          </table:table-cell>
          <table:table-cell office:value-type="string">
            <text:p>[“green”, “beak”, “eye”]</text:p>
          </table:table-cell>
        </table:table-row>
        <table:table-row table:style-name="ro1">
          <table:table-cell office:value-type="string">
            <text:p>parrot179.jpg</text:p>
          </table:table-cell>
          <table:table-cell office:value-type="string">
            <text:p>[“green”, “beak”, “eye”]</text:p>
          </table:table-cell>
        </table:table-row>
        <table:table-row table:style-name="ro1">
          <table:table-cell office:value-type="string">
            <text:p>parrot180.jpg</text:p>
          </table:table-cell>
          <table:table-cell office:value-type="string">
            <text:p>[“blue”, “beak”, “eye”]</text:p>
          </table:table-cell>
        </table:table-row>
        <table:table-row table:style-name="ro1">
          <table:table-cell office:value-type="string">
            <text:p>parrot181.jpg</text:p>
          </table:table-cell>
          <table:table-cell office:value-type="string">
            <text:p>[“green”, “beak”, “eye”]</text:p>
          </table:table-cell>
        </table:table-row>
        <table:table-row table:style-name="ro1">
          <table:table-cell office:value-type="string">
            <text:p>parrot182.jpg</text:p>
          </table:table-cell>
          <table:table-cell office:value-type="string">
            <text:p>[“red”, “beak”, “eye”]</text:p>
          </table:table-cell>
        </table:table-row>
        <table:table-row table:style-name="ro1">
          <table:table-cell office:value-type="string">
            <text:p>parrot183.jpg</text:p>
          </table:table-cell>
          <table:table-cell office:value-type="string">
            <text:p>[“red”, “beak”, “eye”]</text:p>
          </table:table-cell>
        </table:table-row>
        <table:table-row table:style-name="ro1">
          <table:table-cell office:value-type="string">
            <text:p>parrot184.jpg</text:p>
          </table:table-cell>
          <table:table-cell office:value-type="string">
            <text:p>[“red”, “beak”, “eye”]</text:p>
          </table:table-cell>
        </table:table-row>
        <table:table-row table:style-name="ro1">
          <table:table-cell office:value-type="string">
            <text:p>parrot185.jpg</text:p>
          </table:table-cell>
          <table:table-cell office:value-type="string">
            <text:p>[“red”, “beak”, “eye”]</text:p>
          </table:table-cell>
        </table:table-row>
        <table:table-row table:style-name="ro1">
          <table:table-cell office:value-type="string">
            <text:p>parrot186.jpg</text:p>
          </table:table-cell>
          <table:table-cell office:value-type="string">
            <text:p>[“red”, “beak”, “eye”]</text:p>
          </table:table-cell>
        </table:table-row>
        <table:table-row table:style-name="ro1">
          <table:table-cell office:value-type="string">
            <text:p>parrot187.jpg</text:p>
          </table:table-cell>
          <table:table-cell office:value-type="string">
            <text:p>[“red”, “beak”, “tongue”, “eye”]</text:p>
          </table:table-cell>
        </table:table-row>
        <table:table-row table:style-name="ro1">
          <table:table-cell office:value-type="string">
            <text:p>parrot188.jpg</text:p>
          </table:table-cell>
          <table:table-cell office:value-type="string">
            <text:p>[“red”, “beak”, “eye”]</text:p>
          </table:table-cell>
        </table:table-row>
        <table:table-row table:style-name="ro1">
          <table:table-cell office:value-type="string">
            <text:p>parrot189.jpg</text:p>
          </table:table-cell>
          <table:table-cell office:value-type="string">
            <text:p>[“blue”, “beak”, “eye”]</text:p>
          </table:table-cell>
        </table:table-row>
        <table:table-row table:style-name="ro1">
          <table:table-cell office:value-type="string">
            <text:p>parrot190.jpg</text:p>
          </table:table-cell>
          <table:table-cell office:value-type="string">
            <text:p>[“red”, “beak”, “eye”]</text:p>
          </table:table-cell>
        </table:table-row>
        <table:table-row table:style-name="ro1">
          <table:table-cell office:value-type="string">
            <text:p>parrot191.jpg</text:p>
          </table:table-cell>
          <table:table-cell office:value-type="string">
            <text:p>[“yellow”, “beak”, “eye”]</text:p>
          </table:table-cell>
        </table:table-row>
        <table:table-row table:style-name="ro1">
          <table:table-cell office:value-type="string">
            <text:p>parrot192.jpg</text:p>
          </table:table-cell>
          <table:table-cell office:value-type="string">
            <text:p>[“gray”, “beak”, “eye”]</text:p>
          </table:table-cell>
        </table:table-row>
        <table:table-row table:style-name="ro1">
          <table:table-cell office:value-type="string">
            <text:p>parrot193.jpg</text:p>
          </table:table-cell>
          <table:table-cell office:value-type="string">
            <text:p>[“blue”, “beak”, “eye”]</text:p>
          </table:table-cell>
        </table:table-row>
        <table:table-row table:style-name="ro1">
          <table:table-cell office:value-type="string">
            <text:p>parrot194.jpg</text:p>
          </table:table-cell>
          <table:table-cell office:value-type="string">
            <text:p>[“red”, “beak”, “eye”]</text:p>
          </table:table-cell>
        </table:table-row>
        <table:table-row table:style-name="ro1">
          <table:table-cell office:value-type="string">
            <text:p>parrot195.jpg</text:p>
          </table:table-cell>
          <table:table-cell office:value-type="string">
            <text:p>[“red”, “beak”, “eye”]</text:p>
          </table:table-cell>
        </table:table-row>
        <table:table-row table:style-name="ro1">
          <table:table-cell office:value-type="string">
            <text:p>parrot196.jpg</text:p>
          </table:table-cell>
          <table:table-cell office:value-type="string">
            <text:p>[“green”, “beak”, “eye”]</text:p>
          </table:table-cell>
        </table:table-row>
        <table:table-row table:style-name="ro1">
          <table:table-cell office:value-type="string">
            <text:p>parrot197.jpg</text:p>
          </table:table-cell>
          <table:table-cell office:value-type="string">
            <text:p>[“green”, “beak”, “eye”]</text:p>
          </table:table-cell>
        </table:table-row>
        <table:table-row table:style-name="ro1">
          <table:table-cell office:value-type="string">
            <text:p>parrot198.jpg</text:p>
          </table:table-cell>
          <table:table-cell office:value-type="string">
            <text:p>[“red”, “beak”, “eye”]</text:p>
          </table:table-cell>
        </table:table-row>
        <table:table-row table:style-name="ro1">
          <table:table-cell office:value-type="string">
            <text:p>parrot199.jpg</text:p>
          </table:table-cell>
          <table:table-cell office:value-type="string">
            <text:p>[“green”, “beak”, “eye”]</text:p>
          </table:table-cell>
        </table:table-row>
        <table:table-row table:style-name="ro1">
          <table:table-cell office:value-type="string">
            <text:p>parrot200.jpg</text:p>
          </table:table-cell>
          <table:table-cell office:value-type="string">
            <text:p>[“blue”, “beak”, “eyes”]</text:p>
          </table:table-cell>
        </table:table-row>
        <table:table-row table:style-name="ro1">
          <table:table-cell office:value-type="string">
            <text:p>sparrow1.jpg</text:p>
          </table:table-cell>
          <table:table-cell office:value-type="string">
            <text:p>[“beige”, “beak”, “leg”, “eye”]</text:p>
          </table:table-cell>
        </table:table-row>
        <table:table-row table:style-name="ro1">
          <table:table-cell office:value-type="string">
            <text:p>sparrow2.jpg</text:p>
          </table:table-cell>
          <table:table-cell office:value-type="string">
            <text:p>[“beige”, “beak”, “legs”, “wing”, “eye”]</text:p>
          </table:table-cell>
        </table:table-row>
        <table:table-row table:style-name="ro1">
          <table:table-cell office:value-type="string">
            <text:p>sparrow3.jpg</text:p>
          </table:table-cell>
          <table:table-cell office:value-type="string">
            <text:p>[“beige”, “beak”, “leg”, “eye”]</text:p>
          </table:table-cell>
        </table:table-row>
        <table:table-row table:style-name="ro1">
          <table:table-cell office:value-type="string">
            <text:p>sparrow4.jpg</text:p>
          </table:table-cell>
          <table:table-cell office:value-type="string">
            <text:p>[“beige”, “beak”, “legs”, “eye”]</text:p>
          </table:table-cell>
        </table:table-row>
        <table:table-row table:style-name="ro1">
          <table:table-cell office:value-type="string">
            <text:p>sparrow5.jpg</text:p>
          </table:table-cell>
          <table:table-cell office:value-type="string">
            <text:p>[“beige”, “beak”, “leg”, “eye”]</text:p>
          </table:table-cell>
        </table:table-row>
        <table:table-row table:style-name="ro1">
          <table:table-cell office:value-type="string">
            <text:p>sparrow6.jpg</text:p>
          </table:table-cell>
          <table:table-cell office:value-type="string">
            <text:p>[“beige”, “beak”, “wings”, “eye”]</text:p>
          </table:table-cell>
        </table:table-row>
        <table:table-row table:style-name="ro1">
          <table:table-cell office:value-type="string">
            <text:p>sparrow7.jpg</text:p>
          </table:table-cell>
          <table:table-cell office:value-type="string">
            <text:p>[“beige”, “beak”, “legs”, “wings”, “eye”]</text:p>
          </table:table-cell>
        </table:table-row>
        <table:table-row table:style-name="ro1">
          <table:table-cell office:value-type="string">
            <text:p>sparrow8.jpg</text:p>
          </table:table-cell>
          <table:table-cell office:value-type="string">
            <text:p>[“beige”, “beak”, “eye”]</text:p>
          </table:table-cell>
        </table:table-row>
        <table:table-row table:style-name="ro1">
          <table:table-cell office:value-type="string">
            <text:p>sparrow9.jpg</text:p>
          </table:table-cell>
          <table:table-cell office:value-type="string">
            <text:p>[“black”, “beak”, “legs”, “eye”]</text:p>
          </table:table-cell>
        </table:table-row>
        <table:table-row table:style-name="ro1">
          <table:table-cell office:value-type="string">
            <text:p>sparrow10.jpg</text:p>
          </table:table-cell>
          <table:table-cell office:value-type="string">
            <text:p>[“grey”, “beak”, “wings”, “legs”, “eye”]</text:p>
          </table:table-cell>
        </table:table-row>
        <table:table-row table:style-name="ro1">
          <table:table-cell office:value-type="string">
            <text:p>sparrow11.jpg</text:p>
          </table:table-cell>
          <table:table-cell office:value-type="string">
            <text:p>[“beige”, “beak”, “wings”, “legs”, “eye”]</text:p>
          </table:table-cell>
        </table:table-row>
        <table:table-row table:style-name="ro1">
          <table:table-cell office:value-type="string">
            <text:p>sparrow12.jpg</text:p>
          </table:table-cell>
          <table:table-cell office:value-type="string">
            <text:p>[“grey”, “beak”, “wings”, “legs”, “eye”]</text:p>
          </table:table-cell>
        </table:table-row>
        <table:table-row table:style-name="ro1">
          <table:table-cell office:value-type="string">
            <text:p>sparrow13.jpg</text:p>
          </table:table-cell>
          <table:table-cell office:value-type="string">
            <text:p>[“beige”, “beak”, “wings”, “legs”, “eye”]</text:p>
          </table:table-cell>
        </table:table-row>
        <table:table-row table:style-name="ro1">
          <table:table-cell office:value-type="string">
            <text:p>sparrow14.jpg</text:p>
          </table:table-cell>
          <table:table-cell office:value-type="string">
            <text:p>[“white”, “beak”, “wing”, “legs”, “eye”]</text:p>
          </table:table-cell>
        </table:table-row>
        <table:table-row table:style-name="ro1">
          <table:table-cell office:value-type="string">
            <text:p>sparrow15.jpg</text:p>
          </table:table-cell>
          <table:table-cell office:value-type="string">
            <text:p>[“beige”, “beak”, “wings”, “eye”]</text:p>
          </table:table-cell>
        </table:table-row>
        <table:table-row table:style-name="ro1">
          <table:table-cell office:value-type="string">
            <text:p>sparrow16.jpg</text:p>
          </table:table-cell>
          <table:table-cell office:value-type="string">
            <text:p>[“beige”, “beak”, “wings”, “legs”, “eye”]</text:p>
          </table:table-cell>
        </table:table-row>
        <table:table-row table:style-name="ro1">
          <table:table-cell office:value-type="string">
            <text:p>sparrow17.jpg</text:p>
          </table:table-cell>
          <table:table-cell office:value-type="string">
            <text:p>[“beige”, “beak”, “wings”, “legs”, “eyes”]</text:p>
          </table:table-cell>
        </table:table-row>
        <table:table-row table:style-name="ro1">
          <table:table-cell office:value-type="string">
            <text:p>sparrow18.jpg</text:p>
          </table:table-cell>
          <table:table-cell office:value-type="string">
            <text:p>[“grey”, “beak”, “wings”, “legs”, “eye”]</text:p>
          </table:table-cell>
        </table:table-row>
        <table:table-row table:style-name="ro1">
          <table:table-cell office:value-type="string">
            <text:p>sparrow19.jpg</text:p>
          </table:table-cell>
          <table:table-cell office:value-type="string">
            <text:p>[“grey”, “beak”, “wings”, “legs”, “eye”]</text:p>
          </table:table-cell>
        </table:table-row>
        <table:table-row table:style-name="ro1">
          <table:table-cell office:value-type="string">
            <text:p>sparrow20.jpg</text:p>
          </table:table-cell>
          <table:table-cell office:value-type="string">
            <text:p>[“beige”, “beak”, “wings”, “legs”, “eye”]</text:p>
          </table:table-cell>
        </table:table-row>
        <table:table-row table:style-name="ro1">
          <table:table-cell office:value-type="string">
            <text:p>sparrow21.jpg</text:p>
          </table:table-cell>
          <table:table-cell office:value-type="string">
            <text:p>[“blue”, “beak”, “wings”, “legs”, “eye”]</text:p>
          </table:table-cell>
        </table:table-row>
        <table:table-row table:style-name="ro1">
          <table:table-cell office:value-type="string">
            <text:p>sparrow22.jpg</text:p>
          </table:table-cell>
          <table:table-cell office:value-type="string">
            <text:p>[“blue”, “beak”, “wings”, “legs”, “eye”]</text:p>
          </table:table-cell>
        </table:table-row>
        <table:table-row table:style-name="ro1">
          <table:table-cell office:value-type="string">
            <text:p>sparrow23.jpg</text:p>
          </table:table-cell>
          <table:table-cell office:value-type="string">
            <text:p>[“blue”, “beak”, “wing”, “legs”, “eye”]</text:p>
          </table:table-cell>
        </table:table-row>
        <table:table-row table:style-name="ro1">
          <table:table-cell office:value-type="string">
            <text:p>sparrow24.jpg</text:p>
          </table:table-cell>
          <table:table-cell office:value-type="string">
            <text:p>[“grey”, “beak”, “legs”, “eye”]</text:p>
          </table:table-cell>
        </table:table-row>
        <table:table-row table:style-name="ro1">
          <table:table-cell office:value-type="string">
            <text:p>sparrow25.jpg</text:p>
          </table:table-cell>
          <table:table-cell office:value-type="string">
            <text:p>[“grey”, “beak”, “legs”, “eye”]</text:p>
          </table:table-cell>
        </table:table-row>
        <table:table-row table:style-name="ro1">
          <table:table-cell office:value-type="string">
            <text:p>sparrow26.jpg</text:p>
          </table:table-cell>
          <table:table-cell office:value-type="string">
            <text:p>[“grey”, “beak”, “leg”, “eye”]</text:p>
          </table:table-cell>
        </table:table-row>
        <table:table-row table:style-name="ro1">
          <table:table-cell office:value-type="string">
            <text:p>sparrow27.jpg</text:p>
          </table:table-cell>
          <table:table-cell office:value-type="string">
            <text:p>[“beige”, “beak”, “legs”, “eye”]</text:p>
          </table:table-cell>
        </table:table-row>
        <table:table-row table:style-name="ro1">
          <table:table-cell office:value-type="string">
            <text:p>sparrow28.jpg</text:p>
          </table:table-cell>
          <table:table-cell office:value-type="string">
            <text:p>[“beige”, “beak”, “legs”, “eye”]</text:p>
          </table:table-cell>
        </table:table-row>
        <table:table-row table:style-name="ro1">
          <table:table-cell office:value-type="string">
            <text:p>sparrow29.jpg</text:p>
          </table:table-cell>
          <table:table-cell office:value-type="string">
            <text:p>[“black”, “beak”, “legs”, “eye”]</text:p>
          </table:table-cell>
        </table:table-row>
        <table:table-row table:style-name="ro1">
          <table:table-cell office:value-type="string">
            <text:p>sparrow30.jpg</text:p>
          </table:table-cell>
          <table:table-cell office:value-type="string">
            <text:p>[“black”, “beak”, “wing”, “legs”, “eye”]</text:p>
          </table:table-cell>
        </table:table-row>
        <table:table-row table:style-name="ro1">
          <table:table-cell office:value-type="string">
            <text:p>sparrow31.jpg</text:p>
          </table:table-cell>
          <table:table-cell office:value-type="string">
            <text:p>[“yellow”, “beak”, “legs”, “eye”]</text:p>
          </table:table-cell>
        </table:table-row>
        <table:table-row table:style-name="ro1">
          <table:table-cell office:value-type="string">
            <text:p>sparrow32.jpg</text:p>
          </table:table-cell>
          <table:table-cell office:value-type="string">
            <text:p>[“black”, “beak”, “legs”, “eye”]</text:p>
          </table:table-cell>
        </table:table-row>
        <table:table-row table:style-name="ro1">
          <table:table-cell office:value-type="string">
            <text:p>sparrow33.jpg</text:p>
          </table:table-cell>
          <table:table-cell office:value-type="string">
            <text:p>[“grey”, “beak”, “legs”, “eye”]</text:p>
          </table:table-cell>
        </table:table-row>
        <table:table-row table:style-name="ro1">
          <table:table-cell office:value-type="string">
            <text:p>sparrow34.jpg</text:p>
          </table:table-cell>
          <table:table-cell office:value-type="string">
            <text:p>[“black”, “beak”, “legs”, “eye”]</text:p>
          </table:table-cell>
        </table:table-row>
        <table:table-row table:style-name="ro1">
          <table:table-cell office:value-type="string">
            <text:p>sparrow35.jpg</text:p>
          </table:table-cell>
          <table:table-cell office:value-type="string">
            <text:p>[“beige”, “beak”, “legs”, “eye”]</text:p>
          </table:table-cell>
        </table:table-row>
        <table:table-row table:style-name="ro1">
          <table:table-cell office:value-type="string">
            <text:p>sparrow36.jpg</text:p>
          </table:table-cell>
          <table:table-cell office:value-type="string">
            <text:p>[“grey”, “beak”, “legs”, “eye”]</text:p>
          </table:table-cell>
        </table:table-row>
        <table:table-row table:style-name="ro1">
          <table:table-cell office:value-type="string">
            <text:p>sparrow37.jpg</text:p>
          </table:table-cell>
          <table:table-cell office:value-type="string">
            <text:p>[“grey”, “beak”, “leg”, “eye”]</text:p>
          </table:table-cell>
        </table:table-row>
        <table:table-row table:style-name="ro1">
          <table:table-cell office:value-type="string">
            <text:p>sparrow38.jpg</text:p>
          </table:table-cell>
          <table:table-cell office:value-type="string">
            <text:p>[“beige”, “beak”, “leg”, “eye”]</text:p>
          </table:table-cell>
        </table:table-row>
        <table:table-row table:style-name="ro1">
          <table:table-cell office:value-type="string">
            <text:p>sparrow39.jpg</text:p>
          </table:table-cell>
          <table:table-cell office:value-type="string">
            <text:p>[“grey”, “beak”, “leg”, “eye”]</text:p>
          </table:table-cell>
        </table:table-row>
        <table:table-row table:style-name="ro1">
          <table:table-cell office:value-type="string">
            <text:p>sparrow40.jpg</text:p>
          </table:table-cell>
          <table:table-cell office:value-type="string">
            <text:p>[“grey”, “beak”, “legs”, “eye”]</text:p>
          </table:table-cell>
        </table:table-row>
        <table:table-row table:style-name="ro1">
          <table:table-cell office:value-type="string">
            <text:p>sparrow41.jpg</text:p>
          </table:table-cell>
          <table:table-cell office:value-type="string">
            <text:p>[“beige”, “beak”, “legs”, “wings”, “eye”]</text:p>
          </table:table-cell>
        </table:table-row>
        <table:table-row table:style-name="ro1">
          <table:table-cell office:value-type="string">
            <text:p>sparrow42.jpg</text:p>
          </table:table-cell>
          <table:table-cell office:value-type="string">
            <text:p>[“beige”, “beak”, “leg”, “wings”, “eye”]</text:p>
          </table:table-cell>
        </table:table-row>
        <table:table-row table:style-name="ro1">
          <table:table-cell office:value-type="string">
            <text:p>sparrow43.jpg</text:p>
          </table:table-cell>
          <table:table-cell office:value-type="string">
            <text:p>[“beige”, “beak”, “legs”, “wings”]</text:p>
          </table:table-cell>
        </table:table-row>
        <table:table-row table:style-name="ro1">
          <table:table-cell office:value-type="string">
            <text:p>sparrow44.jpg</text:p>
          </table:table-cell>
          <table:table-cell office:value-type="string">
            <text:p>[“beige”, “beak”, “legs”, “wings”, “eye”]</text:p>
          </table:table-cell>
        </table:table-row>
        <table:table-row table:style-name="ro1">
          <table:table-cell office:value-type="string">
            <text:p>sparrow45.jpg</text:p>
          </table:table-cell>
          <table:table-cell office:value-type="string">
            <text:p>[“grey”, “beak”, “legs”, “wings”, “eye”]</text:p>
          </table:table-cell>
        </table:table-row>
        <table:table-row table:style-name="ro1">
          <table:table-cell office:value-type="string">
            <text:p>sparrow46.jpg</text:p>
          </table:table-cell>
          <table:table-cell office:value-type="string">
            <text:p>[“beige”, “beak”, “legs”, “wings”, “eye”]</text:p>
          </table:table-cell>
        </table:table-row>
        <table:table-row table:style-name="ro1">
          <table:table-cell office:value-type="string">
            <text:p>sparrow47.jpg</text:p>
          </table:table-cell>
          <table:table-cell office:value-type="string">
            <text:p>[“beige”, “beak”, “legs”, “wings”, “eye”]</text:p>
          </table:table-cell>
        </table:table-row>
        <table:table-row table:style-name="ro1">
          <table:table-cell office:value-type="string">
            <text:p>sparrow48.jpg</text:p>
          </table:table-cell>
          <table:table-cell office:value-type="string">
            <text:p>[“beige”, “beak”, “legs”, “wings”, “eye”]</text:p>
          </table:table-cell>
        </table:table-row>
        <table:table-row table:style-name="ro1">
          <table:table-cell office:value-type="string">
            <text:p>sparrow49.jpg</text:p>
          </table:table-cell>
          <table:table-cell office:value-type="string">
            <text:p>[“beige”, “beak”, “leg”, “eye”]</text:p>
          </table:table-cell>
        </table:table-row>
        <table:table-row table:style-name="ro1">
          <table:table-cell office:value-type="string">
            <text:p>sparrow50.jpg</text:p>
          </table:table-cell>
          <table:table-cell office:value-type="string">
            <text:p>[“beige”, “beak”, “legs”, “eye”]</text:p>
          </table:table-cell>
        </table:table-row>
        <table:table-row table:style-name="ro1">
          <table:table-cell office:value-type="string">
            <text:p>sparrow51.jpg</text:p>
          </table:table-cell>
          <table:table-cell office:value-type="string">
            <text:p>[“grey”, “beak”, “legs”, “eye”]</text:p>
          </table:table-cell>
        </table:table-row>
        <table:table-row table:style-name="ro1">
          <table:table-cell office:value-type="string">
            <text:p>sparrow52.jpg</text:p>
          </table:table-cell>
          <table:table-cell office:value-type="string">
            <text:p>[“grey”, “beak”, “legs”, “eye”]</text:p>
          </table:table-cell>
        </table:table-row>
        <table:table-row table:style-name="ro1">
          <table:table-cell office:value-type="string">
            <text:p>sparrow53.jpg</text:p>
          </table:table-cell>
          <table:table-cell office:value-type="string">
            <text:p>[“beige”, “beak”, “legs”, “eye”]</text:p>
          </table:table-cell>
        </table:table-row>
        <table:table-row table:style-name="ro1">
          <table:table-cell office:value-type="string">
            <text:p>sparrow54.jpg</text:p>
          </table:table-cell>
          <table:table-cell office:value-type="string">
            <text:p>[“grey”, “beak”, “legs”, “eye”]</text:p>
          </table:table-cell>
        </table:table-row>
        <table:table-row table:style-name="ro1">
          <table:table-cell office:value-type="string">
            <text:p>sparrow55.jpg</text:p>
          </table:table-cell>
          <table:table-cell office:value-type="string">
            <text:p>[“grey”, “beak”, “legs”, “eye”]</text:p>
          </table:table-cell>
        </table:table-row>
        <table:table-row table:style-name="ro1">
          <table:table-cell office:value-type="string">
            <text:p>sparrow56.jpg</text:p>
          </table:table-cell>
          <table:table-cell office:value-type="string">
            <text:p>[“beige”, “beak”, “legs”, “eye”]</text:p>
          </table:table-cell>
        </table:table-row>
        <table:table-row table:style-name="ro1">
          <table:table-cell office:value-type="string">
            <text:p>sparrow57.jpg</text:p>
          </table:table-cell>
          <table:table-cell office:value-type="string">
            <text:p>[“beige”, “beak”, “legs”, “eye”]</text:p>
          </table:table-cell>
        </table:table-row>
        <table:table-row table:style-name="ro1">
          <table:table-cell office:value-type="string">
            <text:p>sparrow58.jpg</text:p>
          </table:table-cell>
          <table:table-cell office:value-type="string">
            <text:p>[“beige”, “beak”, “legs”, “eye”]</text:p>
          </table:table-cell>
        </table:table-row>
        <table:table-row table:style-name="ro1">
          <table:table-cell office:value-type="string">
            <text:p>sparrow59.jpg</text:p>
          </table:table-cell>
          <table:table-cell office:value-type="string">
            <text:p>[“beige”, “beak”, “legs”, “eye”]</text:p>
          </table:table-cell>
        </table:table-row>
        <table:table-row table:style-name="ro1">
          <table:table-cell office:value-type="string">
            <text:p>sparrow60.jpg</text:p>
          </table:table-cell>
          <table:table-cell office:value-type="string">
            <text:p>[“beige”, “beak”, “legs”, “eye”]</text:p>
          </table:table-cell>
        </table:table-row>
        <table:table-row table:style-name="ro1">
          <table:table-cell office:value-type="string">
            <text:p>sparrow61.jpg</text:p>
          </table:table-cell>
          <table:table-cell office:value-type="string">
            <text:p>[“beige”, “beak”, “legs”, “eye”]</text:p>
          </table:table-cell>
        </table:table-row>
        <table:table-row table:style-name="ro1">
          <table:table-cell office:value-type="string">
            <text:p>sparrow62.jpg</text:p>
          </table:table-cell>
          <table:table-cell office:value-type="string">
            <text:p>[“beige”, “beak”, “eye”]</text:p>
          </table:table-cell>
        </table:table-row>
        <table:table-row table:style-name="ro1">
          <table:table-cell office:value-type="string">
            <text:p>sparrow63.jpg</text:p>
          </table:table-cell>
          <table:table-cell office:value-type="string">
            <text:p>[“beige”, “beak”, “eye”]</text:p>
          </table:table-cell>
        </table:table-row>
        <table:table-row table:style-name="ro1">
          <table:table-cell office:value-type="string">
            <text:p>sparrow64.jpg</text:p>
          </table:table-cell>
          <table:table-cell office:value-type="string">
            <text:p>[“beige”, “beak”, “eye”]</text:p>
          </table:table-cell>
        </table:table-row>
        <table:table-row table:style-name="ro1">
          <table:table-cell office:value-type="string">
            <text:p>sparrow65.jpg</text:p>
          </table:table-cell>
          <table:table-cell office:value-type="string">
            <text:p>[“beige”, “beak”, “eye”]</text:p>
          </table:table-cell>
        </table:table-row>
        <table:table-row table:style-name="ro1">
          <table:table-cell office:value-type="string">
            <text:p>sparrow66.jpg</text:p>
          </table:table-cell>
          <table:table-cell office:value-type="string">
            <text:p>[“beige”, “beak”, “eye”]</text:p>
          </table:table-cell>
        </table:table-row>
        <table:table-row table:style-name="ro1">
          <table:table-cell office:value-type="string">
            <text:p>sparrow67.jpg</text:p>
          </table:table-cell>
          <table:table-cell office:value-type="string">
            <text:p>[“beige”, “beak”, “legs”, “eye”]</text:p>
          </table:table-cell>
        </table:table-row>
        <table:table-row table:style-name="ro1">
          <table:table-cell office:value-type="string">
            <text:p>sparrow68.jpg</text:p>
          </table:table-cell>
          <table:table-cell office:value-type="string">
            <text:p>[“beige”, “beak”, “legs”, “eye”]</text:p>
          </table:table-cell>
        </table:table-row>
        <table:table-row table:style-name="ro1">
          <table:table-cell office:value-type="string">
            <text:p>sparrow69.jpg</text:p>
          </table:table-cell>
          <table:table-cell office:value-type="string">
            <text:p>[“beige”, “beak”, “legs”, “eye”]</text:p>
          </table:table-cell>
        </table:table-row>
        <table:table-row table:style-name="ro1">
          <table:table-cell office:value-type="string">
            <text:p>sparrow70.jpg</text:p>
          </table:table-cell>
          <table:table-cell office:value-type="string">
            <text:p>[“orange”, “beak”, “legs”, “eye”]</text:p>
          </table:table-cell>
        </table:table-row>
        <table:table-row table:style-name="ro1">
          <table:table-cell office:value-type="string">
            <text:p>sparrow71.jpg</text:p>
          </table:table-cell>
          <table:table-cell office:value-type="string">
            <text:p>[“beige”, “beak”, “legs”, “eye”]</text:p>
          </table:table-cell>
        </table:table-row>
        <table:table-row table:style-name="ro1">
          <table:table-cell office:value-type="string">
            <text:p>sparrow72.jpg</text:p>
          </table:table-cell>
          <table:table-cell office:value-type="string">
            <text:p>[“brown”, “beak”, “legs”, “eye”]</text:p>
          </table:table-cell>
        </table:table-row>
        <table:table-row table:style-name="ro1">
          <table:table-cell office:value-type="string">
            <text:p>sparrow73.jpg</text:p>
          </table:table-cell>
          <table:table-cell office:value-type="string">
            <text:p>[“beige”, “beak”, “legs”, “eye”]</text:p>
          </table:table-cell>
        </table:table-row>
        <table:table-row table:style-name="ro1">
          <table:table-cell office:value-type="string">
            <text:p>sparrow74.jpg</text:p>
          </table:table-cell>
          <table:table-cell office:value-type="string">
            <text:p>[“beige”, “beak”, “eye”]</text:p>
          </table:table-cell>
        </table:table-row>
        <table:table-row table:style-name="ro1">
          <table:table-cell office:value-type="string">
            <text:p>sparrow75.jpg</text:p>
          </table:table-cell>
          <table:table-cell office:value-type="string">
            <text:p>[“beige”, “beak”, “legs”, “eye”]</text:p>
          </table:table-cell>
        </table:table-row>
        <table:table-row table:style-name="ro1">
          <table:table-cell office:value-type="string">
            <text:p>sparrow76.jpg</text:p>
          </table:table-cell>
          <table:table-cell office:value-type="string">
            <text:p>[“beige”, “beak”, “legs”, “eye”]</text:p>
          </table:table-cell>
        </table:table-row>
        <table:table-row table:style-name="ro1">
          <table:table-cell office:value-type="string">
            <text:p>sparrow77.jpg</text:p>
          </table:table-cell>
          <table:table-cell office:value-type="string">
            <text:p>[“beige”, “beak”, “legs”, “eye”]</text:p>
          </table:table-cell>
        </table:table-row>
        <table:table-row table:style-name="ro1">
          <table:table-cell office:value-type="string">
            <text:p>sparrow78.jpg</text:p>
          </table:table-cell>
          <table:table-cell office:value-type="string">
            <text:p>[“beige”, “beak”, “legs”, “eye”]</text:p>
          </table:table-cell>
        </table:table-row>
        <table:table-row table:style-name="ro1">
          <table:table-cell office:value-type="string">
            <text:p>sparrow79.jpg</text:p>
          </table:table-cell>
          <table:table-cell office:value-type="string">
            <text:p>[“beige”, “beak”, “legs”, “eye”]</text:p>
          </table:table-cell>
        </table:table-row>
        <table:table-row table:style-name="ro1">
          <table:table-cell office:value-type="string">
            <text:p>sparrow80.jpg</text:p>
          </table:table-cell>
          <table:table-cell office:value-type="string">
            <text:p>[“beige”, “beak”, “legs”, “eye”]</text:p>
          </table:table-cell>
        </table:table-row>
        <table:table-row table:style-name="ro1">
          <table:table-cell office:value-type="string">
            <text:p>sparrow81.jpg</text:p>
          </table:table-cell>
          <table:table-cell office:value-type="string">
            <text:p>[“beige”, “beak”, “legs”, “wings”, “eye”]</text:p>
          </table:table-cell>
        </table:table-row>
        <table:table-row table:style-name="ro1">
          <table:table-cell office:value-type="string">
            <text:p>sparrow82.jpg</text:p>
          </table:table-cell>
          <table:table-cell office:value-type="string">
            <text:p>[“beige”, “beak”, “legs”, “wings”, “eye”]</text:p>
          </table:table-cell>
        </table:table-row>
        <table:table-row table:style-name="ro1">
          <table:table-cell office:value-type="string">
            <text:p>sparrow83.jpg</text:p>
          </table:table-cell>
          <table:table-cell office:value-type="string">
            <text:p>[“beige”, “beak”, “wings”, “eye”]</text:p>
          </table:table-cell>
        </table:table-row>
        <table:table-row table:style-name="ro1">
          <table:table-cell office:value-type="string">
            <text:p>sparrow84.jpg</text:p>
          </table:table-cell>
          <table:table-cell office:value-type="string">
            <text:p>[“beige”, “beak”, “legs”, “wings”, “eye”]</text:p>
          </table:table-cell>
        </table:table-row>
        <table:table-row table:style-name="ro1">
          <table:table-cell office:value-type="string">
            <text:p>sparrow85.jpg</text:p>
          </table:table-cell>
          <table:table-cell office:value-type="string">
            <text:p>[“beige”, “beak”, “legs”, “wings”, “eye”]</text:p>
          </table:table-cell>
        </table:table-row>
        <table:table-row table:style-name="ro1">
          <table:table-cell office:value-type="string">
            <text:p>sparrow86.jpg</text:p>
          </table:table-cell>
          <table:table-cell office:value-type="string">
            <text:p>[“beige”, “beak”, “legs”, “wings”, “eye”]</text:p>
          </table:table-cell>
        </table:table-row>
        <table:table-row table:style-name="ro1">
          <table:table-cell office:value-type="string">
            <text:p>sparrow87.jpg</text:p>
          </table:table-cell>
          <table:table-cell office:value-type="string">
            <text:p>[“beige”, “beak”, “legs”, “eye”]</text:p>
          </table:table-cell>
        </table:table-row>
        <table:table-row table:style-name="ro1">
          <table:table-cell office:value-type="string">
            <text:p>sparrow88.jpg</text:p>
          </table:table-cell>
          <table:table-cell office:value-type="string">
            <text:p>[“beige”, “beak”, “wings”, “eye”]</text:p>
          </table:table-cell>
        </table:table-row>
        <table:table-row table:style-name="ro1">
          <table:table-cell office:value-type="string">
            <text:p>sparrow89.jpg</text:p>
          </table:table-cell>
          <table:table-cell office:value-type="string">
            <text:p>[“beige”, “beak”, “legs”, “wings”, “eye”]</text:p>
          </table:table-cell>
        </table:table-row>
        <table:table-row table:style-name="ro1">
          <table:table-cell office:value-type="string">
            <text:p>sparrow90.jpg</text:p>
          </table:table-cell>
          <table:table-cell office:value-type="string">
            <text:p>[“brown”, “beak”, “legs”, “wings”, “eye”]</text:p>
          </table:table-cell>
        </table:table-row>
        <table:table-row table:style-name="ro1">
          <table:table-cell office:value-type="string">
            <text:p>sparrow91.jpg</text:p>
          </table:table-cell>
          <table:table-cell office:value-type="string">
            <text:p>[“brown”, “beak”, “wings”, “eye”]</text:p>
          </table:table-cell>
        </table:table-row>
        <table:table-row table:style-name="ro1">
          <table:table-cell office:value-type="string">
            <text:p>sparrow92.jpg</text:p>
          </table:table-cell>
          <table:table-cell office:value-type="string">
            <text:p>[“beige”, “beak”, “legs”, “wings”, “eye”]</text:p>
          </table:table-cell>
        </table:table-row>
        <table:table-row table:style-name="ro1">
          <table:table-cell office:value-type="string">
            <text:p>sparrow93.jpg</text:p>
          </table:table-cell>
          <table:table-cell office:value-type="string">
            <text:p>[“beige”, “beak”, “legs”, “wings”, “eye”]</text:p>
          </table:table-cell>
        </table:table-row>
        <table:table-row table:style-name="ro1">
          <table:table-cell office:value-type="string">
            <text:p>sparrow94.jpg</text:p>
          </table:table-cell>
          <table:table-cell office:value-type="string">
            <text:p>[“grey”, “beak”, “legs”, “wings”, “eye”]</text:p>
          </table:table-cell>
        </table:table-row>
        <table:table-row table:style-name="ro1">
          <table:table-cell office:value-type="string">
            <text:p>sparrow95.jpg</text:p>
          </table:table-cell>
          <table:table-cell office:value-type="string">
            <text:p>[“beige”, “beak”, “legs”, “wings”, “eye”]</text:p>
          </table:table-cell>
        </table:table-row>
        <table:table-row table:style-name="ro1">
          <table:table-cell office:value-type="string">
            <text:p>sparrow96.jpg</text:p>
          </table:table-cell>
          <table:table-cell office:value-type="string">
            <text:p>[“grey”, “beak”, “legs”, “wings”, “eye”]</text:p>
          </table:table-cell>
        </table:table-row>
        <table:table-row table:style-name="ro1">
          <table:table-cell office:value-type="string">
            <text:p>sparrow97.jpg</text:p>
          </table:table-cell>
          <table:table-cell office:value-type="string">
            <text:p>[“grey”, “beak”, “legs”, “wings”, “eye”]</text:p>
          </table:table-cell>
        </table:table-row>
        <table:table-row table:style-name="ro1">
          <table:table-cell office:value-type="string">
            <text:p>sparrow98.jpg</text:p>
          </table:table-cell>
          <table:table-cell office:value-type="string">
            <text:p>[“grey”, “beak”, “legs”, “wings”, “eye”]</text:p>
          </table:table-cell>
        </table:table-row>
        <table:table-row table:style-name="ro1">
          <table:table-cell office:value-type="string">
            <text:p>sparrow99.jpg</text:p>
          </table:table-cell>
          <table:table-cell office:value-type="string">
            <text:p>[“grey”, “beak”, “legs”, “wings”, “eye”]</text:p>
          </table:table-cell>
        </table:table-row>
        <table:table-row table:style-name="ro1">
          <table:table-cell office:value-type="string">
            <text:p>sparrow100.jpg</text:p>
          </table:table-cell>
          <table:table-cell office:value-type="string">
            <text:p>[“grey”, “beak”, “legs”, “wings”, “eye”]</text:p>
          </table:table-cell>
        </table:table-row>
        <table:table-row table:style-name="ro1">
          <table:table-cell office:value-type="string">
            <text:p>sparrow101.jpg</text:p>
          </table:table-cell>
          <table:table-cell office:value-type="string">
            <text:p>[“yellow”, “beak”, “legs”, “wings”, “eye”]</text:p>
          </table:table-cell>
        </table:table-row>
        <table:table-row table:style-name="ro1">
          <table:table-cell office:value-type="string">
            <text:p>sparrow102.jpg</text:p>
          </table:table-cell>
          <table:table-cell office:value-type="string">
            <text:p>[“yellow”, “beak”, “legs”, “wings”, “eye”]</text:p>
          </table:table-cell>
        </table:table-row>
        <table:table-row table:style-name="ro1">
          <table:table-cell office:value-type="string">
            <text:p>sparrow103.jpg</text:p>
          </table:table-cell>
          <table:table-cell office:value-type="string">
            <text:p>[“beige”, “beak”, “legs”, “wings”, “eye”]</text:p>
          </table:table-cell>
        </table:table-row>
        <table:table-row table:style-name="ro1">
          <table:table-cell office:value-type="string">
            <text:p>sparrow104.jpg</text:p>
          </table:table-cell>
          <table:table-cell office:value-type="string">
            <text:p>[“beige”, “beak”, “legs”, “wings”]</text:p>
          </table:table-cell>
        </table:table-row>
        <table:table-row table:style-name="ro1">
          <table:table-cell office:value-type="string">
            <text:p>sparrow105.jpg</text:p>
          </table:table-cell>
          <table:table-cell office:value-type="string">
            <text:p>[“beige”, “beak”, “legs”, “wings”, “eye”]</text:p>
          </table:table-cell>
        </table:table-row>
        <table:table-row table:style-name="ro1">
          <table:table-cell office:value-type="string">
            <text:p>sparrow106.jpg</text:p>
          </table:table-cell>
          <table:table-cell office:value-type="string">
            <text:p>[“beige”, “beak”, “legs”, “wings”, “eye”]</text:p>
          </table:table-cell>
        </table:table-row>
        <table:table-row table:style-name="ro1">
          <table:table-cell office:value-type="string">
            <text:p>sparrow107.jpg</text:p>
          </table:table-cell>
          <table:table-cell office:value-type="string">
            <text:p>[“beige”, “beak”, “legs”, “wings”, “eye”]</text:p>
          </table:table-cell>
        </table:table-row>
        <table:table-row table:style-name="ro1">
          <table:table-cell office:value-type="string">
            <text:p>sparrow108.jpg</text:p>
          </table:table-cell>
          <table:table-cell office:value-type="string">
            <text:p>[“grey”, “beak”, “legs”, “wings”, “eye”]</text:p>
          </table:table-cell>
        </table:table-row>
        <table:table-row table:style-name="ro1">
          <table:table-cell office:value-type="string">
            <text:p>sparrow109.jpg</text:p>
          </table:table-cell>
          <table:table-cell office:value-type="string">
            <text:p>[“beige”, “beak”, “legs”, “wings”, “eye”]</text:p>
          </table:table-cell>
        </table:table-row>
        <table:table-row table:style-name="ro1">
          <table:table-cell office:value-type="string">
            <text:p>sparrow110.jpg</text:p>
          </table:table-cell>
          <table:table-cell office:value-type="string">
            <text:p>[“beige”, “beak”, “legs”, “wings”, “eye”]</text:p>
          </table:table-cell>
        </table:table-row>
        <table:table-row table:style-name="ro1">
          <table:table-cell office:value-type="string">
            <text:p>sparrow111.jpg</text:p>
          </table:table-cell>
          <table:table-cell office:value-type="string">
            <text:p>[“beige”, “beak”, “legs”, “eye”]</text:p>
          </table:table-cell>
        </table:table-row>
        <table:table-row table:style-name="ro1">
          <table:table-cell office:value-type="string">
            <text:p>sparrow112.jpg</text:p>
          </table:table-cell>
          <table:table-cell office:value-type="string">
            <text:p>[“beige”, “beak”, “legs”, “eye”]</text:p>
          </table:table-cell>
        </table:table-row>
        <table:table-row table:style-name="ro1">
          <table:table-cell office:value-type="string">
            <text:p>sparrow113.jpg</text:p>
          </table:table-cell>
          <table:table-cell office:value-type="string">
            <text:p>[“beige”, “beak”, “legs”, “eye”]</text:p>
          </table:table-cell>
        </table:table-row>
        <table:table-row table:style-name="ro1">
          <table:table-cell office:value-type="string">
            <text:p>sparrow114.jpg</text:p>
          </table:table-cell>
          <table:table-cell office:value-type="string">
            <text:p>[“beige”, “beak”, “legs”, “eye”]</text:p>
          </table:table-cell>
        </table:table-row>
        <table:table-row table:style-name="ro1">
          <table:table-cell office:value-type="string">
            <text:p>sparrow115.jpg</text:p>
          </table:table-cell>
          <table:table-cell office:value-type="string">
            <text:p>[“beige”, “beak”, “legs”, “eye”]</text:p>
          </table:table-cell>
        </table:table-row>
        <table:table-row table:style-name="ro1">
          <table:table-cell office:value-type="string">
            <text:p>sparrow116.jpg</text:p>
          </table:table-cell>
          <table:table-cell office:value-type="string">
            <text:p>[“beige”, “beak”, “legs”, “eye”]</text:p>
          </table:table-cell>
        </table:table-row>
        <table:table-row table:style-name="ro1">
          <table:table-cell office:value-type="string">
            <text:p>sparrow117.jpg</text:p>
          </table:table-cell>
          <table:table-cell office:value-type="string">
            <text:p>[“beige”, “beak”, “legs”, “eye”]</text:p>
          </table:table-cell>
        </table:table-row>
        <table:table-row table:style-name="ro1">
          <table:table-cell office:value-type="string">
            <text:p>sparrow118.jpg</text:p>
          </table:table-cell>
          <table:table-cell office:value-type="string">
            <text:p>[“beige”, “beak”, “legs”, “eye”]</text:p>
          </table:table-cell>
        </table:table-row>
        <table:table-row table:style-name="ro1">
          <table:table-cell office:value-type="string">
            <text:p>sparrow119.jpg</text:p>
          </table:table-cell>
          <table:table-cell office:value-type="string">
            <text:p>[“brown”, “beak”, “eye”]</text:p>
          </table:table-cell>
        </table:table-row>
        <table:table-row table:style-name="ro1">
          <table:table-cell office:value-type="string">
            <text:p>sparrow120.jpg</text:p>
          </table:table-cell>
          <table:table-cell office:value-type="string">
            <text:p>[“beige”, “beak”, “eye”]</text:p>
          </table:table-cell>
        </table:table-row>
        <table:table-row table:style-name="ro1">
          <table:table-cell office:value-type="string">
            <text:p>sparrow121.jpg</text:p>
          </table:table-cell>
          <table:table-cell office:value-type="string">
            <text:p>[“beige”, “beak”, “eye”]</text:p>
          </table:table-cell>
        </table:table-row>
        <table:table-row table:style-name="ro1">
          <table:table-cell office:value-type="string">
            <text:p>sparrow122.jpg</text:p>
          </table:table-cell>
          <table:table-cell office:value-type="string">
            <text:p>[“beige”, “beak”, “legs”, “eye”]</text:p>
          </table:table-cell>
        </table:table-row>
        <table:table-row table:style-name="ro1">
          <table:table-cell office:value-type="string">
            <text:p>sparrow123.jpg</text:p>
          </table:table-cell>
          <table:table-cell office:value-type="string">
            <text:p>[“beige”, “beak”, “eye”]</text:p>
          </table:table-cell>
        </table:table-row>
        <table:table-row table:style-name="ro1">
          <table:table-cell office:value-type="string">
            <text:p>sparrow124.jpg</text:p>
          </table:table-cell>
          <table:table-cell office:value-type="string">
            <text:p>[“brown”, “beak”, “eye”]</text:p>
          </table:table-cell>
        </table:table-row>
        <table:table-row table:style-name="ro1">
          <table:table-cell office:value-type="string">
            <text:p>sparrow125.jpg</text:p>
          </table:table-cell>
          <table:table-cell office:value-type="string">
            <text:p>[“grey”, “beak”, “eye”]</text:p>
          </table:table-cell>
        </table:table-row>
        <table:table-row table:style-name="ro1">
          <table:table-cell office:value-type="string">
            <text:p>sparrow126.jpg</text:p>
          </table:table-cell>
          <table:table-cell office:value-type="string">
            <text:p>[“beige”, “beak”, “eye”]</text:p>
          </table:table-cell>
        </table:table-row>
        <table:table-row table:style-name="ro1">
          <table:table-cell office:value-type="string">
            <text:p>sparrow127.jpg</text:p>
          </table:table-cell>
          <table:table-cell office:value-type="string">
            <text:p>[“beige”, “beak”, “legs”, “eye”]</text:p>
          </table:table-cell>
        </table:table-row>
        <table:table-row table:style-name="ro1">
          <table:table-cell office:value-type="string">
            <text:p>sparrow128.jpg</text:p>
          </table:table-cell>
          <table:table-cell office:value-type="string">
            <text:p>[“beige”, “beak”, “legs”, “eye”]</text:p>
          </table:table-cell>
        </table:table-row>
        <table:table-row table:style-name="ro1">
          <table:table-cell office:value-type="string">
            <text:p>sparrow129.jpg</text:p>
          </table:table-cell>
          <table:table-cell office:value-type="string">
            <text:p>[“beige”, “beak”, “legs”, “eye”]</text:p>
          </table:table-cell>
        </table:table-row>
        <table:table-row table:style-name="ro1">
          <table:table-cell office:value-type="string">
            <text:p>sparrow130.jpg</text:p>
          </table:table-cell>
          <table:table-cell office:value-type="string">
            <text:p>[“grey”, “beak”, “eye”]</text:p>
          </table:table-cell>
        </table:table-row>
        <table:table-row table:style-name="ro1">
          <table:table-cell office:value-type="string">
            <text:p>sparrow131.jpg</text:p>
          </table:table-cell>
          <table:table-cell office:value-type="string">
            <text:p>[“grey”, “beak”, “eye”]</text:p>
          </table:table-cell>
        </table:table-row>
        <table:table-row table:style-name="ro1">
          <table:table-cell office:value-type="string">
            <text:p>sparrow132.jpg</text:p>
          </table:table-cell>
          <table:table-cell office:value-type="string">
            <text:p>[“beige”, “beak”, “eye”]</text:p>
          </table:table-cell>
        </table:table-row>
        <table:table-row table:style-name="ro1">
          <table:table-cell office:value-type="string">
            <text:p>sparrow133.jpg</text:p>
          </table:table-cell>
          <table:table-cell office:value-type="string">
            <text:p>[“beige”, “beak”, “eye”]</text:p>
          </table:table-cell>
        </table:table-row>
        <table:table-row table:style-name="ro1">
          <table:table-cell office:value-type="string">
            <text:p>sparrow134.jpg</text:p>
          </table:table-cell>
          <table:table-cell office:value-type="string">
            <text:p>[“beige”, “beak”, “eye”]</text:p>
          </table:table-cell>
        </table:table-row>
        <table:table-row table:style-name="ro1">
          <table:table-cell office:value-type="string">
            <text:p>sparrow135.jpg</text:p>
          </table:table-cell>
          <table:table-cell office:value-type="string">
            <text:p>[“beige”, “beak”, “legs”, “eye”]</text:p>
          </table:table-cell>
        </table:table-row>
        <table:table-row table:style-name="ro1">
          <table:table-cell office:value-type="string">
            <text:p>sparrow136.jpg</text:p>
          </table:table-cell>
          <table:table-cell office:value-type="string">
            <text:p>[“beige”, “beak”, “eye”]</text:p>
          </table:table-cell>
        </table:table-row>
        <table:table-row table:style-name="ro1">
          <table:table-cell office:value-type="string">
            <text:p>sparrow137.jpg</text:p>
          </table:table-cell>
          <table:table-cell office:value-type="string">
            <text:p>[“beige”, “beak”, “eye”]</text:p>
          </table:table-cell>
        </table:table-row>
        <table:table-row table:style-name="ro1">
          <table:table-cell office:value-type="string">
            <text:p>sparrow138.jpg</text:p>
          </table:table-cell>
          <table:table-cell office:value-type="string">
            <text:p>[“beige”, “beak”, “legs”, “eye”]</text:p>
          </table:table-cell>
        </table:table-row>
        <table:table-row table:style-name="ro1">
          <table:table-cell office:value-type="string">
            <text:p>sparrow139.jpg</text:p>
          </table:table-cell>
          <table:table-cell office:value-type="string">
            <text:p>[“beige”, “beak”, “legs”, “eye”]</text:p>
          </table:table-cell>
        </table:table-row>
        <table:table-row table:style-name="ro1">
          <table:table-cell office:value-type="string">
            <text:p>sparrow140.jpg</text:p>
          </table:table-cell>
          <table:table-cell office:value-type="string">
            <text:p>[“beige”, “beak”, “legs”, “eye”]</text:p>
          </table:table-cell>
        </table:table-row>
        <table:table-row table:style-name="ro1">
          <table:table-cell office:value-type="string">
            <text:p>sparrow141.jpg</text:p>
          </table:table-cell>
          <table:table-cell office:value-type="string">
            <text:p>[“beige”, “beak”, “legs”, “eye”]</text:p>
          </table:table-cell>
        </table:table-row>
        <table:table-row table:style-name="ro1">
          <table:table-cell office:value-type="string">
            <text:p>sparrow142.jpg</text:p>
          </table:table-cell>
          <table:table-cell office:value-type="string">
            <text:p>[“beige”, “beak”, “legs”, “eye”]</text:p>
          </table:table-cell>
        </table:table-row>
        <table:table-row table:style-name="ro1">
          <table:table-cell office:value-type="string">
            <text:p>sparrow143.jpg</text:p>
          </table:table-cell>
          <table:table-cell office:value-type="string">
            <text:p>[“beige”, “beak”, “eye”]</text:p>
          </table:table-cell>
        </table:table-row>
        <table:table-row table:style-name="ro1">
          <table:table-cell office:value-type="string">
            <text:p>sparrow144.jpg</text:p>
          </table:table-cell>
          <table:table-cell office:value-type="string">
            <text:p>[“brown”, “beak”, “legs”, “eye”]</text:p>
          </table:table-cell>
        </table:table-row>
        <table:table-row table:style-name="ro1">
          <table:table-cell office:value-type="string">
            <text:p>sparrow145.jpg</text:p>
          </table:table-cell>
          <table:table-cell office:value-type="string">
            <text:p>[“brown”, “beak”, “legs”, “eye”]</text:p>
          </table:table-cell>
        </table:table-row>
        <table:table-row table:style-name="ro1">
          <table:table-cell office:value-type="string">
            <text:p>sparrow146.jpg</text:p>
          </table:table-cell>
          <table:table-cell office:value-type="string">
            <text:p>[“grey”, “beak”, “legs”, “eye”]</text:p>
          </table:table-cell>
        </table:table-row>
        <table:table-row table:style-name="ro1">
          <table:table-cell office:value-type="string">
            <text:p>sparrow147.jpg</text:p>
          </table:table-cell>
          <table:table-cell office:value-type="string">
            <text:p>[“beige”, “beak”, “legs”, “eye”]</text:p>
          </table:table-cell>
        </table:table-row>
        <table:table-row table:style-name="ro1">
          <table:table-cell office:value-type="string">
            <text:p>sparrow148.jpg</text:p>
          </table:table-cell>
          <table:table-cell office:value-type="string">
            <text:p>[“beige”, “beak”, “legs”, “eye”]</text:p>
          </table:table-cell>
        </table:table-row>
        <table:table-row table:style-name="ro1">
          <table:table-cell office:value-type="string">
            <text:p>sparrow149.jpg</text:p>
          </table:table-cell>
          <table:table-cell office:value-type="string">
            <text:p>[“beige”, “beak”, “legs”, “eye”]</text:p>
          </table:table-cell>
        </table:table-row>
        <table:table-row table:style-name="ro1">
          <table:table-cell office:value-type="string">
            <text:p>sparrow150.jpg</text:p>
          </table:table-cell>
          <table:table-cell office:value-type="string">
            <text:p>[“grey”, “beak”, “legs”, “eye”]</text:p>
          </table:table-cell>
        </table:table-row>
        <table:table-row table:style-name="ro1">
          <table:table-cell office:value-type="string">
            <text:p>sparrow151.jpg</text:p>
          </table:table-cell>
          <table:table-cell office:value-type="string">
            <text:p>[“grey”, “beak”, “legs”, “eye”]</text:p>
          </table:table-cell>
        </table:table-row>
        <table:table-row table:style-name="ro1">
          <table:table-cell office:value-type="string">
            <text:p>sparrow152.jpg</text:p>
          </table:table-cell>
          <table:table-cell office:value-type="string">
            <text:p>[“beige”, “beak”, “legs”, “eye”]</text:p>
          </table:table-cell>
        </table:table-row>
        <table:table-row table:style-name="ro1">
          <table:table-cell office:value-type="string">
            <text:p>sparrow153.jpg</text:p>
          </table:table-cell>
          <table:table-cell office:value-type="string">
            <text:p>[“beige”, “beak”, “legs”, “eye”]</text:p>
          </table:table-cell>
        </table:table-row>
        <table:table-row table:style-name="ro1">
          <table:table-cell office:value-type="string">
            <text:p>sparrow154.jpg</text:p>
          </table:table-cell>
          <table:table-cell office:value-type="string">
            <text:p>[“beige”, “beak”, “legs”, “eye”]</text:p>
          </table:table-cell>
        </table:table-row>
        <table:table-row table:style-name="ro1">
          <table:table-cell office:value-type="string">
            <text:p>sparrow155.jpg</text:p>
          </table:table-cell>
          <table:table-cell office:value-type="string">
            <text:p>[“beige”, “beak”, “legs”, “eye”]</text:p>
          </table:table-cell>
        </table:table-row>
        <table:table-row table:style-name="ro1">
          <table:table-cell office:value-type="string">
            <text:p>sparrow156.jpg</text:p>
          </table:table-cell>
          <table:table-cell office:value-type="string">
            <text:p>[“grey”, “beak”, “legs”, “eye”]</text:p>
          </table:table-cell>
        </table:table-row>
        <table:table-row table:style-name="ro1">
          <table:table-cell office:value-type="string">
            <text:p>sparrow157.jpg</text:p>
          </table:table-cell>
          <table:table-cell office:value-type="string">
            <text:p>[“beige”, “beak”, “eye”]</text:p>
          </table:table-cell>
        </table:table-row>
        <table:table-row table:style-name="ro1">
          <table:table-cell office:value-type="string">
            <text:p>sparrow158.jpg</text:p>
          </table:table-cell>
          <table:table-cell office:value-type="string">
            <text:p>[“beige”, “beak”, “legs”, “eye”]</text:p>
          </table:table-cell>
        </table:table-row>
        <table:table-row table:style-name="ro1">
          <table:table-cell office:value-type="string">
            <text:p>sparrow159.jpg</text:p>
          </table:table-cell>
          <table:table-cell office:value-type="string">
            <text:p>[“brown”, “beak”, “leg”, “eye”]</text:p>
          </table:table-cell>
        </table:table-row>
        <table:table-row table:style-name="ro1">
          <table:table-cell office:value-type="string">
            <text:p>sparrow160.jpg</text:p>
          </table:table-cell>
          <table:table-cell office:value-type="string">
            <text:p>[“beige”, “beak”, “legs”, “eye”]</text:p>
          </table:table-cell>
        </table:table-row>
        <table:table-row table:style-name="ro1">
          <table:table-cell office:value-type="string">
            <text:p>sparrow161.jpg</text:p>
          </table:table-cell>
          <table:table-cell office:value-type="string">
            <text:p>[“beige”, “beak”, “legs”, “eye”]</text:p>
          </table:table-cell>
        </table:table-row>
        <table:table-row table:style-name="ro1">
          <table:table-cell office:value-type="string">
            <text:p>sparrow162.jpg</text:p>
          </table:table-cell>
          <table:table-cell office:value-type="string">
            <text:p>[“beige”, “beak”, “legs”, “eye”]</text:p>
          </table:table-cell>
        </table:table-row>
        <table:table-row table:style-name="ro1">
          <table:table-cell office:value-type="string">
            <text:p>sparrow163.jpg</text:p>
          </table:table-cell>
          <table:table-cell office:value-type="string">
            <text:p>[“beige”, “beak”, “legs”, “eye”]</text:p>
          </table:table-cell>
        </table:table-row>
        <table:table-row table:style-name="ro1">
          <table:table-cell office:value-type="string">
            <text:p>sparrow164.jpg</text:p>
          </table:table-cell>
          <table:table-cell office:value-type="string">
            <text:p>[“beige”, “beak”, “legs”, “eyes”]</text:p>
          </table:table-cell>
        </table:table-row>
        <table:table-row table:style-name="ro1">
          <table:table-cell office:value-type="string">
            <text:p>sparrow165.jpg</text:p>
          </table:table-cell>
          <table:table-cell office:value-type="string">
            <text:p>[“grey”, “beak”, “legs”, “eye”]</text:p>
          </table:table-cell>
        </table:table-row>
        <table:table-row table:style-name="ro1">
          <table:table-cell office:value-type="string">
            <text:p>sparrow166.jpg</text:p>
          </table:table-cell>
          <table:table-cell office:value-type="string">
            <text:p>[“beige”, “beak”, “legs”, “eye”]</text:p>
          </table:table-cell>
        </table:table-row>
        <table:table-row table:style-name="ro1">
          <table:table-cell office:value-type="string">
            <text:p>sparrow167.jpg</text:p>
          </table:table-cell>
          <table:table-cell office:value-type="string">
            <text:p>[“beige”, “beak”, “legs”, “eye”]</text:p>
          </table:table-cell>
        </table:table-row>
        <table:table-row table:style-name="ro1">
          <table:table-cell office:value-type="string">
            <text:p>sparrow168.jpg</text:p>
          </table:table-cell>
          <table:table-cell office:value-type="string">
            <text:p>[“beige”, “beak”, “legs”, “eye”]</text:p>
          </table:table-cell>
        </table:table-row>
        <table:table-row table:style-name="ro1">
          <table:table-cell office:value-type="string">
            <text:p>sparrow169.jpg</text:p>
          </table:table-cell>
          <table:table-cell office:value-type="string">
            <text:p>[“grey”, “beak”, “legs”, “eye”]</text:p>
          </table:table-cell>
        </table:table-row>
        <table:table-row table:style-name="ro1">
          <table:table-cell office:value-type="string">
            <text:p>sparrow170.jpg</text:p>
          </table:table-cell>
          <table:table-cell office:value-type="string">
            <text:p>[“brown”, “beak”, “legs”, “eye”]</text:p>
          </table:table-cell>
        </table:table-row>
        <table:table-row table:style-name="ro1">
          <table:table-cell office:value-type="string">
            <text:p>sparrow171.jpg</text:p>
          </table:table-cell>
          <table:table-cell office:value-type="string">
            <text:p>[“beige”, “beak”, “legs”, “eye”]</text:p>
          </table:table-cell>
        </table:table-row>
        <table:table-row table:style-name="ro1">
          <table:table-cell office:value-type="string">
            <text:p>sparrow172.jpg</text:p>
          </table:table-cell>
          <table:table-cell office:value-type="string">
            <text:p>[“beige”, “beak”, “legs”, “eye”]</text:p>
          </table:table-cell>
        </table:table-row>
        <table:table-row table:style-name="ro1">
          <table:table-cell office:value-type="string">
            <text:p>sparrow173.jpg</text:p>
          </table:table-cell>
          <table:table-cell office:value-type="string">
            <text:p>[“beige”, “beak”, “legs”, “eye”]</text:p>
          </table:table-cell>
        </table:table-row>
        <table:table-row table:style-name="ro1">
          <table:table-cell office:value-type="string">
            <text:p>sparrow174.jpg</text:p>
          </table:table-cell>
          <table:table-cell office:value-type="string">
            <text:p>[“grey”, “beak”, “legs”, “eye”]</text:p>
          </table:table-cell>
        </table:table-row>
        <table:table-row table:style-name="ro1">
          <table:table-cell office:value-type="string">
            <text:p>sparrow175.jpg</text:p>
          </table:table-cell>
          <table:table-cell office:value-type="string">
            <text:p>[“beige”, “beak”, “legs”, “eye”]</text:p>
          </table:table-cell>
        </table:table-row>
        <table:table-row table:style-name="ro1">
          <table:table-cell office:value-type="string">
            <text:p>sparrow176.jpg</text:p>
          </table:table-cell>
          <table:table-cell office:value-type="string">
            <text:p>[“beige”, “beak”, “legs”, “eye”]</text:p>
          </table:table-cell>
        </table:table-row>
        <table:table-row table:style-name="ro1">
          <table:table-cell office:value-type="string">
            <text:p>sparrow177.jpg</text:p>
          </table:table-cell>
          <table:table-cell office:value-type="string">
            <text:p>[“beige”, “beak”, “legs”, “eye”]</text:p>
          </table:table-cell>
        </table:table-row>
        <table:table-row table:style-name="ro1">
          <table:table-cell office:value-type="string">
            <text:p>sparrow178.jpg</text:p>
          </table:table-cell>
          <table:table-cell office:value-type="string">
            <text:p>[“black”, “beak”, “legs”, “eye”]</text:p>
          </table:table-cell>
        </table:table-row>
        <table:table-row table:style-name="ro1">
          <table:table-cell office:value-type="string">
            <text:p>sparrow179.jpg</text:p>
          </table:table-cell>
          <table:table-cell office:value-type="string">
            <text:p>[“brown”, “beak”, “legs”, “eye”]</text:p>
          </table:table-cell>
        </table:table-row>
        <table:table-row table:style-name="ro1">
          <table:table-cell office:value-type="string">
            <text:p>sparrow180.jpg</text:p>
          </table:table-cell>
          <table:table-cell office:value-type="string">
            <text:p>[“beige”, “beak”, “leg”, “eye”]</text:p>
          </table:table-cell>
        </table:table-row>
        <table:table-row table:style-name="ro1">
          <table:table-cell office:value-type="string">
            <text:p>sparrow181.jpg</text:p>
          </table:table-cell>
          <table:table-cell office:value-type="string">
            <text:p>[“beige”, “beak”, “legs”, “eye”]</text:p>
          </table:table-cell>
        </table:table-row>
        <table:table-row table:style-name="ro1">
          <table:table-cell office:value-type="string">
            <text:p>sparrow182.jpg</text:p>
          </table:table-cell>
          <table:table-cell office:value-type="string">
            <text:p>[“beige”, “beak”, “legs”, “eye”]</text:p>
          </table:table-cell>
        </table:table-row>
        <table:table-row table:style-name="ro1">
          <table:table-cell office:value-type="string">
            <text:p>sparrow183.jpg</text:p>
          </table:table-cell>
          <table:table-cell office:value-type="string">
            <text:p>[“grey”, “beak”, “legs”, “eye”]</text:p>
          </table:table-cell>
        </table:table-row>
        <table:table-row table:style-name="ro1">
          <table:table-cell office:value-type="string">
            <text:p>sparrow184.jpg</text:p>
          </table:table-cell>
          <table:table-cell office:value-type="string">
            <text:p>[“beige”, “beak”, “legs”, “eye”]</text:p>
          </table:table-cell>
        </table:table-row>
        <table:table-row table:style-name="ro1">
          <table:table-cell office:value-type="string">
            <text:p>sparrow185.jpg</text:p>
          </table:table-cell>
          <table:table-cell office:value-type="string">
            <text:p>[“beige”, “beak”, “eye”]</text:p>
          </table:table-cell>
        </table:table-row>
        <table:table-row table:style-name="ro1">
          <table:table-cell office:value-type="string">
            <text:p>sparrow186.jpg</text:p>
          </table:table-cell>
          <table:table-cell office:value-type="string">
            <text:p>[“beige”, “beak”, “legs”, “eye”]</text:p>
          </table:table-cell>
        </table:table-row>
        <table:table-row table:style-name="ro1">
          <table:table-cell office:value-type="string">
            <text:p>sparrow187.jpg</text:p>
          </table:table-cell>
          <table:table-cell office:value-type="string">
            <text:p>[“beige”, “beak”, “legs”, “eye”]</text:p>
          </table:table-cell>
        </table:table-row>
        <table:table-row table:style-name="ro1">
          <table:table-cell office:value-type="string">
            <text:p>sparrow188.jpg</text:p>
          </table:table-cell>
          <table:table-cell office:value-type="string">
            <text:p>[“beige”, “beak”, “eye”]</text:p>
          </table:table-cell>
        </table:table-row>
        <table:table-row table:style-name="ro1">
          <table:table-cell office:value-type="string">
            <text:p>sparrow189.jpg</text:p>
          </table:table-cell>
          <table:table-cell office:value-type="string">
            <text:p>[“beige”, “beak”, “legs”, “eye”]</text:p>
          </table:table-cell>
        </table:table-row>
        <table:table-row table:style-name="ro1">
          <table:table-cell office:value-type="string">
            <text:p>sparrow190.jpg</text:p>
          </table:table-cell>
          <table:table-cell office:value-type="string">
            <text:p>[“grey”, “beak”, “legs”, “eye”]</text:p>
          </table:table-cell>
        </table:table-row>
        <table:table-row table:style-name="ro1">
          <table:table-cell office:value-type="string">
            <text:p>sparrow191.jpg</text:p>
          </table:table-cell>
          <table:table-cell office:value-type="string">
            <text:p>[“beige”, “beak”, “legs”, “eye”]</text:p>
          </table:table-cell>
        </table:table-row>
        <table:table-row table:style-name="ro1">
          <table:table-cell office:value-type="string">
            <text:p>sparrow192.jpg</text:p>
          </table:table-cell>
          <table:table-cell office:value-type="string">
            <text:p>[“beige”, “beak”, “legs”, “eye”]</text:p>
          </table:table-cell>
        </table:table-row>
        <table:table-row table:style-name="ro1">
          <table:table-cell office:value-type="string">
            <text:p>sparrow193.jpg</text:p>
          </table:table-cell>
          <table:table-cell office:value-type="string">
            <text:p>[“beige”, “beak”, “legs”, “eye”]</text:p>
          </table:table-cell>
        </table:table-row>
        <table:table-row table:style-name="ro1">
          <table:table-cell office:value-type="string">
            <text:p>sparrow194.jpg</text:p>
          </table:table-cell>
          <table:table-cell office:value-type="string">
            <text:p>[“beige”, “beak”, “legs”, “eye”]</text:p>
          </table:table-cell>
        </table:table-row>
        <table:table-row table:style-name="ro1">
          <table:table-cell office:value-type="string">
            <text:p>sparrow195.jpg</text:p>
          </table:table-cell>
          <table:table-cell office:value-type="string">
            <text:p>[“grey”, “beak”, “leg”, “eye”]</text:p>
          </table:table-cell>
        </table:table-row>
        <table:table-row table:style-name="ro1">
          <table:table-cell office:value-type="string">
            <text:p>sparrow196.jpg</text:p>
          </table:table-cell>
          <table:table-cell office:value-type="string">
            <text:p>[“grey”, “beak”, “legs”, “eye”]</text:p>
          </table:table-cell>
        </table:table-row>
        <table:table-row table:style-name="ro1">
          <table:table-cell office:value-type="string">
            <text:p>sparrow197.jpg</text:p>
          </table:table-cell>
          <table:table-cell office:value-type="string">
            <text:p>[“beige”, “beak”, “legs”, “eye”]</text:p>
          </table:table-cell>
        </table:table-row>
        <table:table-row table:style-name="ro1">
          <table:table-cell office:value-type="string">
            <text:p>sparrow198.jpg</text:p>
          </table:table-cell>
          <table:table-cell office:value-type="string">
            <text:p>[“beige”, “beak”, “legs”, “eye”]</text:p>
          </table:table-cell>
        </table:table-row>
        <table:table-row table:style-name="ro1">
          <table:table-cell office:value-type="string">
            <text:p>sparrow199.jpg</text:p>
          </table:table-cell>
          <table:table-cell office:value-type="string">
            <text:p>[“beige”, “beak”, “legs”, “eye”]</text:p>
          </table:table-cell>
        </table:table-row>
        <table:table-row table:style-name="ro1">
          <table:table-cell office:value-type="string">
            <text:p>sparrow200.jpg</text:p>
          </table:table-cell>
          <table:table-cell office:value-type="string">
            <text:p>[“beige”, “beak”, “legs”, “eye”]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9">12/19/2018</text:date>, <text:time>11:52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kshay Venkatesh</meta:initial-creator>
    <meta:creation-date>2018-10-28T12:47:27.25</meta:creation-date>
    <dc:date>2018-12-19T11:52:25.60</dc:date>
    <dc:creator>Akshay Venkatesh</dc:creator>
    <meta:editing-duration>P1DT13H41M11S</meta:editing-duration>
    <meta:editing-cycles>256</meta:editing-cycles>
    <meta:generator>OpenOffice/4.1.3$Win32 OpenOffice.org_project/413m1$Build-9783</meta:generator>
    <meta:document-statistic meta:table-count="3" meta:cell-count="2002" meta:object-count="0"/>
  </office:meta>
</office:document-meta>
</file>